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1.1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/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 style:data-style-name="N43"/>
    <style:style style:name="ce10" style:family="table-cell" style:parent-style-name="Default" style:data-style-name="N44"/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/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/>
    <style:style style:name="ce19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11" table:default-cell-style-name="Default"/>
        <table:table-column table:style-name="co3" table:number-columns-repeated="2" table:default-cell-style-name="ce15"/>
        <table:table-column table:style-name="co3" table:number-columns-repeated="986" table:default-cell-style-name="Default"/>
        <table:table-row table:style-name="ro1">
          <table:table-cell table:number-columns-repeated="14"/>
          <table:table-cell table:style-name="ce11" table:number-columns-repeated="2"/>
          <table:table-cell table:number-columns-repeated="986"/>
        </table:table-row>
        <table:table-row table:style-name="ro1">
          <table:table-cell table:number-columns-repeated="11"/>
          <table:table-cell office:value-type="string" calcext:value-type="string">
            <text:p>2x2 Maze</text:p>
          </table:table-cell>
          <table:table-cell table:number-columns-repeated="2"/>
          <table:table-cell table:style-name="ce11" table:number-columns-repeated="2"/>
          <table:table-cell table:number-columns-repeated="986"/>
        </table:table-row>
        <table:table-row table:style-name="ro1">
          <table:table-cell table:number-columns-repeated="11"/>
          <table:table-cell office:value-type="string" calcext:value-type="string">
            <text:p>discount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1"/>
          <table:table-cell table:style-name="ce11" office:value-type="string" calcext:value-type="string">
            <text:p>V = r + g*max(V')</text:p>
          </table:table-cell>
          <table:table-cell table:number-columns-repeated="986"/>
        </table:table-row>
        <table:table-row table:style-name="ro1">
          <table:table-cell table:style-name="ce2"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T=-2</text:p>
          </table:table-cell>
          <table:table-cell table:style-name="ce3" office:value-type="string" calcext:value-type="string">
            <text:p>T=-1</text:p>
          </table:table-cell>
          <table:table-cell table:style-name="ce3" office:value-type="string" calcext:value-type="string">
            <text:p>T=0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2" office:value-type="string" calcext:value-type="string">
            <text:p>T=-2</text:p>
          </table:table-cell>
          <table:table-cell table:style-name="ce3" office:value-type="string" calcext:value-type="string">
            <text:p>T=-1</text:p>
          </table:table-cell>
          <table:table-cell table:style-name="ce3" office:value-type="string" calcext:value-type="string">
            <text:p>T=0</text:p>
          </table:table-cell>
          <table:table-cell table:style-name="ce3"/>
          <table:table-cell table:style-name="ce3" office:value-type="string" calcext:value-type="string">
            <text:p>O(t=-2)</text:p>
          </table:table-cell>
          <table:table-cell table:style-name="ce3" office:value-type="string" calcext:value-type="string">
            <text:p>O(t=-1)</text:p>
          </table:table-cell>
          <table:table-cell table:style-name="ce3" office:value-type="string" calcext:value-type="string">
            <text:p>A(t=0)</text:p>
          </table:table-cell>
          <table:table-cell table:style-name="ce12" office:value-type="string" calcext:value-type="string">
            <text:p>R</text:p>
          </table:table-cell>
          <table:table-cell table:style-name="ce12"/>
          <table:table-cell table:style-name="ce3" table:number-columns-repeated="986"/>
        </table:table-row>
        <table:table-row table:style-name="ro2">
          <table:table-cell table:style-name="Default"/>
          <table:table-cell table:style-name="ce4" office:value-type="float" office:value="0.015" calcext:value-type="float">
            <text:p>0.015</text:p>
          </table:table-cell>
          <table:table-cell table:number-columns-repeated="2" table:style-name="ce6" office:value-type="string" calcext:value-type="string">
            <text:p>(0,0)</text:p>
          </table:table-cell>
          <table:table-cell table:style-name="ce1" office:value-type="string" calcext:value-type="string">
            <text:p>UP</text:p>
          </table:table-cell>
          <table:table-cell table:style-name="ce1"/>
          <table:table-cell table:style-name="ce7" office:value-type="float" office:value="0.01" calcext:value-type="float">
            <text:p>0.01</text:p>
          </table:table-cell>
          <table:table-cell table:number-columns-repeated="2" table:style-name="ce1" office:value-type="string" calcext:value-type="string">
            <text:p>(0,0)</text:p>
          </table:table-cell>
          <table:table-cell table:style-name="ce1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U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5]+[.$M$3]*MAX([.P5:.P9])" office:value-type="float" office:value="0" calcext:value-type="float">
            <text:p>0</text:p>
          </table:table-cell>
          <table:table-cell table:style-name="ce16" table:formula="of:=[.$O5]+[.$M$3]*MAX([.Q5:.Q9])" office:value-type="float" office:value="0" calcext:value-type="float">
            <text:p>0</text:p>
          </table:table-cell>
          <table:table-cell table:style-name="ce18" table:formula="of:=[.$O5]+[.$M$3]*MAX([.R5:.R9])" office:value-type="float" office:value="0.01" calcext:value-type="float">
            <text:p>0.01</text:p>
          </table:table-cell>
          <table:table-cell table:style-name="ce18" table:formula="of:=[.$O5]+[.$M$3]*MAX([.S5:.S9])" office:value-type="float" office:value="0.01" calcext:value-type="float">
            <text:p>0.01</text:p>
          </table:table-cell>
          <table:table-cell table:style-name="ce18" table:formula="of:=[.$O5]+[.$M$3]*MAX([.T5:.T9])" office:value-type="float" office:value="0.01" calcext:value-type="float">
            <text:p>0.01</text:p>
          </table:table-cell>
          <table:table-cell table:style-name="ce18" table:formula="of:=[.$O5]+[.$M$3]*MAX([.U5:.U9])" office:value-type="float" office:value="0.01" calcext:value-type="float">
            <text:p>0.01</text:p>
          </table:table-cell>
          <table:table-cell table:style-name="ce18" table:formula="of:=[.$O5]+[.$M$3]*MAX([.V5:.V9])" office:value-type="float" office:value="0.010001" calcext:value-type="float">
            <text:p>0.010001</text:p>
          </table:table-cell>
          <table:table-cell table:style-name="ce18" table:formula="of:=[.$O5]+[.$M$3]*MAX([.W5:.W9])" office:value-type="float" office:value="0.010001" calcext:value-type="float">
            <text:p>0.010001</text:p>
          </table:table-cell>
          <table:table-cell table:style-name="ce18" table:formula="of:=[.$O5]+[.$M$3]*MAX([.X5:.X9])" office:value-type="float" office:value="0.010001" calcext:value-type="float">
            <text:p>0.010001</text:p>
          </table:table-cell>
          <table:table-cell table:style-name="ce18" table:formula="of:=[.$O5]+[.$M$3]*MAX([.Y5:.Y9])" office:value-type="float" office:value="0.010001" calcext:value-type="float">
            <text:p>0.010001</text:p>
          </table:table-cell>
          <table:table-cell table:style-name="ce18" table:formula="of:=[.$O5]+[.$M$3]*MAX([.Z5:.Z9])" office:value-type="float" office:value="0.0100010001" calcext:value-type="float">
            <text:p>0.0100010001</text:p>
          </table:table-cell>
          <table:table-cell table:style-name="ce18" table:formula="of:=[.$O5]+[.$M$3]*MAX([.AA5:.AA9])" office:value-type="float" office:value="0.0100010001" calcext:value-type="float">
            <text:p>0.0100010001</text:p>
          </table:table-cell>
          <table:table-cell table:style-name="ce18" table:formula="of:=[.$O5]+[.$M$3]*MAX([.AB5:.AB9])" office:value-type="float" office:value="0.0100010001" calcext:value-type="float">
            <text:p>0.0100010001</text:p>
          </table:table-cell>
          <table:table-cell table:style-name="ce18" table:formula="of:=[.$O5]+[.$M$3]*MAX([.AC5:.AC9])" office:value-type="float" office:value="0.0100010001" calcext:value-type="float">
            <text:p>0.0100010001</text:p>
          </table:table-cell>
          <table:table-cell table:style-name="ce18" table:formula="of:=[.$O5]+[.$M$3]*MAX([.AD5:.AD9])" office:value-type="float" office:value="0.01000100010001" calcext:value-type="float">
            <text:p>0.0100010001</text:p>
          </table:table-cell>
          <table:table-cell table:style-name="ce18" table:formula="of:=[.$O5]+[.$M$3]*MAX([.AE5:.AE9])" office:value-type="float" office:value="0.01000100010001" calcext:value-type="float">
            <text:p>0.0100010001</text:p>
          </table:table-cell>
          <table:table-cell table:style-name="ce18" table:formula="of:=[.$O5]+[.$M$3]*MAX([.AF5:.AF9])" office:value-type="float" office:value="0.01000100010001" calcext:value-type="float">
            <text:p>0.0100010001</text:p>
          </table:table-cell>
          <table:table-cell table:style-name="ce18" table:formula="of:=[.$O5]+[.$M$3]*MAX([.AG5:.AG9])" office:value-type="float" office:value="0.01000100010001" calcext:value-type="float">
            <text:p>0.0100010001</text:p>
          </table:table-cell>
          <table:table-cell table:style-name="ce18" table:formula="of:=[.$O5]+[.$M$3]*MAX([.AH5:.AH9])" office:value-type="float" office:value="0.01000100010001" calcext:value-type="float">
            <text:p>0.0100010001</text:p>
          </table:table-cell>
          <table:table-cell table:style-name="ce18" table:formula="of:=[.$O5]+[.$M$3]*MAX([.AI5:.AI9])" office:value-type="float" office:value="0.01000100010001" calcext:value-type="float">
            <text:p>0.0100010001</text:p>
          </table:table-cell>
          <table:table-cell table:style-name="ce18" table:formula="of:=[.$O5]+[.$M$3]*MAX([.AJ5:.AJ9])" office:value-type="float" office:value="0.01000100010001" calcext:value-type="float">
            <text:p>0.0100010001</text:p>
          </table:table-cell>
          <table:table-cell table:style-name="ce18" table:formula="of:=[.$O5]+[.$M$3]*MAX([.AK5:.AK9])" office:value-type="float" office:value="0.01000100010001" calcext:value-type="float">
            <text:p>0.0100010001</text:p>
          </table:table-cell>
          <table:table-cell table:style-name="ce18" table:formula="of:=[.$O5]+[.$M$3]*MAX([.AL5:.AL9])" office:value-type="float" office:value="0.01000100010001" calcext:value-type="float">
            <text:p>0.01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227" calcext:value-type="float">
            <text:p>0.227</text:p>
          </table:table-cell>
          <table:table-cell office:value-type="string" calcext:value-type="string">
            <text:p>(0,0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RIGHT</text:p>
          </table:table-cell>
          <table:table-cell table:style-name="ce1"/>
          <table:table-cell table:style-name="ce8" office:value-type="float" office:value="0.1" calcext:value-type="float">
            <text:p>0.1</text:p>
          </table:table-cell>
          <table:table-cell table:number-columns-repeated="2" table:style-name="ce6" office:value-type="string" calcext:value-type="string">
            <text:p>(0,0)</text:p>
          </table:table-cell>
          <table:table-cell table:style-name="ce1" office:value-type="string" calcext:value-type="string">
            <text:p>RIGHT</text:p>
          </table:table-cell>
          <table:table-cell/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RIGH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6]+[.$M$3]*MAX([.P10:.P14])" office:value-type="float" office:value="0" calcext:value-type="float">
            <text:p>0</text:p>
          </table:table-cell>
          <table:table-cell table:style-name="ce16" table:formula="of:=[.$O6]+[.$M$3]*MAX([.Q10:.Q14])" office:value-type="float" office:value="0.1" calcext:value-type="float">
            <text:p>0.1</text:p>
          </table:table-cell>
          <table:table-cell table:style-name="ce18" table:formula="of:=[.$O6]+[.$M$3]*MAX([.R10:.R14])" office:value-type="float" office:value="0.1" calcext:value-type="float">
            <text:p>0.1</text:p>
          </table:table-cell>
          <table:table-cell table:style-name="ce18" table:formula="of:=[.$O6]+[.$M$3]*MAX([.S10:.S14])" office:value-type="float" office:value="0.1" calcext:value-type="float">
            <text:p>0.1</text:p>
          </table:table-cell>
          <table:table-cell table:style-name="ce18" table:formula="of:=[.$O6]+[.$M$3]*MAX([.T10:.T14])" office:value-type="float" office:value="0.1" calcext:value-type="float">
            <text:p>0.1</text:p>
          </table:table-cell>
          <table:table-cell table:style-name="ce18" table:formula="of:=[.$O6]+[.$M$3]*MAX([.U10:.U14])" office:value-type="float" office:value="0.10001" calcext:value-type="float">
            <text:p>0.10001</text:p>
          </table:table-cell>
          <table:table-cell table:style-name="ce18" table:formula="of:=[.$O6]+[.$M$3]*MAX([.V10:.V14])" office:value-type="float" office:value="0.10001" calcext:value-type="float">
            <text:p>0.10001</text:p>
          </table:table-cell>
          <table:table-cell table:style-name="ce18" table:formula="of:=[.$O6]+[.$M$3]*MAX([.W10:.W14])" office:value-type="float" office:value="0.10001" calcext:value-type="float">
            <text:p>0.10001</text:p>
          </table:table-cell>
          <table:table-cell table:style-name="ce18" table:formula="of:=[.$O6]+[.$M$3]*MAX([.X10:.X14])" office:value-type="float" office:value="0.10001" calcext:value-type="float">
            <text:p>0.10001</text:p>
          </table:table-cell>
          <table:table-cell table:style-name="ce18" table:formula="of:=[.$O6]+[.$M$3]*MAX([.Y10:.Y14])" office:value-type="float" office:value="0.100010001" calcext:value-type="float">
            <text:p>0.100010001</text:p>
          </table:table-cell>
          <table:table-cell table:style-name="ce18" table:formula="of:=[.$O6]+[.$M$3]*MAX([.Z10:.Z14])" office:value-type="float" office:value="0.100010001" calcext:value-type="float">
            <text:p>0.100010001</text:p>
          </table:table-cell>
          <table:table-cell table:style-name="ce18" table:formula="of:=[.$O6]+[.$M$3]*MAX([.AA10:.AA14])" office:value-type="float" office:value="0.100010001" calcext:value-type="float">
            <text:p>0.100010001</text:p>
          </table:table-cell>
          <table:table-cell table:style-name="ce18" table:formula="of:=[.$O6]+[.$M$3]*MAX([.AB10:.AB14])" office:value-type="float" office:value="0.100010001" calcext:value-type="float">
            <text:p>0.100010001</text:p>
          </table:table-cell>
          <table:table-cell table:style-name="ce18" table:formula="of:=[.$O6]+[.$M$3]*MAX([.AC10:.AC14])" office:value-type="float" office:value="0.1000100010001" calcext:value-type="float">
            <text:p>0.100010001</text:p>
          </table:table-cell>
          <table:table-cell table:style-name="ce18" table:formula="of:=[.$O6]+[.$M$3]*MAX([.AD10:.AD14])" office:value-type="float" office:value="0.1000100010001" calcext:value-type="float">
            <text:p>0.100010001</text:p>
          </table:table-cell>
          <table:table-cell table:style-name="ce18" table:formula="of:=[.$O6]+[.$M$3]*MAX([.AE10:.AE14])" office:value-type="float" office:value="0.1000100010001" calcext:value-type="float">
            <text:p>0.100010001</text:p>
          </table:table-cell>
          <table:table-cell table:style-name="ce18" table:formula="of:=[.$O6]+[.$M$3]*MAX([.AF10:.AF14])" office:value-type="float" office:value="0.1000100010001" calcext:value-type="float">
            <text:p>0.100010001</text:p>
          </table:table-cell>
          <table:table-cell table:style-name="ce18" table:formula="of:=[.$O6]+[.$M$3]*MAX([.AG10:.AG14])" office:value-type="float" office:value="0.1000100010001" calcext:value-type="float">
            <text:p>0.100010001</text:p>
          </table:table-cell>
          <table:table-cell table:style-name="ce18" table:formula="of:=[.$O6]+[.$M$3]*MAX([.AH10:.AH14])" office:value-type="float" office:value="0.1000100010001" calcext:value-type="float">
            <text:p>0.100010001</text:p>
          </table:table-cell>
          <table:table-cell table:style-name="ce18" table:formula="of:=[.$O6]+[.$M$3]*MAX([.AI10:.AI14])" office:value-type="float" office:value="0.1000100010001" calcext:value-type="float">
            <text:p>0.100010001</text:p>
          </table:table-cell>
          <table:table-cell table:style-name="ce18" table:formula="of:=[.$O6]+[.$M$3]*MAX([.AJ10:.AJ14])" office:value-type="float" office:value="0.1000100010001" calcext:value-type="float">
            <text:p>0.100010001</text:p>
          </table:table-cell>
          <table:table-cell table:style-name="ce18" table:formula="of:=[.$O6]+[.$M$3]*MAX([.AK10:.AK14])" office:value-type="float" office:value="0.1000100010001" calcext:value-type="float">
            <text:p>0.100010001</text:p>
          </table:table-cell>
          <table:table-cell table:style-name="ce18" table:formula="of:=[.$O6]+[.$M$3]*MAX([.AL10:.AL14])" office:value-type="float" office:value="0.1000100010001" calcext:value-type="float">
            <text:p>0.1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244" calcext:value-type="float">
            <text:p>0.244</text:p>
          </table:table-cell>
          <table:table-cell office:value-type="string" calcext:value-type="string">
            <text:p>(0,0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DOWN</text:p>
          </table:table-cell>
          <table:table-cell table:style-name="ce1"/>
          <table:table-cell table:style-name="ce7" office:value-type="float" office:value="0.1" calcext:value-type="float">
            <text:p>0.1</text:p>
          </table:table-cell>
          <table:table-cell table:number-columns-repeated="2" table:style-name="ce1" office:value-type="string" calcext:value-type="string">
            <text:p>(0,0)</text:p>
          </table:table-cell>
          <table:table-cell table:style-name="ce1" office:value-type="string" calcext:value-type="string">
            <text:p>DOWN</text:p>
          </table:table-cell>
          <table:table-cell/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DOW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7]+[.$M$3]*MAX([.P15:.P19])" office:value-type="float" office:value="0" calcext:value-type="float">
            <text:p>0</text:p>
          </table:table-cell>
          <table:table-cell table:style-name="ce16" table:formula="of:=[.$O7]+[.$M$3]*MAX([.Q15:.Q19])" office:value-type="float" office:value="0.1" calcext:value-type="float">
            <text:p>0.1</text:p>
          </table:table-cell>
          <table:table-cell table:style-name="ce18" table:formula="of:=[.$O7]+[.$M$3]*MAX([.R15:.R19])" office:value-type="float" office:value="0.1" calcext:value-type="float">
            <text:p>0.1</text:p>
          </table:table-cell>
          <table:table-cell table:style-name="ce18" table:formula="of:=[.$O7]+[.$M$3]*MAX([.S15:.S19])" office:value-type="float" office:value="0.1" calcext:value-type="float">
            <text:p>0.1</text:p>
          </table:table-cell>
          <table:table-cell table:style-name="ce18" table:formula="of:=[.$O7]+[.$M$3]*MAX([.T15:.T19])" office:value-type="float" office:value="0.1" calcext:value-type="float">
            <text:p>0.1</text:p>
          </table:table-cell>
          <table:table-cell table:style-name="ce18" table:formula="of:=[.$O7]+[.$M$3]*MAX([.U15:.U19])" office:value-type="float" office:value="0.10001" calcext:value-type="float">
            <text:p>0.10001</text:p>
          </table:table-cell>
          <table:table-cell table:style-name="ce18" table:formula="of:=[.$O7]+[.$M$3]*MAX([.V15:.V19])" office:value-type="float" office:value="0.10001" calcext:value-type="float">
            <text:p>0.10001</text:p>
          </table:table-cell>
          <table:table-cell table:style-name="ce18" table:formula="of:=[.$O7]+[.$M$3]*MAX([.W15:.W19])" office:value-type="float" office:value="0.10001" calcext:value-type="float">
            <text:p>0.10001</text:p>
          </table:table-cell>
          <table:table-cell table:style-name="ce18" table:formula="of:=[.$O7]+[.$M$3]*MAX([.X15:.X19])" office:value-type="float" office:value="0.10001" calcext:value-type="float">
            <text:p>0.10001</text:p>
          </table:table-cell>
          <table:table-cell table:style-name="ce18" table:formula="of:=[.$O7]+[.$M$3]*MAX([.Y15:.Y19])" office:value-type="float" office:value="0.100010001" calcext:value-type="float">
            <text:p>0.100010001</text:p>
          </table:table-cell>
          <table:table-cell table:style-name="ce18" table:formula="of:=[.$O7]+[.$M$3]*MAX([.Z15:.Z19])" office:value-type="float" office:value="0.100010001" calcext:value-type="float">
            <text:p>0.100010001</text:p>
          </table:table-cell>
          <table:table-cell table:style-name="ce18" table:formula="of:=[.$O7]+[.$M$3]*MAX([.AA15:.AA19])" office:value-type="float" office:value="0.100010001" calcext:value-type="float">
            <text:p>0.100010001</text:p>
          </table:table-cell>
          <table:table-cell table:style-name="ce18" table:formula="of:=[.$O7]+[.$M$3]*MAX([.AB15:.AB19])" office:value-type="float" office:value="0.100010001" calcext:value-type="float">
            <text:p>0.100010001</text:p>
          </table:table-cell>
          <table:table-cell table:style-name="ce18" table:formula="of:=[.$O7]+[.$M$3]*MAX([.AC15:.AC19])" office:value-type="float" office:value="0.1000100010001" calcext:value-type="float">
            <text:p>0.100010001</text:p>
          </table:table-cell>
          <table:table-cell table:style-name="ce18" table:formula="of:=[.$O7]+[.$M$3]*MAX([.AD15:.AD19])" office:value-type="float" office:value="0.1000100010001" calcext:value-type="float">
            <text:p>0.100010001</text:p>
          </table:table-cell>
          <table:table-cell table:style-name="ce18" table:formula="of:=[.$O7]+[.$M$3]*MAX([.AE15:.AE19])" office:value-type="float" office:value="0.1000100010001" calcext:value-type="float">
            <text:p>0.100010001</text:p>
          </table:table-cell>
          <table:table-cell table:style-name="ce18" table:formula="of:=[.$O7]+[.$M$3]*MAX([.AF15:.AF19])" office:value-type="float" office:value="0.1000100010001" calcext:value-type="float">
            <text:p>0.100010001</text:p>
          </table:table-cell>
          <table:table-cell table:style-name="ce18" table:formula="of:=[.$O7]+[.$M$3]*MAX([.AG15:.AG19])" office:value-type="float" office:value="0.1000100010001" calcext:value-type="float">
            <text:p>0.100010001</text:p>
          </table:table-cell>
          <table:table-cell table:style-name="ce18" table:formula="of:=[.$O7]+[.$M$3]*MAX([.AH15:.AH19])" office:value-type="float" office:value="0.1000100010001" calcext:value-type="float">
            <text:p>0.100010001</text:p>
          </table:table-cell>
          <table:table-cell table:style-name="ce18" table:formula="of:=[.$O7]+[.$M$3]*MAX([.AI15:.AI19])" office:value-type="float" office:value="0.1000100010001" calcext:value-type="float">
            <text:p>0.100010001</text:p>
          </table:table-cell>
          <table:table-cell table:style-name="ce18" table:formula="of:=[.$O7]+[.$M$3]*MAX([.AJ15:.AJ19])" office:value-type="float" office:value="0.1000100010001" calcext:value-type="float">
            <text:p>0.100010001</text:p>
          </table:table-cell>
          <table:table-cell table:style-name="ce18" table:formula="of:=[.$O7]+[.$M$3]*MAX([.AK15:.AK19])" office:value-type="float" office:value="0.1000100010001" calcext:value-type="float">
            <text:p>0.100010001</text:p>
          </table:table-cell>
          <table:table-cell table:style-name="ce18" table:formula="of:=[.$O7]+[.$M$3]*MAX([.AL15:.AL19])" office:value-type="float" office:value="0.1000100010001" calcext:value-type="float">
            <text:p>0.1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14" calcext:value-type="float">
            <text:p>0.014</text:p>
          </table:table-cell>
          <table:table-cell office:value-type="string" calcext:value-type="string">
            <text:p>(0,0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7" office:value-type="float" office:value="0.01" calcext:value-type="float">
            <text:p>0.01</text:p>
          </table:table-cell>
          <table:table-cell table:number-columns-repeated="2" table:style-name="ce1" office:value-type="string" calcext:value-type="string">
            <text:p>(0,0)</text:p>
          </table:table-cell>
          <table:table-cell table:style-name="ce1" office:value-type="string" calcext:value-type="string">
            <text:p>LEFT</text:p>
          </table:table-cell>
          <table:table-cell/>
          <table:table-cell table:number-columns-repeated="2" office:value-type="string" calcext:value-type="string">
            <text:p>(0,0)</text:p>
          </table:table-cell>
          <table:table-cell office:value-type="string" calcext:value-type="string">
            <text:p>LEF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8]+[.$M$3]*MAX([.P5:.P9])" office:value-type="float" office:value="0" calcext:value-type="float">
            <text:p>0</text:p>
          </table:table-cell>
          <table:table-cell table:style-name="ce16" table:formula="of:=[.$O8]+[.$M$3]*MAX([.Q5:.Q9])" office:value-type="float" office:value="0" calcext:value-type="float">
            <text:p>0</text:p>
          </table:table-cell>
          <table:table-cell table:style-name="ce18" table:formula="of:=[.$O8]+[.$M$3]*MAX([.R5:.R9])" office:value-type="float" office:value="0.01" calcext:value-type="float">
            <text:p>0.01</text:p>
          </table:table-cell>
          <table:table-cell table:style-name="ce18" table:formula="of:=[.$O8]+[.$M$3]*MAX([.S5:.S9])" office:value-type="float" office:value="0.01" calcext:value-type="float">
            <text:p>0.01</text:p>
          </table:table-cell>
          <table:table-cell table:style-name="ce18" table:formula="of:=[.$O8]+[.$M$3]*MAX([.T5:.T9])" office:value-type="float" office:value="0.01" calcext:value-type="float">
            <text:p>0.01</text:p>
          </table:table-cell>
          <table:table-cell table:style-name="ce18" table:formula="of:=[.$O8]+[.$M$3]*MAX([.U5:.U9])" office:value-type="float" office:value="0.01" calcext:value-type="float">
            <text:p>0.01</text:p>
          </table:table-cell>
          <table:table-cell table:style-name="ce18" table:formula="of:=[.$O8]+[.$M$3]*MAX([.V5:.V9])" office:value-type="float" office:value="0.010001" calcext:value-type="float">
            <text:p>0.010001</text:p>
          </table:table-cell>
          <table:table-cell table:style-name="ce18" table:formula="of:=[.$O8]+[.$M$3]*MAX([.W5:.W9])" office:value-type="float" office:value="0.010001" calcext:value-type="float">
            <text:p>0.010001</text:p>
          </table:table-cell>
          <table:table-cell table:style-name="ce18" table:formula="of:=[.$O8]+[.$M$3]*MAX([.X5:.X9])" office:value-type="float" office:value="0.010001" calcext:value-type="float">
            <text:p>0.010001</text:p>
          </table:table-cell>
          <table:table-cell table:style-name="ce18" table:formula="of:=[.$O8]+[.$M$3]*MAX([.Y5:.Y9])" office:value-type="float" office:value="0.010001" calcext:value-type="float">
            <text:p>0.010001</text:p>
          </table:table-cell>
          <table:table-cell table:style-name="ce18" table:formula="of:=[.$O8]+[.$M$3]*MAX([.Z5:.Z9])" office:value-type="float" office:value="0.0100010001" calcext:value-type="float">
            <text:p>0.0100010001</text:p>
          </table:table-cell>
          <table:table-cell table:style-name="ce18" table:formula="of:=[.$O8]+[.$M$3]*MAX([.AA5:.AA9])" office:value-type="float" office:value="0.0100010001" calcext:value-type="float">
            <text:p>0.0100010001</text:p>
          </table:table-cell>
          <table:table-cell table:style-name="ce18" table:formula="of:=[.$O8]+[.$M$3]*MAX([.AB5:.AB9])" office:value-type="float" office:value="0.0100010001" calcext:value-type="float">
            <text:p>0.0100010001</text:p>
          </table:table-cell>
          <table:table-cell table:style-name="ce18" table:formula="of:=[.$O8]+[.$M$3]*MAX([.AC5:.AC9])" office:value-type="float" office:value="0.0100010001" calcext:value-type="float">
            <text:p>0.0100010001</text:p>
          </table:table-cell>
          <table:table-cell table:style-name="ce18" table:formula="of:=[.$O8]+[.$M$3]*MAX([.AD5:.AD9])" office:value-type="float" office:value="0.01000100010001" calcext:value-type="float">
            <text:p>0.0100010001</text:p>
          </table:table-cell>
          <table:table-cell table:style-name="ce18" table:formula="of:=[.$O8]+[.$M$3]*MAX([.AE5:.AE9])" office:value-type="float" office:value="0.01000100010001" calcext:value-type="float">
            <text:p>0.0100010001</text:p>
          </table:table-cell>
          <table:table-cell table:style-name="ce18" table:formula="of:=[.$O8]+[.$M$3]*MAX([.AF5:.AF9])" office:value-type="float" office:value="0.01000100010001" calcext:value-type="float">
            <text:p>0.0100010001</text:p>
          </table:table-cell>
          <table:table-cell table:style-name="ce18" table:formula="of:=[.$O8]+[.$M$3]*MAX([.AG5:.AG9])" office:value-type="float" office:value="0.01000100010001" calcext:value-type="float">
            <text:p>0.0100010001</text:p>
          </table:table-cell>
          <table:table-cell table:style-name="ce18" table:formula="of:=[.$O8]+[.$M$3]*MAX([.AH5:.AH9])" office:value-type="float" office:value="0.01000100010001" calcext:value-type="float">
            <text:p>0.0100010001</text:p>
          </table:table-cell>
          <table:table-cell table:style-name="ce18" table:formula="of:=[.$O8]+[.$M$3]*MAX([.AI5:.AI9])" office:value-type="float" office:value="0.01000100010001" calcext:value-type="float">
            <text:p>0.0100010001</text:p>
          </table:table-cell>
          <table:table-cell table:style-name="ce18" table:formula="of:=[.$O8]+[.$M$3]*MAX([.AJ5:.AJ9])" office:value-type="float" office:value="0.01000100010001" calcext:value-type="float">
            <text:p>0.0100010001</text:p>
          </table:table-cell>
          <table:table-cell table:style-name="ce18" table:formula="of:=[.$O8]+[.$M$3]*MAX([.AK5:.AK9])" office:value-type="float" office:value="0.01000100010001" calcext:value-type="float">
            <text:p>0.0100010001</text:p>
          </table:table-cell>
          <table:table-cell table:style-name="ce18" table:formula="of:=[.$O8]+[.$M$3]*MAX([.AL5:.AL9])" office:value-type="float" office:value="0.01000100010001" calcext:value-type="float">
            <text:p>0.0100010001</text:p>
          </table:table-cell>
          <table:table-cell table:number-columns-repeated="963"/>
        </table:table-row>
        <table:table-row table:style-name="ro2">
          <table:table-cell table:style-name="ce3"/>
          <table:table-cell table:style-name="ce5" office:value-type="float" office:value="0.014" calcext:value-type="float">
            <text:p>0.014</text:p>
          </table:table-cell>
          <table:table-cell office:value-type="string" calcext:value-type="string">
            <text:p>(0,0)</text:p>
          </table:table-cell>
          <table:table-cell table:style-name="ce1" office:value-type="string" calcext:value-type="string">
            <text:p>(0,0)</text:p>
          </table:table-cell>
          <table:table-cell table:style-name="ce2" office:value-type="string" calcext:value-type="string">
            <text:p>STAY</text:p>
          </table:table-cell>
          <table:table-cell table:style-name="ce2"/>
          <table:table-cell table:style-name="ce7" office:value-type="float" office:value="0.01" calcext:value-type="float">
            <text:p>0.01</text:p>
          </table:table-cell>
          <table:table-cell table:number-columns-repeated="2" table:style-name="ce1" office:value-type="string" calcext:value-type="string">
            <text:p>(0,0)</text:p>
          </table:table-cell>
          <table:table-cell table:style-name="ce2" office:value-type="string" calcext:value-type="string">
            <text:p>STAY</text:p>
          </table:table-cell>
          <table:table-cell table:style-name="ce3"/>
          <table:table-cell table:number-columns-repeated="2" table:style-name="ce3" office:value-type="string" calcext:value-type="string">
            <text:p>(0,0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table:formula="of:=[.$O9]+[.$M$3]*MAX([.P5:.P9])" office:value-type="float" office:value="0" calcext:value-type="float">
            <text:p>0</text:p>
          </table:table-cell>
          <table:table-cell table:style-name="ce17" table:formula="of:=[.$O9]+[.$M$3]*MAX([.Q5:.Q9])" office:value-type="float" office:value="0" calcext:value-type="float">
            <text:p>0</text:p>
          </table:table-cell>
          <table:table-cell table:style-name="ce19" table:formula="of:=[.$O9]+[.$M$3]*MAX([.R5:.R9])" office:value-type="float" office:value="0.01" calcext:value-type="float">
            <text:p>0.01</text:p>
          </table:table-cell>
          <table:table-cell table:style-name="ce19" table:formula="of:=[.$O9]+[.$M$3]*MAX([.S5:.S9])" office:value-type="float" office:value="0.01" calcext:value-type="float">
            <text:p>0.01</text:p>
          </table:table-cell>
          <table:table-cell table:style-name="ce19" table:formula="of:=[.$O9]+[.$M$3]*MAX([.T5:.T9])" office:value-type="float" office:value="0.01" calcext:value-type="float">
            <text:p>0.01</text:p>
          </table:table-cell>
          <table:table-cell table:style-name="ce19" table:formula="of:=[.$O9]+[.$M$3]*MAX([.U5:.U9])" office:value-type="float" office:value="0.01" calcext:value-type="float">
            <text:p>0.01</text:p>
          </table:table-cell>
          <table:table-cell table:style-name="ce19" table:formula="of:=[.$O9]+[.$M$3]*MAX([.V5:.V9])" office:value-type="float" office:value="0.010001" calcext:value-type="float">
            <text:p>0.010001</text:p>
          </table:table-cell>
          <table:table-cell table:style-name="ce19" table:formula="of:=[.$O9]+[.$M$3]*MAX([.W5:.W9])" office:value-type="float" office:value="0.010001" calcext:value-type="float">
            <text:p>0.010001</text:p>
          </table:table-cell>
          <table:table-cell table:style-name="ce19" table:formula="of:=[.$O9]+[.$M$3]*MAX([.X5:.X9])" office:value-type="float" office:value="0.010001" calcext:value-type="float">
            <text:p>0.010001</text:p>
          </table:table-cell>
          <table:table-cell table:style-name="ce19" table:formula="of:=[.$O9]+[.$M$3]*MAX([.Y5:.Y9])" office:value-type="float" office:value="0.010001" calcext:value-type="float">
            <text:p>0.010001</text:p>
          </table:table-cell>
          <table:table-cell table:style-name="ce19" table:formula="of:=[.$O9]+[.$M$3]*MAX([.Z5:.Z9])" office:value-type="float" office:value="0.0100010001" calcext:value-type="float">
            <text:p>0.0100010001</text:p>
          </table:table-cell>
          <table:table-cell table:style-name="ce19" table:formula="of:=[.$O9]+[.$M$3]*MAX([.AA5:.AA9])" office:value-type="float" office:value="0.0100010001" calcext:value-type="float">
            <text:p>0.0100010001</text:p>
          </table:table-cell>
          <table:table-cell table:style-name="ce19" table:formula="of:=[.$O9]+[.$M$3]*MAX([.AB5:.AB9])" office:value-type="float" office:value="0.0100010001" calcext:value-type="float">
            <text:p>0.0100010001</text:p>
          </table:table-cell>
          <table:table-cell table:style-name="ce19" table:formula="of:=[.$O9]+[.$M$3]*MAX([.AC5:.AC9])" office:value-type="float" office:value="0.0100010001" calcext:value-type="float">
            <text:p>0.0100010001</text:p>
          </table:table-cell>
          <table:table-cell table:style-name="ce19" table:formula="of:=[.$O9]+[.$M$3]*MAX([.AD5:.AD9])" office:value-type="float" office:value="0.01000100010001" calcext:value-type="float">
            <text:p>0.0100010001</text:p>
          </table:table-cell>
          <table:table-cell table:style-name="ce19" table:formula="of:=[.$O9]+[.$M$3]*MAX([.AE5:.AE9])" office:value-type="float" office:value="0.01000100010001" calcext:value-type="float">
            <text:p>0.0100010001</text:p>
          </table:table-cell>
          <table:table-cell table:style-name="ce19" table:formula="of:=[.$O9]+[.$M$3]*MAX([.AF5:.AF9])" office:value-type="float" office:value="0.01000100010001" calcext:value-type="float">
            <text:p>0.0100010001</text:p>
          </table:table-cell>
          <table:table-cell table:style-name="ce19" table:formula="of:=[.$O9]+[.$M$3]*MAX([.AG5:.AG9])" office:value-type="float" office:value="0.01000100010001" calcext:value-type="float">
            <text:p>0.0100010001</text:p>
          </table:table-cell>
          <table:table-cell table:style-name="ce19" table:formula="of:=[.$O9]+[.$M$3]*MAX([.AH5:.AH9])" office:value-type="float" office:value="0.01000100010001" calcext:value-type="float">
            <text:p>0.0100010001</text:p>
          </table:table-cell>
          <table:table-cell table:style-name="ce19" table:formula="of:=[.$O9]+[.$M$3]*MAX([.AI5:.AI9])" office:value-type="float" office:value="0.01000100010001" calcext:value-type="float">
            <text:p>0.0100010001</text:p>
          </table:table-cell>
          <table:table-cell table:style-name="ce19" table:formula="of:=[.$O9]+[.$M$3]*MAX([.AJ5:.AJ9])" office:value-type="float" office:value="0.01000100010001" calcext:value-type="float">
            <text:p>0.0100010001</text:p>
          </table:table-cell>
          <table:table-cell table:style-name="ce19" table:formula="of:=[.$O9]+[.$M$3]*MAX([.AK5:.AK9])" office:value-type="float" office:value="0.01000100010001" calcext:value-type="float">
            <text:p>0.0100010001</text:p>
          </table:table-cell>
          <table:table-cell table:style-name="ce19" table:formula="of:=[.$O9]+[.$M$3]*MAX([.AL5:.AL9])" office:value-type="float" office:value="0.01000100010001" calcext:value-type="float">
            <text:p>0.0100010001</text:p>
          </table:table-cell>
          <table:table-cell table:style-name="ce3" table:number-columns-repeated="963"/>
        </table:table-row>
        <table:table-row table:style-name="ro2">
          <table:table-cell table:style-name="Default"/>
          <table:table-cell table:style-name="ce4" office:value-type="float" office:value="-0.032" calcext:value-type="float">
            <text:p>-0.032</text:p>
          </table:table-cell>
          <table:table-cell table:style-name="ce6" office:value-type="string" calcext:value-type="string">
            <text:p>(0,0)</text:p>
          </table:table-cell>
          <table:table-cell table:style-name="ce6" office:value-type="string" calcext:value-type="string">
            <text:p>(0,1)</text:p>
          </table:table-cell>
          <table:table-cell table:style-name="ce1" office:value-type="string" calcext:value-type="string">
            <text:p>UP</text:p>
          </table:table-cell>
          <table:table-cell table:style-name="ce1"/>
          <table:table-cell table:style-name="ce7" office:value-type="float" office:value="0.01" calcext:value-type="float">
            <text:p>0.0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UP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U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10]+[.$M$3]*MAX([.P20:.P24])" office:value-type="float" office:value="0" calcext:value-type="float">
            <text:p>0</text:p>
          </table:table-cell>
          <table:table-cell table:style-name="ce16" table:formula="of:=[.$O10]+[.$M$3]*MAX([.Q20:.Q24])" office:value-type="float" office:value="0" calcext:value-type="float">
            <text:p>0</text:p>
          </table:table-cell>
          <table:table-cell table:style-name="ce18" table:formula="of:=[.$O10]+[.$M$3]*MAX([.R20:.R24])" office:value-type="float" office:value="0.01" calcext:value-type="float">
            <text:p>0.01</text:p>
          </table:table-cell>
          <table:table-cell table:style-name="ce18" table:formula="of:=[.$O10]+[.$M$3]*MAX([.S20:.S24])" office:value-type="float" office:value="0.01" calcext:value-type="float">
            <text:p>0.01</text:p>
          </table:table-cell>
          <table:table-cell table:style-name="ce18" table:formula="of:=[.$O10]+[.$M$3]*MAX([.T20:.T24])" office:value-type="float" office:value="0.01" calcext:value-type="float">
            <text:p>0.01</text:p>
          </table:table-cell>
          <table:table-cell table:style-name="ce18" table:formula="of:=[.$O10]+[.$M$3]*MAX([.U20:.U24])" office:value-type="float" office:value="0.01" calcext:value-type="float">
            <text:p>0.01</text:p>
          </table:table-cell>
          <table:table-cell table:style-name="ce18" table:formula="of:=[.$O10]+[.$M$3]*MAX([.V20:.V24])" office:value-type="float" office:value="0.010001" calcext:value-type="float">
            <text:p>0.010001</text:p>
          </table:table-cell>
          <table:table-cell table:style-name="ce18" table:formula="of:=[.$O10]+[.$M$3]*MAX([.W20:.W24])" office:value-type="float" office:value="0.010001" calcext:value-type="float">
            <text:p>0.010001</text:p>
          </table:table-cell>
          <table:table-cell table:style-name="ce18" table:formula="of:=[.$O10]+[.$M$3]*MAX([.X20:.X24])" office:value-type="float" office:value="0.010001" calcext:value-type="float">
            <text:p>0.010001</text:p>
          </table:table-cell>
          <table:table-cell table:style-name="ce18" table:formula="of:=[.$O10]+[.$M$3]*MAX([.Y20:.Y24])" office:value-type="float" office:value="0.010001" calcext:value-type="float">
            <text:p>0.010001</text:p>
          </table:table-cell>
          <table:table-cell table:style-name="ce18" table:formula="of:=[.$O10]+[.$M$3]*MAX([.Z20:.Z24])" office:value-type="float" office:value="0.0100010001" calcext:value-type="float">
            <text:p>0.0100010001</text:p>
          </table:table-cell>
          <table:table-cell table:style-name="ce18" table:formula="of:=[.$O10]+[.$M$3]*MAX([.AA20:.AA24])" office:value-type="float" office:value="0.0100010001" calcext:value-type="float">
            <text:p>0.0100010001</text:p>
          </table:table-cell>
          <table:table-cell table:style-name="ce18" table:formula="of:=[.$O10]+[.$M$3]*MAX([.AB20:.AB24])" office:value-type="float" office:value="0.0100010001" calcext:value-type="float">
            <text:p>0.0100010001</text:p>
          </table:table-cell>
          <table:table-cell table:style-name="ce18" table:formula="of:=[.$O10]+[.$M$3]*MAX([.AC20:.AC24])" office:value-type="float" office:value="0.0100010001" calcext:value-type="float">
            <text:p>0.0100010001</text:p>
          </table:table-cell>
          <table:table-cell table:style-name="ce18" table:formula="of:=[.$O10]+[.$M$3]*MAX([.AD20:.AD24])" office:value-type="float" office:value="0.01000100010001" calcext:value-type="float">
            <text:p>0.0100010001</text:p>
          </table:table-cell>
          <table:table-cell table:style-name="ce18" table:formula="of:=[.$O10]+[.$M$3]*MAX([.AE20:.AE24])" office:value-type="float" office:value="0.01000100010001" calcext:value-type="float">
            <text:p>0.0100010001</text:p>
          </table:table-cell>
          <table:table-cell table:style-name="ce18" table:formula="of:=[.$O10]+[.$M$3]*MAX([.AF20:.AF24])" office:value-type="float" office:value="0.01000100010001" calcext:value-type="float">
            <text:p>0.0100010001</text:p>
          </table:table-cell>
          <table:table-cell table:style-name="ce18" table:formula="of:=[.$O10]+[.$M$3]*MAX([.AG20:.AG24])" office:value-type="float" office:value="0.01000100010001" calcext:value-type="float">
            <text:p>0.0100010001</text:p>
          </table:table-cell>
          <table:table-cell table:style-name="ce18" table:formula="of:=[.$O10]+[.$M$3]*MAX([.AH20:.AH24])" office:value-type="float" office:value="0.01000100010001" calcext:value-type="float">
            <text:p>0.0100010001</text:p>
          </table:table-cell>
          <table:table-cell table:style-name="ce18" table:formula="of:=[.$O10]+[.$M$3]*MAX([.AI20:.AI24])" office:value-type="float" office:value="0.01000100010001" calcext:value-type="float">
            <text:p>0.0100010001</text:p>
          </table:table-cell>
          <table:table-cell table:style-name="ce18" table:formula="of:=[.$O10]+[.$M$3]*MAX([.AJ20:.AJ24])" office:value-type="float" office:value="0.01000100010001" calcext:value-type="float">
            <text:p>0.0100010001</text:p>
          </table:table-cell>
          <table:table-cell table:style-name="ce18" table:formula="of:=[.$O10]+[.$M$3]*MAX([.AK20:.AK24])" office:value-type="float" office:value="0.01000100010001" calcext:value-type="float">
            <text:p>0.0100010001</text:p>
          </table:table-cell>
          <table:table-cell table:style-name="ce18" table:formula="of:=[.$O10]+[.$M$3]*MAX([.AL20:.AL24])" office:value-type="float" office:value="0.01000100010001" calcext:value-type="float">
            <text:p>0.01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RIGHT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RIGHT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RIGH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formula="of:=[.$O11]+[.$M$3]*MAX([.P30:.P34])" office:value-type="float" office:value="1" calcext:value-type="float">
            <text:p>1</text:p>
          </table:table-cell>
          <table:table-cell table:style-name="ce16" table:formula="of:=[.$O11]+[.$M$3]*MAX([.Q30:.Q34])" office:value-type="float" office:value="1" calcext:value-type="float">
            <text:p>1</text:p>
          </table:table-cell>
          <table:table-cell table:style-name="ce18" table:formula="of:=[.$O11]+[.$M$3]*MAX([.R30:.R34])" office:value-type="float" office:value="1" calcext:value-type="float">
            <text:p>1</text:p>
          </table:table-cell>
          <table:table-cell table:style-name="ce18" table:formula="of:=[.$O11]+[.$M$3]*MAX([.S30:.S34])" office:value-type="float" office:value="1" calcext:value-type="float">
            <text:p>1</text:p>
          </table:table-cell>
          <table:table-cell table:style-name="ce18" table:formula="of:=[.$O11]+[.$M$3]*MAX([.T30:.T34])" office:value-type="float" office:value="1.0001" calcext:value-type="float">
            <text:p>1.0001</text:p>
          </table:table-cell>
          <table:table-cell table:style-name="ce18" table:formula="of:=[.$O11]+[.$M$3]*MAX([.U30:.U34])" office:value-type="float" office:value="1.0001" calcext:value-type="float">
            <text:p>1.0001</text:p>
          </table:table-cell>
          <table:table-cell table:style-name="ce18" table:formula="of:=[.$O11]+[.$M$3]*MAX([.V30:.V34])" office:value-type="float" office:value="1.0001" calcext:value-type="float">
            <text:p>1.0001</text:p>
          </table:table-cell>
          <table:table-cell table:style-name="ce18" table:formula="of:=[.$O11]+[.$M$3]*MAX([.W30:.W34])" office:value-type="float" office:value="1.0001" calcext:value-type="float">
            <text:p>1.0001</text:p>
          </table:table-cell>
          <table:table-cell table:style-name="ce18" table:formula="of:=[.$O11]+[.$M$3]*MAX([.X30:.X34])" office:value-type="float" office:value="1.00010001" calcext:value-type="float">
            <text:p>1.00010001</text:p>
          </table:table-cell>
          <table:table-cell table:style-name="ce18" table:formula="of:=[.$O11]+[.$M$3]*MAX([.Y30:.Y34])" office:value-type="float" office:value="1.00010001" calcext:value-type="float">
            <text:p>1.00010001</text:p>
          </table:table-cell>
          <table:table-cell table:style-name="ce18" table:formula="of:=[.$O11]+[.$M$3]*MAX([.Z30:.Z34])" office:value-type="float" office:value="1.00010001" calcext:value-type="float">
            <text:p>1.00010001</text:p>
          </table:table-cell>
          <table:table-cell table:style-name="ce18" table:formula="of:=[.$O11]+[.$M$3]*MAX([.AA30:.AA34])" office:value-type="float" office:value="1.00010001" calcext:value-type="float">
            <text:p>1.00010001</text:p>
          </table:table-cell>
          <table:table-cell table:style-name="ce18" table:formula="of:=[.$O11]+[.$M$3]*MAX([.AB30:.AB34])" office:value-type="float" office:value="1.000100010001" calcext:value-type="float">
            <text:p>1.00010001</text:p>
          </table:table-cell>
          <table:table-cell table:style-name="ce18" table:formula="of:=[.$O11]+[.$M$3]*MAX([.AC30:.AC34])" office:value-type="float" office:value="1.000100010001" calcext:value-type="float">
            <text:p>1.00010001</text:p>
          </table:table-cell>
          <table:table-cell table:style-name="ce18" table:formula="of:=[.$O11]+[.$M$3]*MAX([.AD30:.AD34])" office:value-type="float" office:value="1.000100010001" calcext:value-type="float">
            <text:p>1.00010001</text:p>
          </table:table-cell>
          <table:table-cell table:style-name="ce18" table:formula="of:=[.$O11]+[.$M$3]*MAX([.AE30:.AE34])" office:value-type="float" office:value="1.000100010001" calcext:value-type="float">
            <text:p>1.00010001</text:p>
          </table:table-cell>
          <table:table-cell table:style-name="ce18" table:formula="of:=[.$O11]+[.$M$3]*MAX([.AF30:.AF34])" office:value-type="float" office:value="1.000100010001" calcext:value-type="float">
            <text:p>1.00010001</text:p>
          </table:table-cell>
          <table:table-cell table:style-name="ce18" table:formula="of:=[.$O11]+[.$M$3]*MAX([.AG30:.AG34])" office:value-type="float" office:value="1.000100010001" calcext:value-type="float">
            <text:p>1.00010001</text:p>
          </table:table-cell>
          <table:table-cell table:style-name="ce18" table:formula="of:=[.$O11]+[.$M$3]*MAX([.AH30:.AH34])" office:value-type="float" office:value="1.000100010001" calcext:value-type="float">
            <text:p>1.00010001</text:p>
          </table:table-cell>
          <table:table-cell table:style-name="ce18" table:formula="of:=[.$O11]+[.$M$3]*MAX([.AI30:.AI34])" office:value-type="float" office:value="1.000100010001" calcext:value-type="float">
            <text:p>1.00010001</text:p>
          </table:table-cell>
          <table:table-cell table:style-name="ce18" table:formula="of:=[.$O11]+[.$M$3]*MAX([.AJ30:.AJ34])" office:value-type="float" office:value="1.000100010001" calcext:value-type="float">
            <text:p>1.00010001</text:p>
          </table:table-cell>
          <table:table-cell table:style-name="ce18" table:formula="of:=[.$O11]+[.$M$3]*MAX([.AK30:.AK34])" office:value-type="float" office:value="1.000100010001" calcext:value-type="float">
            <text:p>1.00010001</text:p>
          </table:table-cell>
          <table:table-cell table:style-name="ce18" table:formula="of:=[.$O11]+[.$M$3]*MAX([.AL30:.AL34])" office:value-type="float" office:value="1.000100010001" calcext:value-type="float">
            <text:p>1.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6" calcext:value-type="float">
            <text:p>0.006</text:p>
          </table:table-cell>
          <table:table-cell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DOWN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DOWN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DOW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12]+[.$M$3]*MAX([.P25:.P29])" office:value-type="float" office:value="0" calcext:value-type="float">
            <text:p>0</text:p>
          </table:table-cell>
          <table:table-cell table:style-name="ce16" table:formula="of:=[.$O12]+[.$M$3]*MAX([.Q25:.Q29])" office:value-type="float" office:value="0" calcext:value-type="float">
            <text:p>0</text:p>
          </table:table-cell>
          <table:table-cell table:style-name="ce18" table:formula="of:=[.$O12]+[.$M$3]*MAX([.R25:.R29])" office:value-type="float" office:value="0" calcext:value-type="float">
            <text:p>0</text:p>
          </table:table-cell>
          <table:table-cell table:style-name="ce18" table:formula="of:=[.$O12]+[.$M$3]*MAX([.S25:.S29])" office:value-type="float" office:value="0.001" calcext:value-type="float">
            <text:p>0.001</text:p>
          </table:table-cell>
          <table:table-cell table:style-name="ce18" table:formula="of:=[.$O12]+[.$M$3]*MAX([.T25:.T29])" office:value-type="float" office:value="0.001" calcext:value-type="float">
            <text:p>0.001</text:p>
          </table:table-cell>
          <table:table-cell table:style-name="ce18" table:formula="of:=[.$O12]+[.$M$3]*MAX([.U25:.U29])" office:value-type="float" office:value="0.001" calcext:value-type="float">
            <text:p>0.001</text:p>
          </table:table-cell>
          <table:table-cell table:style-name="ce18" table:formula="of:=[.$O12]+[.$M$3]*MAX([.V25:.V29])" office:value-type="float" office:value="0.001" calcext:value-type="float">
            <text:p>0.001</text:p>
          </table:table-cell>
          <table:table-cell table:style-name="ce18" table:formula="of:=[.$O12]+[.$M$3]*MAX([.W25:.W29])" office:value-type="float" office:value="0.0010001" calcext:value-type="float">
            <text:p>0.0010001</text:p>
          </table:table-cell>
          <table:table-cell table:style-name="ce18" table:formula="of:=[.$O12]+[.$M$3]*MAX([.X25:.X29])" office:value-type="float" office:value="0.0010001" calcext:value-type="float">
            <text:p>0.0010001</text:p>
          </table:table-cell>
          <table:table-cell table:style-name="ce18" table:formula="of:=[.$O12]+[.$M$3]*MAX([.Y25:.Y29])" office:value-type="float" office:value="0.0010001" calcext:value-type="float">
            <text:p>0.0010001</text:p>
          </table:table-cell>
          <table:table-cell table:style-name="ce18" table:formula="of:=[.$O12]+[.$M$3]*MAX([.Z25:.Z29])" office:value-type="float" office:value="0.0010001" calcext:value-type="float">
            <text:p>0.0010001</text:p>
          </table:table-cell>
          <table:table-cell table:style-name="ce18" table:formula="of:=[.$O12]+[.$M$3]*MAX([.AA25:.AA29])" office:value-type="float" office:value="0.00100010001" calcext:value-type="float">
            <text:p>0.0010001</text:p>
          </table:table-cell>
          <table:table-cell table:style-name="ce18" table:formula="of:=[.$O12]+[.$M$3]*MAX([.AB25:.AB29])" office:value-type="float" office:value="0.00100010001" calcext:value-type="float">
            <text:p>0.0010001</text:p>
          </table:table-cell>
          <table:table-cell table:style-name="ce18" table:formula="of:=[.$O12]+[.$M$3]*MAX([.AC25:.AC29])" office:value-type="float" office:value="0.00100010001" calcext:value-type="float">
            <text:p>0.0010001</text:p>
          </table:table-cell>
          <table:table-cell table:style-name="ce18" table:formula="of:=[.$O12]+[.$M$3]*MAX([.AD25:.AD29])" office:value-type="float" office:value="0.00100010001" calcext:value-type="float">
            <text:p>0.0010001</text:p>
          </table:table-cell>
          <table:table-cell table:style-name="ce18" table:formula="of:=[.$O12]+[.$M$3]*MAX([.AE25:.AE29])" office:value-type="float" office:value="0.001000100010001" calcext:value-type="float">
            <text:p>0.0010001</text:p>
          </table:table-cell>
          <table:table-cell table:style-name="ce18" table:formula="of:=[.$O12]+[.$M$3]*MAX([.AF25:.AF29])" office:value-type="float" office:value="0.001000100010001" calcext:value-type="float">
            <text:p>0.0010001</text:p>
          </table:table-cell>
          <table:table-cell table:style-name="ce18" table:formula="of:=[.$O12]+[.$M$3]*MAX([.AG25:.AG29])" office:value-type="float" office:value="0.001000100010001" calcext:value-type="float">
            <text:p>0.0010001</text:p>
          </table:table-cell>
          <table:table-cell table:style-name="ce18" table:formula="of:=[.$O12]+[.$M$3]*MAX([.AH25:.AH29])" office:value-type="float" office:value="0.001000100010001" calcext:value-type="float">
            <text:p>0.0010001</text:p>
          </table:table-cell>
          <table:table-cell table:style-name="ce18" table:formula="of:=[.$O12]+[.$M$3]*MAX([.AI25:.AI29])" office:value-type="float" office:value="0.001000100010001" calcext:value-type="float">
            <text:p>0.0010001</text:p>
          </table:table-cell>
          <table:table-cell table:style-name="ce18" table:formula="of:=[.$O12]+[.$M$3]*MAX([.AJ25:.AJ29])" office:value-type="float" office:value="0.001000100010001" calcext:value-type="float">
            <text:p>0.0010001</text:p>
          </table:table-cell>
          <table:table-cell table:style-name="ce18" table:formula="of:=[.$O12]+[.$M$3]*MAX([.AK25:.AK29])" office:value-type="float" office:value="0.001000100010001" calcext:value-type="float">
            <text:p>0.0010001</text:p>
          </table:table-cell>
          <table:table-cell table:style-name="ce18" table:formula="of:=[.$O12]+[.$M$3]*MAX([.AL25:.AL29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4" calcext:value-type="float">
            <text:p>0.004</text:p>
          </table:table-cell>
          <table:table-cell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LEFT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LEF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13]+[.$M$3]*MAX([.P25:.P29])" office:value-type="float" office:value="0" calcext:value-type="float">
            <text:p>0</text:p>
          </table:table-cell>
          <table:table-cell table:style-name="ce16" table:formula="of:=[.$O13]+[.$M$3]*MAX([.Q25:.Q29])" office:value-type="float" office:value="0" calcext:value-type="float">
            <text:p>0</text:p>
          </table:table-cell>
          <table:table-cell table:style-name="ce18" table:formula="of:=[.$O13]+[.$M$3]*MAX([.R25:.R29])" office:value-type="float" office:value="0" calcext:value-type="float">
            <text:p>0</text:p>
          </table:table-cell>
          <table:table-cell table:style-name="ce18" table:formula="of:=[.$O13]+[.$M$3]*MAX([.S25:.S29])" office:value-type="float" office:value="0.001" calcext:value-type="float">
            <text:p>0.001</text:p>
          </table:table-cell>
          <table:table-cell table:style-name="ce18" table:formula="of:=[.$O13]+[.$M$3]*MAX([.T25:.T29])" office:value-type="float" office:value="0.001" calcext:value-type="float">
            <text:p>0.001</text:p>
          </table:table-cell>
          <table:table-cell table:style-name="ce18" table:formula="of:=[.$O13]+[.$M$3]*MAX([.U25:.U29])" office:value-type="float" office:value="0.001" calcext:value-type="float">
            <text:p>0.001</text:p>
          </table:table-cell>
          <table:table-cell table:style-name="ce18" table:formula="of:=[.$O13]+[.$M$3]*MAX([.V25:.V29])" office:value-type="float" office:value="0.001" calcext:value-type="float">
            <text:p>0.001</text:p>
          </table:table-cell>
          <table:table-cell table:style-name="ce18" table:formula="of:=[.$O13]+[.$M$3]*MAX([.W25:.W29])" office:value-type="float" office:value="0.0010001" calcext:value-type="float">
            <text:p>0.0010001</text:p>
          </table:table-cell>
          <table:table-cell table:style-name="ce18" table:formula="of:=[.$O13]+[.$M$3]*MAX([.X25:.X29])" office:value-type="float" office:value="0.0010001" calcext:value-type="float">
            <text:p>0.0010001</text:p>
          </table:table-cell>
          <table:table-cell table:style-name="ce18" table:formula="of:=[.$O13]+[.$M$3]*MAX([.Y25:.Y29])" office:value-type="float" office:value="0.0010001" calcext:value-type="float">
            <text:p>0.0010001</text:p>
          </table:table-cell>
          <table:table-cell table:style-name="ce18" table:formula="of:=[.$O13]+[.$M$3]*MAX([.Z25:.Z29])" office:value-type="float" office:value="0.0010001" calcext:value-type="float">
            <text:p>0.0010001</text:p>
          </table:table-cell>
          <table:table-cell table:style-name="ce18" table:formula="of:=[.$O13]+[.$M$3]*MAX([.AA25:.AA29])" office:value-type="float" office:value="0.00100010001" calcext:value-type="float">
            <text:p>0.0010001</text:p>
          </table:table-cell>
          <table:table-cell table:style-name="ce18" table:formula="of:=[.$O13]+[.$M$3]*MAX([.AB25:.AB29])" office:value-type="float" office:value="0.00100010001" calcext:value-type="float">
            <text:p>0.0010001</text:p>
          </table:table-cell>
          <table:table-cell table:style-name="ce18" table:formula="of:=[.$O13]+[.$M$3]*MAX([.AC25:.AC29])" office:value-type="float" office:value="0.00100010001" calcext:value-type="float">
            <text:p>0.0010001</text:p>
          </table:table-cell>
          <table:table-cell table:style-name="ce18" table:formula="of:=[.$O13]+[.$M$3]*MAX([.AD25:.AD29])" office:value-type="float" office:value="0.00100010001" calcext:value-type="float">
            <text:p>0.0010001</text:p>
          </table:table-cell>
          <table:table-cell table:style-name="ce18" table:formula="of:=[.$O13]+[.$M$3]*MAX([.AE25:.AE29])" office:value-type="float" office:value="0.001000100010001" calcext:value-type="float">
            <text:p>0.0010001</text:p>
          </table:table-cell>
          <table:table-cell table:style-name="ce18" table:formula="of:=[.$O13]+[.$M$3]*MAX([.AF25:.AF29])" office:value-type="float" office:value="0.001000100010001" calcext:value-type="float">
            <text:p>0.0010001</text:p>
          </table:table-cell>
          <table:table-cell table:style-name="ce18" table:formula="of:=[.$O13]+[.$M$3]*MAX([.AG25:.AG29])" office:value-type="float" office:value="0.001000100010001" calcext:value-type="float">
            <text:p>0.0010001</text:p>
          </table:table-cell>
          <table:table-cell table:style-name="ce18" table:formula="of:=[.$O13]+[.$M$3]*MAX([.AH25:.AH29])" office:value-type="float" office:value="0.001000100010001" calcext:value-type="float">
            <text:p>0.0010001</text:p>
          </table:table-cell>
          <table:table-cell table:style-name="ce18" table:formula="of:=[.$O13]+[.$M$3]*MAX([.AI25:.AI29])" office:value-type="float" office:value="0.001000100010001" calcext:value-type="float">
            <text:p>0.0010001</text:p>
          </table:table-cell>
          <table:table-cell table:style-name="ce18" table:formula="of:=[.$O13]+[.$M$3]*MAX([.AJ25:.AJ29])" office:value-type="float" office:value="0.001000100010001" calcext:value-type="float">
            <text:p>0.0010001</text:p>
          </table:table-cell>
          <table:table-cell table:style-name="ce18" table:formula="of:=[.$O13]+[.$M$3]*MAX([.AK25:.AK29])" office:value-type="float" office:value="0.001000100010001" calcext:value-type="float">
            <text:p>0.0010001</text:p>
          </table:table-cell>
          <table:table-cell table:style-name="ce18" table:formula="of:=[.$O13]+[.$M$3]*MAX([.AL25:.AL29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ce3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2" office:value-type="string" calcext:value-type="string">
            <text:p>STAY</text:p>
          </table:table-cell>
          <table:table-cell table:style-name="ce2"/>
          <table:table-cell table:style-name="ce7" office:value-type="float" office:value="0.001" calcext:value-type="float">
            <text:p>0.00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2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text:p>(0,1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table:formula="of:=[.$O14]+[.$M$3]*MAX([.P25:.P29])" office:value-type="float" office:value="0" calcext:value-type="float">
            <text:p>0</text:p>
          </table:table-cell>
          <table:table-cell table:style-name="ce17" table:formula="of:=[.$O14]+[.$M$3]*MAX([.Q25:.Q29])" office:value-type="float" office:value="0" calcext:value-type="float">
            <text:p>0</text:p>
          </table:table-cell>
          <table:table-cell table:style-name="ce19" table:formula="of:=[.$O14]+[.$M$3]*MAX([.R25:.R29])" office:value-type="float" office:value="0" calcext:value-type="float">
            <text:p>0</text:p>
          </table:table-cell>
          <table:table-cell table:style-name="ce19" table:formula="of:=[.$O14]+[.$M$3]*MAX([.S25:.S29])" office:value-type="float" office:value="0.001" calcext:value-type="float">
            <text:p>0.001</text:p>
          </table:table-cell>
          <table:table-cell table:style-name="ce19" table:formula="of:=[.$O14]+[.$M$3]*MAX([.T25:.T29])" office:value-type="float" office:value="0.001" calcext:value-type="float">
            <text:p>0.001</text:p>
          </table:table-cell>
          <table:table-cell table:style-name="ce19" table:formula="of:=[.$O14]+[.$M$3]*MAX([.U25:.U29])" office:value-type="float" office:value="0.001" calcext:value-type="float">
            <text:p>0.001</text:p>
          </table:table-cell>
          <table:table-cell table:style-name="ce19" table:formula="of:=[.$O14]+[.$M$3]*MAX([.V25:.V29])" office:value-type="float" office:value="0.001" calcext:value-type="float">
            <text:p>0.001</text:p>
          </table:table-cell>
          <table:table-cell table:style-name="ce19" table:formula="of:=[.$O14]+[.$M$3]*MAX([.W25:.W29])" office:value-type="float" office:value="0.0010001" calcext:value-type="float">
            <text:p>0.0010001</text:p>
          </table:table-cell>
          <table:table-cell table:style-name="ce19" table:formula="of:=[.$O14]+[.$M$3]*MAX([.X25:.X29])" office:value-type="float" office:value="0.0010001" calcext:value-type="float">
            <text:p>0.0010001</text:p>
          </table:table-cell>
          <table:table-cell table:style-name="ce19" table:formula="of:=[.$O14]+[.$M$3]*MAX([.Y25:.Y29])" office:value-type="float" office:value="0.0010001" calcext:value-type="float">
            <text:p>0.0010001</text:p>
          </table:table-cell>
          <table:table-cell table:style-name="ce19" table:formula="of:=[.$O14]+[.$M$3]*MAX([.Z25:.Z29])" office:value-type="float" office:value="0.0010001" calcext:value-type="float">
            <text:p>0.0010001</text:p>
          </table:table-cell>
          <table:table-cell table:style-name="ce19" table:formula="of:=[.$O14]+[.$M$3]*MAX([.AA25:.AA29])" office:value-type="float" office:value="0.00100010001" calcext:value-type="float">
            <text:p>0.0010001</text:p>
          </table:table-cell>
          <table:table-cell table:style-name="ce19" table:formula="of:=[.$O14]+[.$M$3]*MAX([.AB25:.AB29])" office:value-type="float" office:value="0.00100010001" calcext:value-type="float">
            <text:p>0.0010001</text:p>
          </table:table-cell>
          <table:table-cell table:style-name="ce19" table:formula="of:=[.$O14]+[.$M$3]*MAX([.AC25:.AC29])" office:value-type="float" office:value="0.00100010001" calcext:value-type="float">
            <text:p>0.0010001</text:p>
          </table:table-cell>
          <table:table-cell table:style-name="ce19" table:formula="of:=[.$O14]+[.$M$3]*MAX([.AD25:.AD29])" office:value-type="float" office:value="0.00100010001" calcext:value-type="float">
            <text:p>0.0010001</text:p>
          </table:table-cell>
          <table:table-cell table:style-name="ce19" table:formula="of:=[.$O14]+[.$M$3]*MAX([.AE25:.AE29])" office:value-type="float" office:value="0.001000100010001" calcext:value-type="float">
            <text:p>0.0010001</text:p>
          </table:table-cell>
          <table:table-cell table:style-name="ce19" table:formula="of:=[.$O14]+[.$M$3]*MAX([.AF25:.AF29])" office:value-type="float" office:value="0.001000100010001" calcext:value-type="float">
            <text:p>0.0010001</text:p>
          </table:table-cell>
          <table:table-cell table:style-name="ce19" table:formula="of:=[.$O14]+[.$M$3]*MAX([.AG25:.AG29])" office:value-type="float" office:value="0.001000100010001" calcext:value-type="float">
            <text:p>0.0010001</text:p>
          </table:table-cell>
          <table:table-cell table:style-name="ce19" table:formula="of:=[.$O14]+[.$M$3]*MAX([.AH25:.AH29])" office:value-type="float" office:value="0.001000100010001" calcext:value-type="float">
            <text:p>0.0010001</text:p>
          </table:table-cell>
          <table:table-cell table:style-name="ce19" table:formula="of:=[.$O14]+[.$M$3]*MAX([.AI25:.AI29])" office:value-type="float" office:value="0.001000100010001" calcext:value-type="float">
            <text:p>0.0010001</text:p>
          </table:table-cell>
          <table:table-cell table:style-name="ce19" table:formula="of:=[.$O14]+[.$M$3]*MAX([.AJ25:.AJ29])" office:value-type="float" office:value="0.001000100010001" calcext:value-type="float">
            <text:p>0.0010001</text:p>
          </table:table-cell>
          <table:table-cell table:style-name="ce19" table:formula="of:=[.$O14]+[.$M$3]*MAX([.AK25:.AK29])" office:value-type="float" office:value="0.001000100010001" calcext:value-type="float">
            <text:p>0.0010001</text:p>
          </table:table-cell>
          <table:table-cell table:style-name="ce19" table:formula="of:=[.$O14]+[.$M$3]*MAX([.AL25:.AL29])" office:value-type="float" office:value="0.001000100010001" calcext:value-type="float">
            <text:p>0.0010001</text:p>
          </table:table-cell>
          <table:table-cell table:style-name="ce3" table:number-columns-repeated="963"/>
        </table:table-row>
        <table:table-row table:style-name="ro2">
          <table:table-cell table:style-name="Default"/>
          <table:table-cell table:style-name="ce4" office:value-type="float" office:value="-0.08" calcext:value-type="float">
            <text:p>-0.08</text:p>
          </table:table-cell>
          <table:table-cell table:style-name="ce6" office:value-type="string" calcext:value-type="string">
            <text:p>(0,0)</text:p>
          </table:table-cell>
          <table:table-cell table:style-name="ce6" office:value-type="string" calcext:value-type="string">
            <text:p>(1,0)</text:p>
          </table:table-cell>
          <table:table-cell table:style-name="ce1" office:value-type="string" calcext:value-type="string">
            <text:p>UP</text:p>
          </table:table-cell>
          <table:table-cell table:style-name="ce1"/>
          <table:table-cell table:style-name="ce8" office:value-type="float" office:value="0.001" calcext:value-type="float">
            <text:p>0.001</text:p>
          </table:table-cell>
          <table:table-cell table:style-name="ce6" office:value-type="string" calcext:value-type="string">
            <text:p>(0,0)</text:p>
          </table:table-cell>
          <table:table-cell table:style-name="ce6" office:value-type="string" calcext:value-type="string">
            <text:p>(1,0)</text:p>
          </table:table-cell>
          <table:table-cell table:style-name="ce1" office:value-type="string" calcext:value-type="string">
            <text:p>UP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U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15]+[.$M$3]*MAX([.P40:.P44])" office:value-type="float" office:value="0" calcext:value-type="float">
            <text:p>0</text:p>
          </table:table-cell>
          <table:table-cell table:style-name="ce16" table:formula="of:=[.$O15]+[.$M$3]*MAX([.Q40:.Q44])" office:value-type="float" office:value="0" calcext:value-type="float">
            <text:p>0</text:p>
          </table:table-cell>
          <table:table-cell table:style-name="ce18" table:formula="of:=[.$O15]+[.$M$3]*MAX([.R40:.R44])" office:value-type="float" office:value="0" calcext:value-type="float">
            <text:p>0</text:p>
          </table:table-cell>
          <table:table-cell table:style-name="ce18" table:formula="of:=[.$O15]+[.$M$3]*MAX([.S40:.S44])" office:value-type="float" office:value="0.001" calcext:value-type="float">
            <text:p>0.001</text:p>
          </table:table-cell>
          <table:table-cell table:style-name="ce18" table:formula="of:=[.$O15]+[.$M$3]*MAX([.T40:.T44])" office:value-type="float" office:value="0.001" calcext:value-type="float">
            <text:p>0.001</text:p>
          </table:table-cell>
          <table:table-cell table:style-name="ce18" table:formula="of:=[.$O15]+[.$M$3]*MAX([.U40:.U44])" office:value-type="float" office:value="0.001" calcext:value-type="float">
            <text:p>0.001</text:p>
          </table:table-cell>
          <table:table-cell table:style-name="ce18" table:formula="of:=[.$O15]+[.$M$3]*MAX([.V40:.V44])" office:value-type="float" office:value="0.001" calcext:value-type="float">
            <text:p>0.001</text:p>
          </table:table-cell>
          <table:table-cell table:style-name="ce18" table:formula="of:=[.$O15]+[.$M$3]*MAX([.W40:.W44])" office:value-type="float" office:value="0.0010001" calcext:value-type="float">
            <text:p>0.0010001</text:p>
          </table:table-cell>
          <table:table-cell table:style-name="ce18" table:formula="of:=[.$O15]+[.$M$3]*MAX([.X40:.X44])" office:value-type="float" office:value="0.0010001" calcext:value-type="float">
            <text:p>0.0010001</text:p>
          </table:table-cell>
          <table:table-cell table:style-name="ce18" table:formula="of:=[.$O15]+[.$M$3]*MAX([.Y40:.Y44])" office:value-type="float" office:value="0.0010001" calcext:value-type="float">
            <text:p>0.0010001</text:p>
          </table:table-cell>
          <table:table-cell table:style-name="ce18" table:formula="of:=[.$O15]+[.$M$3]*MAX([.Z40:.Z44])" office:value-type="float" office:value="0.0010001" calcext:value-type="float">
            <text:p>0.0010001</text:p>
          </table:table-cell>
          <table:table-cell table:style-name="ce18" table:formula="of:=[.$O15]+[.$M$3]*MAX([.AA40:.AA44])" office:value-type="float" office:value="0.00100010001" calcext:value-type="float">
            <text:p>0.0010001</text:p>
          </table:table-cell>
          <table:table-cell table:style-name="ce18" table:formula="of:=[.$O15]+[.$M$3]*MAX([.AB40:.AB44])" office:value-type="float" office:value="0.00100010001" calcext:value-type="float">
            <text:p>0.0010001</text:p>
          </table:table-cell>
          <table:table-cell table:style-name="ce18" table:formula="of:=[.$O15]+[.$M$3]*MAX([.AC40:.AC44])" office:value-type="float" office:value="0.00100010001" calcext:value-type="float">
            <text:p>0.0010001</text:p>
          </table:table-cell>
          <table:table-cell table:style-name="ce18" table:formula="of:=[.$O15]+[.$M$3]*MAX([.AD40:.AD44])" office:value-type="float" office:value="0.00100010001" calcext:value-type="float">
            <text:p>0.0010001</text:p>
          </table:table-cell>
          <table:table-cell table:style-name="ce18" table:formula="of:=[.$O15]+[.$M$3]*MAX([.AE40:.AE44])" office:value-type="float" office:value="0.001000100010001" calcext:value-type="float">
            <text:p>0.0010001</text:p>
          </table:table-cell>
          <table:table-cell table:style-name="ce18" table:formula="of:=[.$O15]+[.$M$3]*MAX([.AF40:.AF44])" office:value-type="float" office:value="0.001000100010001" calcext:value-type="float">
            <text:p>0.0010001</text:p>
          </table:table-cell>
          <table:table-cell table:style-name="ce18" table:formula="of:=[.$O15]+[.$M$3]*MAX([.AG40:.AG44])" office:value-type="float" office:value="0.001000100010001" calcext:value-type="float">
            <text:p>0.0010001</text:p>
          </table:table-cell>
          <table:table-cell table:style-name="ce18" table:formula="of:=[.$O15]+[.$M$3]*MAX([.AH40:.AH44])" office:value-type="float" office:value="0.001000100010001" calcext:value-type="float">
            <text:p>0.0010001</text:p>
          </table:table-cell>
          <table:table-cell table:style-name="ce18" table:formula="of:=[.$O15]+[.$M$3]*MAX([.AI40:.AI44])" office:value-type="float" office:value="0.001000100010001" calcext:value-type="float">
            <text:p>0.0010001</text:p>
          </table:table-cell>
          <table:table-cell table:style-name="ce18" table:formula="of:=[.$O15]+[.$M$3]*MAX([.AJ40:.AJ44])" office:value-type="float" office:value="0.001000100010001" calcext:value-type="float">
            <text:p>0.0010001</text:p>
          </table:table-cell>
          <table:table-cell table:style-name="ce18" table:formula="of:=[.$O15]+[.$M$3]*MAX([.AK40:.AK44])" office:value-type="float" office:value="0.001000100010001" calcext:value-type="float">
            <text:p>0.0010001</text:p>
          </table:table-cell>
          <table:table-cell table:style-name="ce18" table:formula="of:=[.$O15]+[.$M$3]*MAX([.AL40:.AL44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4" calcext:value-type="float">
            <text:p>0.004</text:p>
          </table:table-cell>
          <table:table-cell office:value-type="string" calcext:value-type="string">
            <text:p>(0,0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RIGHT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RIGHT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RIGH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16]+[.$M$3]*MAX([.P40:.P44])" office:value-type="float" office:value="0" calcext:value-type="float">
            <text:p>0</text:p>
          </table:table-cell>
          <table:table-cell table:style-name="ce16" table:formula="of:=[.$O16]+[.$M$3]*MAX([.Q40:.Q44])" office:value-type="float" office:value="0" calcext:value-type="float">
            <text:p>0</text:p>
          </table:table-cell>
          <table:table-cell table:style-name="ce18" table:formula="of:=[.$O16]+[.$M$3]*MAX([.R40:.R44])" office:value-type="float" office:value="0" calcext:value-type="float">
            <text:p>0</text:p>
          </table:table-cell>
          <table:table-cell table:style-name="ce18" table:formula="of:=[.$O16]+[.$M$3]*MAX([.S40:.S44])" office:value-type="float" office:value="0.001" calcext:value-type="float">
            <text:p>0.001</text:p>
          </table:table-cell>
          <table:table-cell table:style-name="ce18" table:formula="of:=[.$O16]+[.$M$3]*MAX([.T40:.T44])" office:value-type="float" office:value="0.001" calcext:value-type="float">
            <text:p>0.001</text:p>
          </table:table-cell>
          <table:table-cell table:style-name="ce18" table:formula="of:=[.$O16]+[.$M$3]*MAX([.U40:.U44])" office:value-type="float" office:value="0.001" calcext:value-type="float">
            <text:p>0.001</text:p>
          </table:table-cell>
          <table:table-cell table:style-name="ce18" table:formula="of:=[.$O16]+[.$M$3]*MAX([.V40:.V44])" office:value-type="float" office:value="0.001" calcext:value-type="float">
            <text:p>0.001</text:p>
          </table:table-cell>
          <table:table-cell table:style-name="ce18" table:formula="of:=[.$O16]+[.$M$3]*MAX([.W40:.W44])" office:value-type="float" office:value="0.0010001" calcext:value-type="float">
            <text:p>0.0010001</text:p>
          </table:table-cell>
          <table:table-cell table:style-name="ce18" table:formula="of:=[.$O16]+[.$M$3]*MAX([.X40:.X44])" office:value-type="float" office:value="0.0010001" calcext:value-type="float">
            <text:p>0.0010001</text:p>
          </table:table-cell>
          <table:table-cell table:style-name="ce18" table:formula="of:=[.$O16]+[.$M$3]*MAX([.Y40:.Y44])" office:value-type="float" office:value="0.0010001" calcext:value-type="float">
            <text:p>0.0010001</text:p>
          </table:table-cell>
          <table:table-cell table:style-name="ce18" table:formula="of:=[.$O16]+[.$M$3]*MAX([.Z40:.Z44])" office:value-type="float" office:value="0.0010001" calcext:value-type="float">
            <text:p>0.0010001</text:p>
          </table:table-cell>
          <table:table-cell table:style-name="ce18" table:formula="of:=[.$O16]+[.$M$3]*MAX([.AA40:.AA44])" office:value-type="float" office:value="0.00100010001" calcext:value-type="float">
            <text:p>0.0010001</text:p>
          </table:table-cell>
          <table:table-cell table:style-name="ce18" table:formula="of:=[.$O16]+[.$M$3]*MAX([.AB40:.AB44])" office:value-type="float" office:value="0.00100010001" calcext:value-type="float">
            <text:p>0.0010001</text:p>
          </table:table-cell>
          <table:table-cell table:style-name="ce18" table:formula="of:=[.$O16]+[.$M$3]*MAX([.AC40:.AC44])" office:value-type="float" office:value="0.00100010001" calcext:value-type="float">
            <text:p>0.0010001</text:p>
          </table:table-cell>
          <table:table-cell table:style-name="ce18" table:formula="of:=[.$O16]+[.$M$3]*MAX([.AD40:.AD44])" office:value-type="float" office:value="0.00100010001" calcext:value-type="float">
            <text:p>0.0010001</text:p>
          </table:table-cell>
          <table:table-cell table:style-name="ce18" table:formula="of:=[.$O16]+[.$M$3]*MAX([.AE40:.AE44])" office:value-type="float" office:value="0.001000100010001" calcext:value-type="float">
            <text:p>0.0010001</text:p>
          </table:table-cell>
          <table:table-cell table:style-name="ce18" table:formula="of:=[.$O16]+[.$M$3]*MAX([.AF40:.AF44])" office:value-type="float" office:value="0.001000100010001" calcext:value-type="float">
            <text:p>0.0010001</text:p>
          </table:table-cell>
          <table:table-cell table:style-name="ce18" table:formula="of:=[.$O16]+[.$M$3]*MAX([.AG40:.AG44])" office:value-type="float" office:value="0.001000100010001" calcext:value-type="float">
            <text:p>0.0010001</text:p>
          </table:table-cell>
          <table:table-cell table:style-name="ce18" table:formula="of:=[.$O16]+[.$M$3]*MAX([.AH40:.AH44])" office:value-type="float" office:value="0.001000100010001" calcext:value-type="float">
            <text:p>0.0010001</text:p>
          </table:table-cell>
          <table:table-cell table:style-name="ce18" table:formula="of:=[.$O16]+[.$M$3]*MAX([.AI40:.AI44])" office:value-type="float" office:value="0.001000100010001" calcext:value-type="float">
            <text:p>0.0010001</text:p>
          </table:table-cell>
          <table:table-cell table:style-name="ce18" table:formula="of:=[.$O16]+[.$M$3]*MAX([.AJ40:.AJ44])" office:value-type="float" office:value="0.001000100010001" calcext:value-type="float">
            <text:p>0.0010001</text:p>
          </table:table-cell>
          <table:table-cell table:style-name="ce18" table:formula="of:=[.$O16]+[.$M$3]*MAX([.AK40:.AK44])" office:value-type="float" office:value="0.001000100010001" calcext:value-type="float">
            <text:p>0.0010001</text:p>
          </table:table-cell>
          <table:table-cell table:style-name="ce18" table:formula="of:=[.$O16]+[.$M$3]*MAX([.AL40:.AL44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0,0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DOWN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DOWN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DOW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formula="of:=[.$O17]+[.$M$3]*MAX([.P45:.P49])" office:value-type="float" office:value="1" calcext:value-type="float">
            <text:p>1</text:p>
          </table:table-cell>
          <table:table-cell table:style-name="ce16" table:formula="of:=[.$O17]+[.$M$3]*MAX([.Q45:.Q49])" office:value-type="float" office:value="1" calcext:value-type="float">
            <text:p>1</text:p>
          </table:table-cell>
          <table:table-cell table:style-name="ce18" table:formula="of:=[.$O17]+[.$M$3]*MAX([.R45:.R49])" office:value-type="float" office:value="1" calcext:value-type="float">
            <text:p>1</text:p>
          </table:table-cell>
          <table:table-cell table:style-name="ce18" table:formula="of:=[.$O17]+[.$M$3]*MAX([.S45:.S49])" office:value-type="float" office:value="1" calcext:value-type="float">
            <text:p>1</text:p>
          </table:table-cell>
          <table:table-cell table:style-name="ce18" table:formula="of:=[.$O17]+[.$M$3]*MAX([.T45:.T49])" office:value-type="float" office:value="1.0001" calcext:value-type="float">
            <text:p>1.0001</text:p>
          </table:table-cell>
          <table:table-cell table:style-name="ce18" table:formula="of:=[.$O17]+[.$M$3]*MAX([.U45:.U49])" office:value-type="float" office:value="1.0001" calcext:value-type="float">
            <text:p>1.0001</text:p>
          </table:table-cell>
          <table:table-cell table:style-name="ce18" table:formula="of:=[.$O17]+[.$M$3]*MAX([.V45:.V49])" office:value-type="float" office:value="1.0001" calcext:value-type="float">
            <text:p>1.0001</text:p>
          </table:table-cell>
          <table:table-cell table:style-name="ce18" table:formula="of:=[.$O17]+[.$M$3]*MAX([.W45:.W49])" office:value-type="float" office:value="1.0001" calcext:value-type="float">
            <text:p>1.0001</text:p>
          </table:table-cell>
          <table:table-cell table:style-name="ce18" table:formula="of:=[.$O17]+[.$M$3]*MAX([.X45:.X49])" office:value-type="float" office:value="1.00010001" calcext:value-type="float">
            <text:p>1.00010001</text:p>
          </table:table-cell>
          <table:table-cell table:style-name="ce18" table:formula="of:=[.$O17]+[.$M$3]*MAX([.Y45:.Y49])" office:value-type="float" office:value="1.00010001" calcext:value-type="float">
            <text:p>1.00010001</text:p>
          </table:table-cell>
          <table:table-cell table:style-name="ce18" table:formula="of:=[.$O17]+[.$M$3]*MAX([.Z45:.Z49])" office:value-type="float" office:value="1.00010001" calcext:value-type="float">
            <text:p>1.00010001</text:p>
          </table:table-cell>
          <table:table-cell table:style-name="ce18" table:formula="of:=[.$O17]+[.$M$3]*MAX([.AA45:.AA49])" office:value-type="float" office:value="1.00010001" calcext:value-type="float">
            <text:p>1.00010001</text:p>
          </table:table-cell>
          <table:table-cell table:style-name="ce18" table:formula="of:=[.$O17]+[.$M$3]*MAX([.AB45:.AB49])" office:value-type="float" office:value="1.000100010001" calcext:value-type="float">
            <text:p>1.00010001</text:p>
          </table:table-cell>
          <table:table-cell table:style-name="ce18" table:formula="of:=[.$O17]+[.$M$3]*MAX([.AC45:.AC49])" office:value-type="float" office:value="1.000100010001" calcext:value-type="float">
            <text:p>1.00010001</text:p>
          </table:table-cell>
          <table:table-cell table:style-name="ce18" table:formula="of:=[.$O17]+[.$M$3]*MAX([.AD45:.AD49])" office:value-type="float" office:value="1.000100010001" calcext:value-type="float">
            <text:p>1.00010001</text:p>
          </table:table-cell>
          <table:table-cell table:style-name="ce18" table:formula="of:=[.$O17]+[.$M$3]*MAX([.AE45:.AE49])" office:value-type="float" office:value="1.000100010001" calcext:value-type="float">
            <text:p>1.00010001</text:p>
          </table:table-cell>
          <table:table-cell table:style-name="ce18" table:formula="of:=[.$O17]+[.$M$3]*MAX([.AF45:.AF49])" office:value-type="float" office:value="1.000100010001" calcext:value-type="float">
            <text:p>1.00010001</text:p>
          </table:table-cell>
          <table:table-cell table:style-name="ce18" table:formula="of:=[.$O17]+[.$M$3]*MAX([.AG45:.AG49])" office:value-type="float" office:value="1.000100010001" calcext:value-type="float">
            <text:p>1.00010001</text:p>
          </table:table-cell>
          <table:table-cell table:style-name="ce18" table:formula="of:=[.$O17]+[.$M$3]*MAX([.AH45:.AH49])" office:value-type="float" office:value="1.000100010001" calcext:value-type="float">
            <text:p>1.00010001</text:p>
          </table:table-cell>
          <table:table-cell table:style-name="ce18" table:formula="of:=[.$O17]+[.$M$3]*MAX([.AI45:.AI49])" office:value-type="float" office:value="1.000100010001" calcext:value-type="float">
            <text:p>1.00010001</text:p>
          </table:table-cell>
          <table:table-cell table:style-name="ce18" table:formula="of:=[.$O17]+[.$M$3]*MAX([.AJ45:.AJ49])" office:value-type="float" office:value="1.000100010001" calcext:value-type="float">
            <text:p>1.00010001</text:p>
          </table:table-cell>
          <table:table-cell table:style-name="ce18" table:formula="of:=[.$O17]+[.$M$3]*MAX([.AK45:.AK49])" office:value-type="float" office:value="1.000100010001" calcext:value-type="float">
            <text:p>1.00010001</text:p>
          </table:table-cell>
          <table:table-cell table:style-name="ce18" table:formula="of:=[.$O17]+[.$M$3]*MAX([.AL45:.AL49])" office:value-type="float" office:value="1.000100010001" calcext:value-type="float">
            <text:p>1.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27" calcext:value-type="float">
            <text:p>0.027</text:p>
          </table:table-cell>
          <table:table-cell office:value-type="string" calcext:value-type="string">
            <text:p>(0,0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7" office:value-type="float" office:value="0.01" calcext:value-type="float">
            <text:p>0.01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LEFT</text:p>
          </table:table-cell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LEF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18]+[.$M$3]*MAX([.P35:.P39])" office:value-type="float" office:value="0" calcext:value-type="float">
            <text:p>0</text:p>
          </table:table-cell>
          <table:table-cell table:style-name="ce16" table:formula="of:=[.$O18]+[.$M$3]*MAX([.Q35:.Q39])" office:value-type="float" office:value="0" calcext:value-type="float">
            <text:p>0</text:p>
          </table:table-cell>
          <table:table-cell table:style-name="ce18" table:formula="of:=[.$O18]+[.$M$3]*MAX([.R35:.R39])" office:value-type="float" office:value="0.01" calcext:value-type="float">
            <text:p>0.01</text:p>
          </table:table-cell>
          <table:table-cell table:style-name="ce18" table:formula="of:=[.$O18]+[.$M$3]*MAX([.S35:.S39])" office:value-type="float" office:value="0.01" calcext:value-type="float">
            <text:p>0.01</text:p>
          </table:table-cell>
          <table:table-cell table:style-name="ce18" table:formula="of:=[.$O18]+[.$M$3]*MAX([.T35:.T39])" office:value-type="float" office:value="0.01" calcext:value-type="float">
            <text:p>0.01</text:p>
          </table:table-cell>
          <table:table-cell table:style-name="ce18" table:formula="of:=[.$O18]+[.$M$3]*MAX([.U35:.U39])" office:value-type="float" office:value="0.01" calcext:value-type="float">
            <text:p>0.01</text:p>
          </table:table-cell>
          <table:table-cell table:style-name="ce18" table:formula="of:=[.$O18]+[.$M$3]*MAX([.V35:.V39])" office:value-type="float" office:value="0.010001" calcext:value-type="float">
            <text:p>0.010001</text:p>
          </table:table-cell>
          <table:table-cell table:style-name="ce18" table:formula="of:=[.$O18]+[.$M$3]*MAX([.W35:.W39])" office:value-type="float" office:value="0.010001" calcext:value-type="float">
            <text:p>0.010001</text:p>
          </table:table-cell>
          <table:table-cell table:style-name="ce18" table:formula="of:=[.$O18]+[.$M$3]*MAX([.X35:.X39])" office:value-type="float" office:value="0.010001" calcext:value-type="float">
            <text:p>0.010001</text:p>
          </table:table-cell>
          <table:table-cell table:style-name="ce18" table:formula="of:=[.$O18]+[.$M$3]*MAX([.Y35:.Y39])" office:value-type="float" office:value="0.010001" calcext:value-type="float">
            <text:p>0.010001</text:p>
          </table:table-cell>
          <table:table-cell table:style-name="ce18" table:formula="of:=[.$O18]+[.$M$3]*MAX([.Z35:.Z39])" office:value-type="float" office:value="0.0100010001" calcext:value-type="float">
            <text:p>0.0100010001</text:p>
          </table:table-cell>
          <table:table-cell table:style-name="ce18" table:formula="of:=[.$O18]+[.$M$3]*MAX([.AA35:.AA39])" office:value-type="float" office:value="0.0100010001" calcext:value-type="float">
            <text:p>0.0100010001</text:p>
          </table:table-cell>
          <table:table-cell table:style-name="ce18" table:formula="of:=[.$O18]+[.$M$3]*MAX([.AB35:.AB39])" office:value-type="float" office:value="0.0100010001" calcext:value-type="float">
            <text:p>0.0100010001</text:p>
          </table:table-cell>
          <table:table-cell table:style-name="ce18" table:formula="of:=[.$O18]+[.$M$3]*MAX([.AC35:.AC39])" office:value-type="float" office:value="0.0100010001" calcext:value-type="float">
            <text:p>0.0100010001</text:p>
          </table:table-cell>
          <table:table-cell table:style-name="ce18" table:formula="of:=[.$O18]+[.$M$3]*MAX([.AD35:.AD39])" office:value-type="float" office:value="0.01000100010001" calcext:value-type="float">
            <text:p>0.0100010001</text:p>
          </table:table-cell>
          <table:table-cell table:style-name="ce18" table:formula="of:=[.$O18]+[.$M$3]*MAX([.AE35:.AE39])" office:value-type="float" office:value="0.01000100010001" calcext:value-type="float">
            <text:p>0.0100010001</text:p>
          </table:table-cell>
          <table:table-cell table:style-name="ce18" table:formula="of:=[.$O18]+[.$M$3]*MAX([.AF35:.AF39])" office:value-type="float" office:value="0.01000100010001" calcext:value-type="float">
            <text:p>0.0100010001</text:p>
          </table:table-cell>
          <table:table-cell table:style-name="ce18" table:formula="of:=[.$O18]+[.$M$3]*MAX([.AG35:.AG39])" office:value-type="float" office:value="0.01000100010001" calcext:value-type="float">
            <text:p>0.0100010001</text:p>
          </table:table-cell>
          <table:table-cell table:style-name="ce18" table:formula="of:=[.$O18]+[.$M$3]*MAX([.AH35:.AH39])" office:value-type="float" office:value="0.01000100010001" calcext:value-type="float">
            <text:p>0.0100010001</text:p>
          </table:table-cell>
          <table:table-cell table:style-name="ce18" table:formula="of:=[.$O18]+[.$M$3]*MAX([.AI35:.AI39])" office:value-type="float" office:value="0.01000100010001" calcext:value-type="float">
            <text:p>0.0100010001</text:p>
          </table:table-cell>
          <table:table-cell table:style-name="ce18" table:formula="of:=[.$O18]+[.$M$3]*MAX([.AJ35:.AJ39])" office:value-type="float" office:value="0.01000100010001" calcext:value-type="float">
            <text:p>0.0100010001</text:p>
          </table:table-cell>
          <table:table-cell table:style-name="ce18" table:formula="of:=[.$O18]+[.$M$3]*MAX([.AK35:.AK39])" office:value-type="float" office:value="0.01000100010001" calcext:value-type="float">
            <text:p>0.0100010001</text:p>
          </table:table-cell>
          <table:table-cell table:style-name="ce18" table:formula="of:=[.$O18]+[.$M$3]*MAX([.AL35:.AL39])" office:value-type="float" office:value="0.01000100010001" calcext:value-type="float">
            <text:p>0.0100010001</text:p>
          </table:table-cell>
          <table:table-cell table:number-columns-repeated="963"/>
        </table:table-row>
        <table:table-row table:style-name="ro2">
          <table:table-cell table:style-name="ce3"/>
          <table:table-cell table:style-name="ce5" office:value-type="float" office:value="0.004" calcext:value-type="float">
            <text:p>0.004</text:p>
          </table:table-cell>
          <table:table-cell office:value-type="string" calcext:value-type="string">
            <text:p>(0,0)</text:p>
          </table:table-cell>
          <table:table-cell table:style-name="ce1" office:value-type="string" calcext:value-type="string">
            <text:p>(1,0)</text:p>
          </table:table-cell>
          <table:table-cell table:style-name="ce2" office:value-type="string" calcext:value-type="string">
            <text:p>STAY</text:p>
          </table:table-cell>
          <table:table-cell table:style-name="ce2"/>
          <table:table-cell table:style-name="ce8" office:value-type="float" office:value="0.001" calcext:value-type="float">
            <text:p>0.001</text:p>
          </table:table-cell>
          <table:table-cell table:style-name="ce6" office:value-type="string" calcext:value-type="string">
            <text:p>(0,0)</text:p>
          </table:table-cell>
          <table:table-cell table:style-name="ce6" office:value-type="string" calcext:value-type="string">
            <text:p>(1,0)</text:p>
          </table:table-cell>
          <table:table-cell table:style-name="ce2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text:p>(1,0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table:formula="of:=[.$O19]+[.$M$3]*MAX([.P40:.P44])" office:value-type="float" office:value="0" calcext:value-type="float">
            <text:p>0</text:p>
          </table:table-cell>
          <table:table-cell table:style-name="ce17" table:formula="of:=[.$O19]+[.$M$3]*MAX([.Q40:.Q44])" office:value-type="float" office:value="0" calcext:value-type="float">
            <text:p>0</text:p>
          </table:table-cell>
          <table:table-cell table:style-name="ce19" table:formula="of:=[.$O19]+[.$M$3]*MAX([.R40:.R44])" office:value-type="float" office:value="0" calcext:value-type="float">
            <text:p>0</text:p>
          </table:table-cell>
          <table:table-cell table:style-name="ce19" table:formula="of:=[.$O19]+[.$M$3]*MAX([.S40:.S44])" office:value-type="float" office:value="0.001" calcext:value-type="float">
            <text:p>0.001</text:p>
          </table:table-cell>
          <table:table-cell table:style-name="ce19" table:formula="of:=[.$O19]+[.$M$3]*MAX([.T40:.T44])" office:value-type="float" office:value="0.001" calcext:value-type="float">
            <text:p>0.001</text:p>
          </table:table-cell>
          <table:table-cell table:style-name="ce19" table:formula="of:=[.$O19]+[.$M$3]*MAX([.U40:.U44])" office:value-type="float" office:value="0.001" calcext:value-type="float">
            <text:p>0.001</text:p>
          </table:table-cell>
          <table:table-cell table:style-name="ce19" table:formula="of:=[.$O19]+[.$M$3]*MAX([.V40:.V44])" office:value-type="float" office:value="0.001" calcext:value-type="float">
            <text:p>0.001</text:p>
          </table:table-cell>
          <table:table-cell table:style-name="ce19" table:formula="of:=[.$O19]+[.$M$3]*MAX([.W40:.W44])" office:value-type="float" office:value="0.0010001" calcext:value-type="float">
            <text:p>0.0010001</text:p>
          </table:table-cell>
          <table:table-cell table:style-name="ce19" table:formula="of:=[.$O19]+[.$M$3]*MAX([.X40:.X44])" office:value-type="float" office:value="0.0010001" calcext:value-type="float">
            <text:p>0.0010001</text:p>
          </table:table-cell>
          <table:table-cell table:style-name="ce19" table:formula="of:=[.$O19]+[.$M$3]*MAX([.Y40:.Y44])" office:value-type="float" office:value="0.0010001" calcext:value-type="float">
            <text:p>0.0010001</text:p>
          </table:table-cell>
          <table:table-cell table:style-name="ce19" table:formula="of:=[.$O19]+[.$M$3]*MAX([.Z40:.Z44])" office:value-type="float" office:value="0.0010001" calcext:value-type="float">
            <text:p>0.0010001</text:p>
          </table:table-cell>
          <table:table-cell table:style-name="ce19" table:formula="of:=[.$O19]+[.$M$3]*MAX([.AA40:.AA44])" office:value-type="float" office:value="0.00100010001" calcext:value-type="float">
            <text:p>0.0010001</text:p>
          </table:table-cell>
          <table:table-cell table:style-name="ce19" table:formula="of:=[.$O19]+[.$M$3]*MAX([.AB40:.AB44])" office:value-type="float" office:value="0.00100010001" calcext:value-type="float">
            <text:p>0.0010001</text:p>
          </table:table-cell>
          <table:table-cell table:style-name="ce19" table:formula="of:=[.$O19]+[.$M$3]*MAX([.AC40:.AC44])" office:value-type="float" office:value="0.00100010001" calcext:value-type="float">
            <text:p>0.0010001</text:p>
          </table:table-cell>
          <table:table-cell table:style-name="ce19" table:formula="of:=[.$O19]+[.$M$3]*MAX([.AD40:.AD44])" office:value-type="float" office:value="0.00100010001" calcext:value-type="float">
            <text:p>0.0010001</text:p>
          </table:table-cell>
          <table:table-cell table:style-name="ce19" table:formula="of:=[.$O19]+[.$M$3]*MAX([.AE40:.AE44])" office:value-type="float" office:value="0.001000100010001" calcext:value-type="float">
            <text:p>0.0010001</text:p>
          </table:table-cell>
          <table:table-cell table:style-name="ce19" table:formula="of:=[.$O19]+[.$M$3]*MAX([.AF40:.AF44])" office:value-type="float" office:value="0.001000100010001" calcext:value-type="float">
            <text:p>0.0010001</text:p>
          </table:table-cell>
          <table:table-cell table:style-name="ce19" table:formula="of:=[.$O19]+[.$M$3]*MAX([.AG40:.AG44])" office:value-type="float" office:value="0.001000100010001" calcext:value-type="float">
            <text:p>0.0010001</text:p>
          </table:table-cell>
          <table:table-cell table:style-name="ce19" table:formula="of:=[.$O19]+[.$M$3]*MAX([.AH40:.AH44])" office:value-type="float" office:value="0.001000100010001" calcext:value-type="float">
            <text:p>0.0010001</text:p>
          </table:table-cell>
          <table:table-cell table:style-name="ce19" table:formula="of:=[.$O19]+[.$M$3]*MAX([.AI40:.AI44])" office:value-type="float" office:value="0.001000100010001" calcext:value-type="float">
            <text:p>0.0010001</text:p>
          </table:table-cell>
          <table:table-cell table:style-name="ce19" table:formula="of:=[.$O19]+[.$M$3]*MAX([.AJ40:.AJ44])" office:value-type="float" office:value="0.001000100010001" calcext:value-type="float">
            <text:p>0.0010001</text:p>
          </table:table-cell>
          <table:table-cell table:style-name="ce19" table:formula="of:=[.$O19]+[.$M$3]*MAX([.AK40:.AK44])" office:value-type="float" office:value="0.001000100010001" calcext:value-type="float">
            <text:p>0.0010001</text:p>
          </table:table-cell>
          <table:table-cell table:style-name="ce19" table:formula="of:=[.$O19]+[.$M$3]*MAX([.AL40:.AL44])" office:value-type="float" office:value="0.001000100010001" calcext:value-type="float">
            <text:p>0.0010001</text:p>
          </table:table-cell>
          <table:table-cell table:style-name="ce3" table:number-columns-repeated="963"/>
        </table:table-row>
        <table:table-row table:style-name="ro2">
          <table:table-cell table:style-name="Default"/>
          <table:table-cell table:style-name="ce4" office:value-type="float" office:value="0.014" calcext:value-type="float">
            <text:p>0.014</text:p>
          </table:table-cell>
          <table:table-cell table:style-name="ce6" office:value-type="string" calcext:value-type="string">
            <text:p>(0,1)</text:p>
          </table:table-cell>
          <table:table-cell table:style-name="ce6" office:value-type="string" calcext:value-type="string">
            <text:p>(0,0)</text:p>
          </table:table-cell>
          <table:table-cell table:style-name="ce1" office:value-type="string" calcext:value-type="string">
            <text:p>UP</text:p>
          </table:table-cell>
          <table:table-cell table:style-name="ce1"/>
          <table:table-cell table:style-name="ce7" office:value-type="float" office:value="0.01" calcext:value-type="float">
            <text:p>0.01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UP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U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20]+[.$M$3]*MAX([.P5:.P9])" office:value-type="float" office:value="0" calcext:value-type="float">
            <text:p>0</text:p>
          </table:table-cell>
          <table:table-cell table:style-name="ce16" table:formula="of:=[.$O20]+[.$M$3]*MAX([.Q5:.Q9])" office:value-type="float" office:value="0" calcext:value-type="float">
            <text:p>0</text:p>
          </table:table-cell>
          <table:table-cell table:style-name="ce18" table:formula="of:=[.$O20]+[.$M$3]*MAX([.R5:.R9])" office:value-type="float" office:value="0.01" calcext:value-type="float">
            <text:p>0.01</text:p>
          </table:table-cell>
          <table:table-cell table:style-name="ce18" table:formula="of:=[.$O20]+[.$M$3]*MAX([.S5:.S9])" office:value-type="float" office:value="0.01" calcext:value-type="float">
            <text:p>0.01</text:p>
          </table:table-cell>
          <table:table-cell table:style-name="ce18" table:formula="of:=[.$O20]+[.$M$3]*MAX([.T5:.T9])" office:value-type="float" office:value="0.01" calcext:value-type="float">
            <text:p>0.01</text:p>
          </table:table-cell>
          <table:table-cell table:style-name="ce18" table:formula="of:=[.$O20]+[.$M$3]*MAX([.U5:.U9])" office:value-type="float" office:value="0.01" calcext:value-type="float">
            <text:p>0.01</text:p>
          </table:table-cell>
          <table:table-cell table:style-name="ce18" table:formula="of:=[.$O20]+[.$M$3]*MAX([.V5:.V9])" office:value-type="float" office:value="0.010001" calcext:value-type="float">
            <text:p>0.010001</text:p>
          </table:table-cell>
          <table:table-cell table:style-name="ce18" table:formula="of:=[.$O20]+[.$M$3]*MAX([.W5:.W9])" office:value-type="float" office:value="0.010001" calcext:value-type="float">
            <text:p>0.010001</text:p>
          </table:table-cell>
          <table:table-cell table:style-name="ce18" table:formula="of:=[.$O20]+[.$M$3]*MAX([.X5:.X9])" office:value-type="float" office:value="0.010001" calcext:value-type="float">
            <text:p>0.010001</text:p>
          </table:table-cell>
          <table:table-cell table:style-name="ce18" table:formula="of:=[.$O20]+[.$M$3]*MAX([.Y5:.Y9])" office:value-type="float" office:value="0.010001" calcext:value-type="float">
            <text:p>0.010001</text:p>
          </table:table-cell>
          <table:table-cell table:style-name="ce18" table:formula="of:=[.$O20]+[.$M$3]*MAX([.Z5:.Z9])" office:value-type="float" office:value="0.0100010001" calcext:value-type="float">
            <text:p>0.0100010001</text:p>
          </table:table-cell>
          <table:table-cell table:style-name="ce18" table:formula="of:=[.$O20]+[.$M$3]*MAX([.AA5:.AA9])" office:value-type="float" office:value="0.0100010001" calcext:value-type="float">
            <text:p>0.0100010001</text:p>
          </table:table-cell>
          <table:table-cell table:style-name="ce18" table:formula="of:=[.$O20]+[.$M$3]*MAX([.AB5:.AB9])" office:value-type="float" office:value="0.0100010001" calcext:value-type="float">
            <text:p>0.0100010001</text:p>
          </table:table-cell>
          <table:table-cell table:style-name="ce18" table:formula="of:=[.$O20]+[.$M$3]*MAX([.AC5:.AC9])" office:value-type="float" office:value="0.0100010001" calcext:value-type="float">
            <text:p>0.0100010001</text:p>
          </table:table-cell>
          <table:table-cell table:style-name="ce18" table:formula="of:=[.$O20]+[.$M$3]*MAX([.AD5:.AD9])" office:value-type="float" office:value="0.01000100010001" calcext:value-type="float">
            <text:p>0.0100010001</text:p>
          </table:table-cell>
          <table:table-cell table:style-name="ce18" table:formula="of:=[.$O20]+[.$M$3]*MAX([.AE5:.AE9])" office:value-type="float" office:value="0.01000100010001" calcext:value-type="float">
            <text:p>0.0100010001</text:p>
          </table:table-cell>
          <table:table-cell table:style-name="ce18" table:formula="of:=[.$O20]+[.$M$3]*MAX([.AF5:.AF9])" office:value-type="float" office:value="0.01000100010001" calcext:value-type="float">
            <text:p>0.0100010001</text:p>
          </table:table-cell>
          <table:table-cell table:style-name="ce18" table:formula="of:=[.$O20]+[.$M$3]*MAX([.AG5:.AG9])" office:value-type="float" office:value="0.01000100010001" calcext:value-type="float">
            <text:p>0.0100010001</text:p>
          </table:table-cell>
          <table:table-cell table:style-name="ce18" table:formula="of:=[.$O20]+[.$M$3]*MAX([.AH5:.AH9])" office:value-type="float" office:value="0.01000100010001" calcext:value-type="float">
            <text:p>0.0100010001</text:p>
          </table:table-cell>
          <table:table-cell table:style-name="ce18" table:formula="of:=[.$O20]+[.$M$3]*MAX([.AI5:.AI9])" office:value-type="float" office:value="0.01000100010001" calcext:value-type="float">
            <text:p>0.0100010001</text:p>
          </table:table-cell>
          <table:table-cell table:style-name="ce18" table:formula="of:=[.$O20]+[.$M$3]*MAX([.AJ5:.AJ9])" office:value-type="float" office:value="0.01000100010001" calcext:value-type="float">
            <text:p>0.0100010001</text:p>
          </table:table-cell>
          <table:table-cell table:style-name="ce18" table:formula="of:=[.$O20]+[.$M$3]*MAX([.AK5:.AK9])" office:value-type="float" office:value="0.01000100010001" calcext:value-type="float">
            <text:p>0.0100010001</text:p>
          </table:table-cell>
          <table:table-cell table:style-name="ce18" table:formula="of:=[.$O20]+[.$M$3]*MAX([.AL5:.AL9])" office:value-type="float" office:value="0.01000100010001" calcext:value-type="float">
            <text:p>0.01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194" calcext:value-type="float">
            <text:p>0.194</text:p>
          </table:table-cell>
          <table:table-cell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RIGHT</text:p>
          </table:table-cell>
          <table:table-cell table:style-name="ce1"/>
          <table:table-cell table:style-name="ce7" office:value-type="float" office:value="0.1" calcext:value-type="float">
            <text:p>0.1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RIGHT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RIGH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21]+[.$M$3]*MAX([.P10:.P14])" office:value-type="float" office:value="0" calcext:value-type="float">
            <text:p>0</text:p>
          </table:table-cell>
          <table:table-cell table:style-name="ce16" table:formula="of:=[.$O21]+[.$M$3]*MAX([.Q10:.Q14])" office:value-type="float" office:value="0.1" calcext:value-type="float">
            <text:p>0.1</text:p>
          </table:table-cell>
          <table:table-cell table:style-name="ce18" table:formula="of:=[.$O21]+[.$M$3]*MAX([.R10:.R14])" office:value-type="float" office:value="0.1" calcext:value-type="float">
            <text:p>0.1</text:p>
          </table:table-cell>
          <table:table-cell table:style-name="ce18" table:formula="of:=[.$O21]+[.$M$3]*MAX([.S10:.S14])" office:value-type="float" office:value="0.1" calcext:value-type="float">
            <text:p>0.1</text:p>
          </table:table-cell>
          <table:table-cell table:style-name="ce18" table:formula="of:=[.$O21]+[.$M$3]*MAX([.T10:.T14])" office:value-type="float" office:value="0.1" calcext:value-type="float">
            <text:p>0.1</text:p>
          </table:table-cell>
          <table:table-cell table:style-name="ce18" table:formula="of:=[.$O21]+[.$M$3]*MAX([.U10:.U14])" office:value-type="float" office:value="0.10001" calcext:value-type="float">
            <text:p>0.10001</text:p>
          </table:table-cell>
          <table:table-cell table:style-name="ce18" table:formula="of:=[.$O21]+[.$M$3]*MAX([.V10:.V14])" office:value-type="float" office:value="0.10001" calcext:value-type="float">
            <text:p>0.10001</text:p>
          </table:table-cell>
          <table:table-cell table:style-name="ce18" table:formula="of:=[.$O21]+[.$M$3]*MAX([.W10:.W14])" office:value-type="float" office:value="0.10001" calcext:value-type="float">
            <text:p>0.10001</text:p>
          </table:table-cell>
          <table:table-cell table:style-name="ce18" table:formula="of:=[.$O21]+[.$M$3]*MAX([.X10:.X14])" office:value-type="float" office:value="0.10001" calcext:value-type="float">
            <text:p>0.10001</text:p>
          </table:table-cell>
          <table:table-cell table:style-name="ce18" table:formula="of:=[.$O21]+[.$M$3]*MAX([.Y10:.Y14])" office:value-type="float" office:value="0.100010001" calcext:value-type="float">
            <text:p>0.100010001</text:p>
          </table:table-cell>
          <table:table-cell table:style-name="ce18" table:formula="of:=[.$O21]+[.$M$3]*MAX([.Z10:.Z14])" office:value-type="float" office:value="0.100010001" calcext:value-type="float">
            <text:p>0.100010001</text:p>
          </table:table-cell>
          <table:table-cell table:style-name="ce18" table:formula="of:=[.$O21]+[.$M$3]*MAX([.AA10:.AA14])" office:value-type="float" office:value="0.100010001" calcext:value-type="float">
            <text:p>0.100010001</text:p>
          </table:table-cell>
          <table:table-cell table:style-name="ce18" table:formula="of:=[.$O21]+[.$M$3]*MAX([.AB10:.AB14])" office:value-type="float" office:value="0.100010001" calcext:value-type="float">
            <text:p>0.100010001</text:p>
          </table:table-cell>
          <table:table-cell table:style-name="ce18" table:formula="of:=[.$O21]+[.$M$3]*MAX([.AC10:.AC14])" office:value-type="float" office:value="0.1000100010001" calcext:value-type="float">
            <text:p>0.100010001</text:p>
          </table:table-cell>
          <table:table-cell table:style-name="ce18" table:formula="of:=[.$O21]+[.$M$3]*MAX([.AD10:.AD14])" office:value-type="float" office:value="0.1000100010001" calcext:value-type="float">
            <text:p>0.100010001</text:p>
          </table:table-cell>
          <table:table-cell table:style-name="ce18" table:formula="of:=[.$O21]+[.$M$3]*MAX([.AE10:.AE14])" office:value-type="float" office:value="0.1000100010001" calcext:value-type="float">
            <text:p>0.100010001</text:p>
          </table:table-cell>
          <table:table-cell table:style-name="ce18" table:formula="of:=[.$O21]+[.$M$3]*MAX([.AF10:.AF14])" office:value-type="float" office:value="0.1000100010001" calcext:value-type="float">
            <text:p>0.100010001</text:p>
          </table:table-cell>
          <table:table-cell table:style-name="ce18" table:formula="of:=[.$O21]+[.$M$3]*MAX([.AG10:.AG14])" office:value-type="float" office:value="0.1000100010001" calcext:value-type="float">
            <text:p>0.100010001</text:p>
          </table:table-cell>
          <table:table-cell table:style-name="ce18" table:formula="of:=[.$O21]+[.$M$3]*MAX([.AH10:.AH14])" office:value-type="float" office:value="0.1000100010001" calcext:value-type="float">
            <text:p>0.100010001</text:p>
          </table:table-cell>
          <table:table-cell table:style-name="ce18" table:formula="of:=[.$O21]+[.$M$3]*MAX([.AI10:.AI14])" office:value-type="float" office:value="0.1000100010001" calcext:value-type="float">
            <text:p>0.100010001</text:p>
          </table:table-cell>
          <table:table-cell table:style-name="ce18" table:formula="of:=[.$O21]+[.$M$3]*MAX([.AJ10:.AJ14])" office:value-type="float" office:value="0.1000100010001" calcext:value-type="float">
            <text:p>0.100010001</text:p>
          </table:table-cell>
          <table:table-cell table:style-name="ce18" table:formula="of:=[.$O21]+[.$M$3]*MAX([.AK10:.AK14])" office:value-type="float" office:value="0.1000100010001" calcext:value-type="float">
            <text:p>0.100010001</text:p>
          </table:table-cell>
          <table:table-cell table:style-name="ce18" table:formula="of:=[.$O21]+[.$M$3]*MAX([.AL10:.AL14])" office:value-type="float" office:value="0.1000100010001" calcext:value-type="float">
            <text:p>0.1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238" calcext:value-type="float">
            <text:p>0.238</text:p>
          </table:table-cell>
          <table:table-cell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DOWN</text:p>
          </table:table-cell>
          <table:table-cell table:style-name="ce1"/>
          <table:table-cell table:style-name="ce7" office:value-type="float" office:value="0.1" calcext:value-type="float">
            <text:p>0.1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DOWN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DOW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22]+[.$M$3]*MAX([.P15:.P19])" office:value-type="float" office:value="0" calcext:value-type="float">
            <text:p>0</text:p>
          </table:table-cell>
          <table:table-cell table:style-name="ce16" table:formula="of:=[.$O22]+[.$M$3]*MAX([.Q15:.Q19])" office:value-type="float" office:value="0.1" calcext:value-type="float">
            <text:p>0.1</text:p>
          </table:table-cell>
          <table:table-cell table:style-name="ce18" table:formula="of:=[.$O22]+[.$M$3]*MAX([.R15:.R19])" office:value-type="float" office:value="0.1" calcext:value-type="float">
            <text:p>0.1</text:p>
          </table:table-cell>
          <table:table-cell table:style-name="ce18" table:formula="of:=[.$O22]+[.$M$3]*MAX([.S15:.S19])" office:value-type="float" office:value="0.1" calcext:value-type="float">
            <text:p>0.1</text:p>
          </table:table-cell>
          <table:table-cell table:style-name="ce18" table:formula="of:=[.$O22]+[.$M$3]*MAX([.T15:.T19])" office:value-type="float" office:value="0.1" calcext:value-type="float">
            <text:p>0.1</text:p>
          </table:table-cell>
          <table:table-cell table:style-name="ce18" table:formula="of:=[.$O22]+[.$M$3]*MAX([.U15:.U19])" office:value-type="float" office:value="0.10001" calcext:value-type="float">
            <text:p>0.10001</text:p>
          </table:table-cell>
          <table:table-cell table:style-name="ce18" table:formula="of:=[.$O22]+[.$M$3]*MAX([.V15:.V19])" office:value-type="float" office:value="0.10001" calcext:value-type="float">
            <text:p>0.10001</text:p>
          </table:table-cell>
          <table:table-cell table:style-name="ce18" table:formula="of:=[.$O22]+[.$M$3]*MAX([.W15:.W19])" office:value-type="float" office:value="0.10001" calcext:value-type="float">
            <text:p>0.10001</text:p>
          </table:table-cell>
          <table:table-cell table:style-name="ce18" table:formula="of:=[.$O22]+[.$M$3]*MAX([.X15:.X19])" office:value-type="float" office:value="0.10001" calcext:value-type="float">
            <text:p>0.10001</text:p>
          </table:table-cell>
          <table:table-cell table:style-name="ce18" table:formula="of:=[.$O22]+[.$M$3]*MAX([.Y15:.Y19])" office:value-type="float" office:value="0.100010001" calcext:value-type="float">
            <text:p>0.100010001</text:p>
          </table:table-cell>
          <table:table-cell table:style-name="ce18" table:formula="of:=[.$O22]+[.$M$3]*MAX([.Z15:.Z19])" office:value-type="float" office:value="0.100010001" calcext:value-type="float">
            <text:p>0.100010001</text:p>
          </table:table-cell>
          <table:table-cell table:style-name="ce18" table:formula="of:=[.$O22]+[.$M$3]*MAX([.AA15:.AA19])" office:value-type="float" office:value="0.100010001" calcext:value-type="float">
            <text:p>0.100010001</text:p>
          </table:table-cell>
          <table:table-cell table:style-name="ce18" table:formula="of:=[.$O22]+[.$M$3]*MAX([.AB15:.AB19])" office:value-type="float" office:value="0.100010001" calcext:value-type="float">
            <text:p>0.100010001</text:p>
          </table:table-cell>
          <table:table-cell table:style-name="ce18" table:formula="of:=[.$O22]+[.$M$3]*MAX([.AC15:.AC19])" office:value-type="float" office:value="0.1000100010001" calcext:value-type="float">
            <text:p>0.100010001</text:p>
          </table:table-cell>
          <table:table-cell table:style-name="ce18" table:formula="of:=[.$O22]+[.$M$3]*MAX([.AD15:.AD19])" office:value-type="float" office:value="0.1000100010001" calcext:value-type="float">
            <text:p>0.100010001</text:p>
          </table:table-cell>
          <table:table-cell table:style-name="ce18" table:formula="of:=[.$O22]+[.$M$3]*MAX([.AE15:.AE19])" office:value-type="float" office:value="0.1000100010001" calcext:value-type="float">
            <text:p>0.100010001</text:p>
          </table:table-cell>
          <table:table-cell table:style-name="ce18" table:formula="of:=[.$O22]+[.$M$3]*MAX([.AF15:.AF19])" office:value-type="float" office:value="0.1000100010001" calcext:value-type="float">
            <text:p>0.100010001</text:p>
          </table:table-cell>
          <table:table-cell table:style-name="ce18" table:formula="of:=[.$O22]+[.$M$3]*MAX([.AG15:.AG19])" office:value-type="float" office:value="0.1000100010001" calcext:value-type="float">
            <text:p>0.100010001</text:p>
          </table:table-cell>
          <table:table-cell table:style-name="ce18" table:formula="of:=[.$O22]+[.$M$3]*MAX([.AH15:.AH19])" office:value-type="float" office:value="0.1000100010001" calcext:value-type="float">
            <text:p>0.100010001</text:p>
          </table:table-cell>
          <table:table-cell table:style-name="ce18" table:formula="of:=[.$O22]+[.$M$3]*MAX([.AI15:.AI19])" office:value-type="float" office:value="0.1000100010001" calcext:value-type="float">
            <text:p>0.100010001</text:p>
          </table:table-cell>
          <table:table-cell table:style-name="ce18" table:formula="of:=[.$O22]+[.$M$3]*MAX([.AJ15:.AJ19])" office:value-type="float" office:value="0.1000100010001" calcext:value-type="float">
            <text:p>0.100010001</text:p>
          </table:table-cell>
          <table:table-cell table:style-name="ce18" table:formula="of:=[.$O22]+[.$M$3]*MAX([.AK15:.AK19])" office:value-type="float" office:value="0.1000100010001" calcext:value-type="float">
            <text:p>0.100010001</text:p>
          </table:table-cell>
          <table:table-cell table:style-name="ce18" table:formula="of:=[.$O22]+[.$M$3]*MAX([.AL15:.AL19])" office:value-type="float" office:value="0.1000100010001" calcext:value-type="float">
            <text:p>0.1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12" calcext:value-type="float">
            <text:p>0.012</text:p>
          </table:table-cell>
          <table:table-cell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8" office:value-type="float" office:value="0.01" calcext:value-type="float">
            <text:p>0.01</text:p>
          </table:table-cell>
          <table:table-cell table:style-name="ce6" office:value-type="string" calcext:value-type="string">
            <text:p>(0,1)</text:p>
          </table:table-cell>
          <table:table-cell table:style-name="ce6" office:value-type="string" calcext:value-type="string">
            <text:p>(0,0)</text:p>
          </table:table-cell>
          <table:table-cell table:style-name="ce1" office:value-type="string" calcext:value-type="string">
            <text:p>LEFT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LEF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23]+[.$M$3]*MAX([.P5:.P9])" office:value-type="float" office:value="0" calcext:value-type="float">
            <text:p>0</text:p>
          </table:table-cell>
          <table:table-cell table:style-name="ce16" table:formula="of:=[.$O23]+[.$M$3]*MAX([.Q5:.Q9])" office:value-type="float" office:value="0" calcext:value-type="float">
            <text:p>0</text:p>
          </table:table-cell>
          <table:table-cell table:style-name="ce18" table:formula="of:=[.$O23]+[.$M$3]*MAX([.R5:.R9])" office:value-type="float" office:value="0.01" calcext:value-type="float">
            <text:p>0.01</text:p>
          </table:table-cell>
          <table:table-cell table:style-name="ce18" table:formula="of:=[.$O23]+[.$M$3]*MAX([.S5:.S9])" office:value-type="float" office:value="0.01" calcext:value-type="float">
            <text:p>0.01</text:p>
          </table:table-cell>
          <table:table-cell table:style-name="ce18" table:formula="of:=[.$O23]+[.$M$3]*MAX([.T5:.T9])" office:value-type="float" office:value="0.01" calcext:value-type="float">
            <text:p>0.01</text:p>
          </table:table-cell>
          <table:table-cell table:style-name="ce18" table:formula="of:=[.$O23]+[.$M$3]*MAX([.U5:.U9])" office:value-type="float" office:value="0.01" calcext:value-type="float">
            <text:p>0.01</text:p>
          </table:table-cell>
          <table:table-cell table:style-name="ce18" table:formula="of:=[.$O23]+[.$M$3]*MAX([.V5:.V9])" office:value-type="float" office:value="0.010001" calcext:value-type="float">
            <text:p>0.010001</text:p>
          </table:table-cell>
          <table:table-cell table:style-name="ce18" table:formula="of:=[.$O23]+[.$M$3]*MAX([.W5:.W9])" office:value-type="float" office:value="0.010001" calcext:value-type="float">
            <text:p>0.010001</text:p>
          </table:table-cell>
          <table:table-cell table:style-name="ce18" table:formula="of:=[.$O23]+[.$M$3]*MAX([.X5:.X9])" office:value-type="float" office:value="0.010001" calcext:value-type="float">
            <text:p>0.010001</text:p>
          </table:table-cell>
          <table:table-cell table:style-name="ce18" table:formula="of:=[.$O23]+[.$M$3]*MAX([.Y5:.Y9])" office:value-type="float" office:value="0.010001" calcext:value-type="float">
            <text:p>0.010001</text:p>
          </table:table-cell>
          <table:table-cell table:style-name="ce18" table:formula="of:=[.$O23]+[.$M$3]*MAX([.Z5:.Z9])" office:value-type="float" office:value="0.0100010001" calcext:value-type="float">
            <text:p>0.0100010001</text:p>
          </table:table-cell>
          <table:table-cell table:style-name="ce18" table:formula="of:=[.$O23]+[.$M$3]*MAX([.AA5:.AA9])" office:value-type="float" office:value="0.0100010001" calcext:value-type="float">
            <text:p>0.0100010001</text:p>
          </table:table-cell>
          <table:table-cell table:style-name="ce18" table:formula="of:=[.$O23]+[.$M$3]*MAX([.AB5:.AB9])" office:value-type="float" office:value="0.0100010001" calcext:value-type="float">
            <text:p>0.0100010001</text:p>
          </table:table-cell>
          <table:table-cell table:style-name="ce18" table:formula="of:=[.$O23]+[.$M$3]*MAX([.AC5:.AC9])" office:value-type="float" office:value="0.0100010001" calcext:value-type="float">
            <text:p>0.0100010001</text:p>
          </table:table-cell>
          <table:table-cell table:style-name="ce18" table:formula="of:=[.$O23]+[.$M$3]*MAX([.AD5:.AD9])" office:value-type="float" office:value="0.01000100010001" calcext:value-type="float">
            <text:p>0.0100010001</text:p>
          </table:table-cell>
          <table:table-cell table:style-name="ce18" table:formula="of:=[.$O23]+[.$M$3]*MAX([.AE5:.AE9])" office:value-type="float" office:value="0.01000100010001" calcext:value-type="float">
            <text:p>0.0100010001</text:p>
          </table:table-cell>
          <table:table-cell table:style-name="ce18" table:formula="of:=[.$O23]+[.$M$3]*MAX([.AF5:.AF9])" office:value-type="float" office:value="0.01000100010001" calcext:value-type="float">
            <text:p>0.0100010001</text:p>
          </table:table-cell>
          <table:table-cell table:style-name="ce18" table:formula="of:=[.$O23]+[.$M$3]*MAX([.AG5:.AG9])" office:value-type="float" office:value="0.01000100010001" calcext:value-type="float">
            <text:p>0.0100010001</text:p>
          </table:table-cell>
          <table:table-cell table:style-name="ce18" table:formula="of:=[.$O23]+[.$M$3]*MAX([.AH5:.AH9])" office:value-type="float" office:value="0.01000100010001" calcext:value-type="float">
            <text:p>0.0100010001</text:p>
          </table:table-cell>
          <table:table-cell table:style-name="ce18" table:formula="of:=[.$O23]+[.$M$3]*MAX([.AI5:.AI9])" office:value-type="float" office:value="0.01000100010001" calcext:value-type="float">
            <text:p>0.0100010001</text:p>
          </table:table-cell>
          <table:table-cell table:style-name="ce18" table:formula="of:=[.$O23]+[.$M$3]*MAX([.AJ5:.AJ9])" office:value-type="float" office:value="0.01000100010001" calcext:value-type="float">
            <text:p>0.0100010001</text:p>
          </table:table-cell>
          <table:table-cell table:style-name="ce18" table:formula="of:=[.$O23]+[.$M$3]*MAX([.AK5:.AK9])" office:value-type="float" office:value="0.01000100010001" calcext:value-type="float">
            <text:p>0.0100010001</text:p>
          </table:table-cell>
          <table:table-cell table:style-name="ce18" table:formula="of:=[.$O23]+[.$M$3]*MAX([.AL5:.AL9])" office:value-type="float" office:value="0.01000100010001" calcext:value-type="float">
            <text:p>0.0100010001</text:p>
          </table:table-cell>
          <table:table-cell table:number-columns-repeated="963"/>
        </table:table-row>
        <table:table-row table:style-name="ro2">
          <table:table-cell table:style-name="ce3"/>
          <table:table-cell table:style-name="ce5" office:value-type="float" office:value="0.014" calcext:value-type="float">
            <text:p>0.014</text:p>
          </table:table-cell>
          <table:table-cell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2" office:value-type="string" calcext:value-type="string">
            <text:p>STAY</text:p>
          </table:table-cell>
          <table:table-cell table:style-name="ce2"/>
          <table:table-cell table:style-name="ce7" office:value-type="float" office:value="0.01" calcext:value-type="float">
            <text:p>0.01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2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0,1)</text:p>
          </table:table-cell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table:formula="of:=[.$O24]+[.$M$3]*MAX([.P5:.P9])" office:value-type="float" office:value="0" calcext:value-type="float">
            <text:p>0</text:p>
          </table:table-cell>
          <table:table-cell table:style-name="ce17" table:formula="of:=[.$O24]+[.$M$3]*MAX([.Q5:.Q9])" office:value-type="float" office:value="0" calcext:value-type="float">
            <text:p>0</text:p>
          </table:table-cell>
          <table:table-cell table:style-name="ce19" table:formula="of:=[.$O24]+[.$M$3]*MAX([.R5:.R9])" office:value-type="float" office:value="0.01" calcext:value-type="float">
            <text:p>0.01</text:p>
          </table:table-cell>
          <table:table-cell table:style-name="ce19" table:formula="of:=[.$O24]+[.$M$3]*MAX([.S5:.S9])" office:value-type="float" office:value="0.01" calcext:value-type="float">
            <text:p>0.01</text:p>
          </table:table-cell>
          <table:table-cell table:style-name="ce19" table:formula="of:=[.$O24]+[.$M$3]*MAX([.T5:.T9])" office:value-type="float" office:value="0.01" calcext:value-type="float">
            <text:p>0.01</text:p>
          </table:table-cell>
          <table:table-cell table:style-name="ce19" table:formula="of:=[.$O24]+[.$M$3]*MAX([.U5:.U9])" office:value-type="float" office:value="0.01" calcext:value-type="float">
            <text:p>0.01</text:p>
          </table:table-cell>
          <table:table-cell table:style-name="ce19" table:formula="of:=[.$O24]+[.$M$3]*MAX([.V5:.V9])" office:value-type="float" office:value="0.010001" calcext:value-type="float">
            <text:p>0.010001</text:p>
          </table:table-cell>
          <table:table-cell table:style-name="ce19" table:formula="of:=[.$O24]+[.$M$3]*MAX([.W5:.W9])" office:value-type="float" office:value="0.010001" calcext:value-type="float">
            <text:p>0.010001</text:p>
          </table:table-cell>
          <table:table-cell table:style-name="ce19" table:formula="of:=[.$O24]+[.$M$3]*MAX([.X5:.X9])" office:value-type="float" office:value="0.010001" calcext:value-type="float">
            <text:p>0.010001</text:p>
          </table:table-cell>
          <table:table-cell table:style-name="ce19" table:formula="of:=[.$O24]+[.$M$3]*MAX([.Y5:.Y9])" office:value-type="float" office:value="0.010001" calcext:value-type="float">
            <text:p>0.010001</text:p>
          </table:table-cell>
          <table:table-cell table:style-name="ce19" table:formula="of:=[.$O24]+[.$M$3]*MAX([.Z5:.Z9])" office:value-type="float" office:value="0.0100010001" calcext:value-type="float">
            <text:p>0.0100010001</text:p>
          </table:table-cell>
          <table:table-cell table:style-name="ce19" table:formula="of:=[.$O24]+[.$M$3]*MAX([.AA5:.AA9])" office:value-type="float" office:value="0.0100010001" calcext:value-type="float">
            <text:p>0.0100010001</text:p>
          </table:table-cell>
          <table:table-cell table:style-name="ce19" table:formula="of:=[.$O24]+[.$M$3]*MAX([.AB5:.AB9])" office:value-type="float" office:value="0.0100010001" calcext:value-type="float">
            <text:p>0.0100010001</text:p>
          </table:table-cell>
          <table:table-cell table:style-name="ce19" table:formula="of:=[.$O24]+[.$M$3]*MAX([.AC5:.AC9])" office:value-type="float" office:value="0.0100010001" calcext:value-type="float">
            <text:p>0.0100010001</text:p>
          </table:table-cell>
          <table:table-cell table:style-name="ce19" table:formula="of:=[.$O24]+[.$M$3]*MAX([.AD5:.AD9])" office:value-type="float" office:value="0.01000100010001" calcext:value-type="float">
            <text:p>0.0100010001</text:p>
          </table:table-cell>
          <table:table-cell table:style-name="ce19" table:formula="of:=[.$O24]+[.$M$3]*MAX([.AE5:.AE9])" office:value-type="float" office:value="0.01000100010001" calcext:value-type="float">
            <text:p>0.0100010001</text:p>
          </table:table-cell>
          <table:table-cell table:style-name="ce19" table:formula="of:=[.$O24]+[.$M$3]*MAX([.AF5:.AF9])" office:value-type="float" office:value="0.01000100010001" calcext:value-type="float">
            <text:p>0.0100010001</text:p>
          </table:table-cell>
          <table:table-cell table:style-name="ce19" table:formula="of:=[.$O24]+[.$M$3]*MAX([.AG5:.AG9])" office:value-type="float" office:value="0.01000100010001" calcext:value-type="float">
            <text:p>0.0100010001</text:p>
          </table:table-cell>
          <table:table-cell table:style-name="ce19" table:formula="of:=[.$O24]+[.$M$3]*MAX([.AH5:.AH9])" office:value-type="float" office:value="0.01000100010001" calcext:value-type="float">
            <text:p>0.0100010001</text:p>
          </table:table-cell>
          <table:table-cell table:style-name="ce19" table:formula="of:=[.$O24]+[.$M$3]*MAX([.AI5:.AI9])" office:value-type="float" office:value="0.01000100010001" calcext:value-type="float">
            <text:p>0.0100010001</text:p>
          </table:table-cell>
          <table:table-cell table:style-name="ce19" table:formula="of:=[.$O24]+[.$M$3]*MAX([.AJ5:.AJ9])" office:value-type="float" office:value="0.01000100010001" calcext:value-type="float">
            <text:p>0.0100010001</text:p>
          </table:table-cell>
          <table:table-cell table:style-name="ce19" table:formula="of:=[.$O24]+[.$M$3]*MAX([.AK5:.AK9])" office:value-type="float" office:value="0.01000100010001" calcext:value-type="float">
            <text:p>0.0100010001</text:p>
          </table:table-cell>
          <table:table-cell table:style-name="ce19" table:formula="of:=[.$O24]+[.$M$3]*MAX([.AL5:.AL9])" office:value-type="float" office:value="0.01000100010001" calcext:value-type="float">
            <text:p>0.0100010001</text:p>
          </table:table-cell>
          <table:table-cell table:style-name="ce3" table:number-columns-repeated="963"/>
        </table:table-row>
        <table:table-row table:style-name="ro2">
          <table:table-cell table:style-name="Default"/>
          <table:table-cell table:style-name="ce4" office:value-type="float" office:value="0.007" calcext:value-type="float">
            <text:p>0.007</text:p>
          </table:table-cell>
          <table:table-cell table:number-columns-repeated="2" table:style-name="ce6" office:value-type="string" calcext:value-type="string">
            <text:p>(0,1)</text:p>
          </table:table-cell>
          <table:table-cell table:style-name="ce1" office:value-type="string" calcext:value-type="string">
            <text:p>UP</text:p>
          </table:table-cell>
          <table:table-cell table:style-name="ce1"/>
          <table:table-cell table:style-name="ce7" office:value-type="float" office:value="0.01" calcext:value-type="float">
            <text:p>0.01</text:p>
          </table:table-cell>
          <table:table-cell table:number-columns-repeated="2" table:style-name="ce1" office:value-type="string" calcext:value-type="string">
            <text:p>(0,1)</text:p>
          </table:table-cell>
          <table:table-cell table:style-name="ce1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(0,1)</text:p>
          </table:table-cell>
          <table:table-cell office:value-type="string" calcext:value-type="string">
            <text:p>U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25]+[.$M$3]*MAX([.P20:.P24])" office:value-type="float" office:value="0" calcext:value-type="float">
            <text:p>0</text:p>
          </table:table-cell>
          <table:table-cell table:style-name="ce16" table:formula="of:=[.$O25]+[.$M$3]*MAX([.Q20:.Q24])" office:value-type="float" office:value="0" calcext:value-type="float">
            <text:p>0</text:p>
          </table:table-cell>
          <table:table-cell table:style-name="ce18" table:formula="of:=[.$O25]+[.$M$3]*MAX([.R20:.R24])" office:value-type="float" office:value="0.01" calcext:value-type="float">
            <text:p>0.01</text:p>
          </table:table-cell>
          <table:table-cell table:style-name="ce18" table:formula="of:=[.$O25]+[.$M$3]*MAX([.S20:.S24])" office:value-type="float" office:value="0.01" calcext:value-type="float">
            <text:p>0.01</text:p>
          </table:table-cell>
          <table:table-cell table:style-name="ce18" table:formula="of:=[.$O25]+[.$M$3]*MAX([.T20:.T24])" office:value-type="float" office:value="0.01" calcext:value-type="float">
            <text:p>0.01</text:p>
          </table:table-cell>
          <table:table-cell table:style-name="ce18" table:formula="of:=[.$O25]+[.$M$3]*MAX([.U20:.U24])" office:value-type="float" office:value="0.01" calcext:value-type="float">
            <text:p>0.01</text:p>
          </table:table-cell>
          <table:table-cell table:style-name="ce18" table:formula="of:=[.$O25]+[.$M$3]*MAX([.V20:.V24])" office:value-type="float" office:value="0.010001" calcext:value-type="float">
            <text:p>0.010001</text:p>
          </table:table-cell>
          <table:table-cell table:style-name="ce18" table:formula="of:=[.$O25]+[.$M$3]*MAX([.W20:.W24])" office:value-type="float" office:value="0.010001" calcext:value-type="float">
            <text:p>0.010001</text:p>
          </table:table-cell>
          <table:table-cell table:style-name="ce18" table:formula="of:=[.$O25]+[.$M$3]*MAX([.X20:.X24])" office:value-type="float" office:value="0.010001" calcext:value-type="float">
            <text:p>0.010001</text:p>
          </table:table-cell>
          <table:table-cell table:style-name="ce18" table:formula="of:=[.$O25]+[.$M$3]*MAX([.Y20:.Y24])" office:value-type="float" office:value="0.010001" calcext:value-type="float">
            <text:p>0.010001</text:p>
          </table:table-cell>
          <table:table-cell table:style-name="ce18" table:formula="of:=[.$O25]+[.$M$3]*MAX([.Z20:.Z24])" office:value-type="float" office:value="0.0100010001" calcext:value-type="float">
            <text:p>0.0100010001</text:p>
          </table:table-cell>
          <table:table-cell table:style-name="ce18" table:formula="of:=[.$O25]+[.$M$3]*MAX([.AA20:.AA24])" office:value-type="float" office:value="0.0100010001" calcext:value-type="float">
            <text:p>0.0100010001</text:p>
          </table:table-cell>
          <table:table-cell table:style-name="ce18" table:formula="of:=[.$O25]+[.$M$3]*MAX([.AB20:.AB24])" office:value-type="float" office:value="0.0100010001" calcext:value-type="float">
            <text:p>0.0100010001</text:p>
          </table:table-cell>
          <table:table-cell table:style-name="ce18" table:formula="of:=[.$O25]+[.$M$3]*MAX([.AC20:.AC24])" office:value-type="float" office:value="0.0100010001" calcext:value-type="float">
            <text:p>0.0100010001</text:p>
          </table:table-cell>
          <table:table-cell table:style-name="ce18" table:formula="of:=[.$O25]+[.$M$3]*MAX([.AD20:.AD24])" office:value-type="float" office:value="0.01000100010001" calcext:value-type="float">
            <text:p>0.0100010001</text:p>
          </table:table-cell>
          <table:table-cell table:style-name="ce18" table:formula="of:=[.$O25]+[.$M$3]*MAX([.AE20:.AE24])" office:value-type="float" office:value="0.01000100010001" calcext:value-type="float">
            <text:p>0.0100010001</text:p>
          </table:table-cell>
          <table:table-cell table:style-name="ce18" table:formula="of:=[.$O25]+[.$M$3]*MAX([.AF20:.AF24])" office:value-type="float" office:value="0.01000100010001" calcext:value-type="float">
            <text:p>0.0100010001</text:p>
          </table:table-cell>
          <table:table-cell table:style-name="ce18" table:formula="of:=[.$O25]+[.$M$3]*MAX([.AG20:.AG24])" office:value-type="float" office:value="0.01000100010001" calcext:value-type="float">
            <text:p>0.0100010001</text:p>
          </table:table-cell>
          <table:table-cell table:style-name="ce18" table:formula="of:=[.$O25]+[.$M$3]*MAX([.AH20:.AH24])" office:value-type="float" office:value="0.01000100010001" calcext:value-type="float">
            <text:p>0.0100010001</text:p>
          </table:table-cell>
          <table:table-cell table:style-name="ce18" table:formula="of:=[.$O25]+[.$M$3]*MAX([.AI20:.AI24])" office:value-type="float" office:value="0.01000100010001" calcext:value-type="float">
            <text:p>0.0100010001</text:p>
          </table:table-cell>
          <table:table-cell table:style-name="ce18" table:formula="of:=[.$O25]+[.$M$3]*MAX([.AJ20:.AJ24])" office:value-type="float" office:value="0.01000100010001" calcext:value-type="float">
            <text:p>0.0100010001</text:p>
          </table:table-cell>
          <table:table-cell table:style-name="ce18" table:formula="of:=[.$O25]+[.$M$3]*MAX([.AK20:.AK24])" office:value-type="float" office:value="0.01000100010001" calcext:value-type="float">
            <text:p>0.0100010001</text:p>
          </table:table-cell>
          <table:table-cell table:style-name="ce18" table:formula="of:=[.$O25]+[.$M$3]*MAX([.AL20:.AL24])" office:value-type="float" office:value="0.01000100010001" calcext:value-type="float">
            <text:p>0.01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7" calcext:value-type="float">
            <text:p>0.007</text:p>
          </table:table-cell>
          <table:table-cell office:value-type="string" calcext:value-type="string">
            <text:p>(0,1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RIGHT</text:p>
          </table:table-cell>
          <table:table-cell table:style-name="ce1"/>
          <table:table-cell table:style-name="ce7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(0,1)</text:p>
          </table:table-cell>
          <table:table-cell table:style-name="ce1" office:value-type="string" calcext:value-type="string">
            <text:p>RIGHT</text:p>
          </table:table-cell>
          <table:table-cell/>
          <table:table-cell table:number-columns-repeated="2" office:value-type="string" calcext:value-type="string">
            <text:p>(0,1)</text:p>
          </table:table-cell>
          <table:table-cell office:value-type="string" calcext:value-type="string">
            <text:p>RIGH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26]+[.$M$3]*MAX([.P30:.P34])" office:value-type="float" office:value="0" calcext:value-type="float">
            <text:p>0</text:p>
          </table:table-cell>
          <table:table-cell table:style-name="ce16" table:formula="of:=[.$O26]+[.$M$3]*MAX([.Q30:.Q34])" office:value-type="float" office:value="0" calcext:value-type="float">
            <text:p>0</text:p>
          </table:table-cell>
          <table:table-cell table:style-name="ce18" table:formula="of:=[.$O26]+[.$M$3]*MAX([.R30:.R34])" office:value-type="float" office:value="0" calcext:value-type="float">
            <text:p>0</text:p>
          </table:table-cell>
          <table:table-cell table:style-name="ce18" table:formula="of:=[.$O26]+[.$M$3]*MAX([.S30:.S34])" office:value-type="float" office:value="0" calcext:value-type="float">
            <text:p>0</text:p>
          </table:table-cell>
          <table:table-cell table:style-name="ce18" table:formula="of:=[.$O26]+[.$M$3]*MAX([.T30:.T34])" office:value-type="float" office:value="0.0001" calcext:value-type="float">
            <text:p>0.0001</text:p>
          </table:table-cell>
          <table:table-cell table:style-name="ce18" table:formula="of:=[.$O26]+[.$M$3]*MAX([.U30:.U34])" office:value-type="float" office:value="0.0001" calcext:value-type="float">
            <text:p>0.0001</text:p>
          </table:table-cell>
          <table:table-cell table:style-name="ce18" table:formula="of:=[.$O26]+[.$M$3]*MAX([.V30:.V34])" office:value-type="float" office:value="0.0001" calcext:value-type="float">
            <text:p>0.0001</text:p>
          </table:table-cell>
          <table:table-cell table:style-name="ce18" table:formula="of:=[.$O26]+[.$M$3]*MAX([.W30:.W34])" office:value-type="float" office:value="0.0001" calcext:value-type="float">
            <text:p>0.0001</text:p>
          </table:table-cell>
          <table:table-cell table:style-name="ce18" table:formula="of:=[.$O26]+[.$M$3]*MAX([.X30:.X34])" office:value-type="float" office:value="0.00010001" calcext:value-type="float">
            <text:p>0.00010001</text:p>
          </table:table-cell>
          <table:table-cell table:style-name="ce18" table:formula="of:=[.$O26]+[.$M$3]*MAX([.Y30:.Y34])" office:value-type="float" office:value="0.00010001" calcext:value-type="float">
            <text:p>0.00010001</text:p>
          </table:table-cell>
          <table:table-cell table:style-name="ce18" table:formula="of:=[.$O26]+[.$M$3]*MAX([.Z30:.Z34])" office:value-type="float" office:value="0.00010001" calcext:value-type="float">
            <text:p>0.00010001</text:p>
          </table:table-cell>
          <table:table-cell table:style-name="ce18" table:formula="of:=[.$O26]+[.$M$3]*MAX([.AA30:.AA34])" office:value-type="float" office:value="0.00010001" calcext:value-type="float">
            <text:p>0.00010001</text:p>
          </table:table-cell>
          <table:table-cell table:style-name="ce18" table:formula="of:=[.$O26]+[.$M$3]*MAX([.AB30:.AB34])" office:value-type="float" office:value="0.000100010001" calcext:value-type="float">
            <text:p>0.00010001</text:p>
          </table:table-cell>
          <table:table-cell table:style-name="ce18" table:formula="of:=[.$O26]+[.$M$3]*MAX([.AC30:.AC34])" office:value-type="float" office:value="0.000100010001" calcext:value-type="float">
            <text:p>0.00010001</text:p>
          </table:table-cell>
          <table:table-cell table:style-name="ce18" table:formula="of:=[.$O26]+[.$M$3]*MAX([.AD30:.AD34])" office:value-type="float" office:value="0.000100010001" calcext:value-type="float">
            <text:p>0.00010001</text:p>
          </table:table-cell>
          <table:table-cell table:style-name="ce18" table:formula="of:=[.$O26]+[.$M$3]*MAX([.AE30:.AE34])" office:value-type="float" office:value="0.000100010001" calcext:value-type="float">
            <text:p>0.00010001</text:p>
          </table:table-cell>
          <table:table-cell table:style-name="ce18" table:formula="of:=[.$O26]+[.$M$3]*MAX([.AF30:.AF34])" office:value-type="float" office:value="0.0001000100010001" calcext:value-type="float">
            <text:p>0.00010001</text:p>
          </table:table-cell>
          <table:table-cell table:style-name="ce18" table:formula="of:=[.$O26]+[.$M$3]*MAX([.AG30:.AG34])" office:value-type="float" office:value="0.0001000100010001" calcext:value-type="float">
            <text:p>0.00010001</text:p>
          </table:table-cell>
          <table:table-cell table:style-name="ce18" table:formula="of:=[.$O26]+[.$M$3]*MAX([.AH30:.AH34])" office:value-type="float" office:value="0.0001000100010001" calcext:value-type="float">
            <text:p>0.00010001</text:p>
          </table:table-cell>
          <table:table-cell table:style-name="ce18" table:formula="of:=[.$O26]+[.$M$3]*MAX([.AI30:.AI34])" office:value-type="float" office:value="0.0001000100010001" calcext:value-type="float">
            <text:p>0.00010001</text:p>
          </table:table-cell>
          <table:table-cell table:style-name="ce18" table:formula="of:=[.$O26]+[.$M$3]*MAX([.AJ30:.AJ34])" office:value-type="float" office:value="0.0001000100010001" calcext:value-type="float">
            <text:p>0.00010001</text:p>
          </table:table-cell>
          <table:table-cell table:style-name="ce18" table:formula="of:=[.$O26]+[.$M$3]*MAX([.AK30:.AK34])" office:value-type="float" office:value="0.0001000100010001" calcext:value-type="float">
            <text:p>0.00010001</text:p>
          </table:table-cell>
          <table:table-cell table:style-name="ce18" table:formula="of:=[.$O26]+[.$M$3]*MAX([.AL30:.AL34])" office:value-type="float" office:value="0.0001000100010001" calcext:value-type="float">
            <text:p>0.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0,1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DOWN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0,1)</text:p>
          </table:table-cell>
          <table:table-cell table:style-name="ce1" office:value-type="string" calcext:value-type="string">
            <text:p>DOWN</text:p>
          </table:table-cell>
          <table:table-cell/>
          <table:table-cell table:number-columns-repeated="2" office:value-type="string" calcext:value-type="string">
            <text:p>(0,1)</text:p>
          </table:table-cell>
          <table:table-cell office:value-type="string" calcext:value-type="string">
            <text:p>DOW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27]+[.$M$3]*MAX([.P25:.P29])" office:value-type="float" office:value="0" calcext:value-type="float">
            <text:p>0</text:p>
          </table:table-cell>
          <table:table-cell table:style-name="ce16" table:formula="of:=[.$O27]+[.$M$3]*MAX([.Q25:.Q29])" office:value-type="float" office:value="0" calcext:value-type="float">
            <text:p>0</text:p>
          </table:table-cell>
          <table:table-cell table:style-name="ce18" table:formula="of:=[.$O27]+[.$M$3]*MAX([.R25:.R29])" office:value-type="float" office:value="0" calcext:value-type="float">
            <text:p>0</text:p>
          </table:table-cell>
          <table:table-cell table:style-name="ce18" table:formula="of:=[.$O27]+[.$M$3]*MAX([.S25:.S29])" office:value-type="float" office:value="0.001" calcext:value-type="float">
            <text:p>0.001</text:p>
          </table:table-cell>
          <table:table-cell table:style-name="ce18" table:formula="of:=[.$O27]+[.$M$3]*MAX([.T25:.T29])" office:value-type="float" office:value="0.001" calcext:value-type="float">
            <text:p>0.001</text:p>
          </table:table-cell>
          <table:table-cell table:style-name="ce18" table:formula="of:=[.$O27]+[.$M$3]*MAX([.U25:.U29])" office:value-type="float" office:value="0.001" calcext:value-type="float">
            <text:p>0.001</text:p>
          </table:table-cell>
          <table:table-cell table:style-name="ce18" table:formula="of:=[.$O27]+[.$M$3]*MAX([.V25:.V29])" office:value-type="float" office:value="0.001" calcext:value-type="float">
            <text:p>0.001</text:p>
          </table:table-cell>
          <table:table-cell table:style-name="ce18" table:formula="of:=[.$O27]+[.$M$3]*MAX([.W25:.W29])" office:value-type="float" office:value="0.0010001" calcext:value-type="float">
            <text:p>0.0010001</text:p>
          </table:table-cell>
          <table:table-cell table:style-name="ce18" table:formula="of:=[.$O27]+[.$M$3]*MAX([.X25:.X29])" office:value-type="float" office:value="0.0010001" calcext:value-type="float">
            <text:p>0.0010001</text:p>
          </table:table-cell>
          <table:table-cell table:style-name="ce18" table:formula="of:=[.$O27]+[.$M$3]*MAX([.Y25:.Y29])" office:value-type="float" office:value="0.0010001" calcext:value-type="float">
            <text:p>0.0010001</text:p>
          </table:table-cell>
          <table:table-cell table:style-name="ce18" table:formula="of:=[.$O27]+[.$M$3]*MAX([.Z25:.Z29])" office:value-type="float" office:value="0.0010001" calcext:value-type="float">
            <text:p>0.0010001</text:p>
          </table:table-cell>
          <table:table-cell table:style-name="ce18" table:formula="of:=[.$O27]+[.$M$3]*MAX([.AA25:.AA29])" office:value-type="float" office:value="0.00100010001" calcext:value-type="float">
            <text:p>0.0010001</text:p>
          </table:table-cell>
          <table:table-cell table:style-name="ce18" table:formula="of:=[.$O27]+[.$M$3]*MAX([.AB25:.AB29])" office:value-type="float" office:value="0.00100010001" calcext:value-type="float">
            <text:p>0.0010001</text:p>
          </table:table-cell>
          <table:table-cell table:style-name="ce18" table:formula="of:=[.$O27]+[.$M$3]*MAX([.AC25:.AC29])" office:value-type="float" office:value="0.00100010001" calcext:value-type="float">
            <text:p>0.0010001</text:p>
          </table:table-cell>
          <table:table-cell table:style-name="ce18" table:formula="of:=[.$O27]+[.$M$3]*MAX([.AD25:.AD29])" office:value-type="float" office:value="0.00100010001" calcext:value-type="float">
            <text:p>0.0010001</text:p>
          </table:table-cell>
          <table:table-cell table:style-name="ce18" table:formula="of:=[.$O27]+[.$M$3]*MAX([.AE25:.AE29])" office:value-type="float" office:value="0.001000100010001" calcext:value-type="float">
            <text:p>0.0010001</text:p>
          </table:table-cell>
          <table:table-cell table:style-name="ce18" table:formula="of:=[.$O27]+[.$M$3]*MAX([.AF25:.AF29])" office:value-type="float" office:value="0.001000100010001" calcext:value-type="float">
            <text:p>0.0010001</text:p>
          </table:table-cell>
          <table:table-cell table:style-name="ce18" table:formula="of:=[.$O27]+[.$M$3]*MAX([.AG25:.AG29])" office:value-type="float" office:value="0.001000100010001" calcext:value-type="float">
            <text:p>0.0010001</text:p>
          </table:table-cell>
          <table:table-cell table:style-name="ce18" table:formula="of:=[.$O27]+[.$M$3]*MAX([.AH25:.AH29])" office:value-type="float" office:value="0.001000100010001" calcext:value-type="float">
            <text:p>0.0010001</text:p>
          </table:table-cell>
          <table:table-cell table:style-name="ce18" table:formula="of:=[.$O27]+[.$M$3]*MAX([.AI25:.AI29])" office:value-type="float" office:value="0.001000100010001" calcext:value-type="float">
            <text:p>0.0010001</text:p>
          </table:table-cell>
          <table:table-cell table:style-name="ce18" table:formula="of:=[.$O27]+[.$M$3]*MAX([.AJ25:.AJ29])" office:value-type="float" office:value="0.001000100010001" calcext:value-type="float">
            <text:p>0.0010001</text:p>
          </table:table-cell>
          <table:table-cell table:style-name="ce18" table:formula="of:=[.$O27]+[.$M$3]*MAX([.AK25:.AK29])" office:value-type="float" office:value="0.001000100010001" calcext:value-type="float">
            <text:p>0.0010001</text:p>
          </table:table-cell>
          <table:table-cell table:style-name="ce18" table:formula="of:=[.$O27]+[.$M$3]*MAX([.AL25:.AL29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0,1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8" office:value-type="float" office:value="0.001" calcext:value-type="float">
            <text:p>0.001</text:p>
          </table:table-cell>
          <table:table-cell table:number-columns-repeated="2" table:style-name="ce6" office:value-type="string" calcext:value-type="string">
            <text:p>(0,1)</text:p>
          </table:table-cell>
          <table:table-cell table:style-name="ce1" office:value-type="string" calcext:value-type="string">
            <text:p>LEFT</text:p>
          </table:table-cell>
          <table:table-cell/>
          <table:table-cell table:number-columns-repeated="2" office:value-type="string" calcext:value-type="string">
            <text:p>(0,1)</text:p>
          </table:table-cell>
          <table:table-cell office:value-type="string" calcext:value-type="string">
            <text:p>LEF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28]+[.$M$3]*MAX([.P25:.P29])" office:value-type="float" office:value="0" calcext:value-type="float">
            <text:p>0</text:p>
          </table:table-cell>
          <table:table-cell table:style-name="ce16" table:formula="of:=[.$O28]+[.$M$3]*MAX([.Q25:.Q29])" office:value-type="float" office:value="0" calcext:value-type="float">
            <text:p>0</text:p>
          </table:table-cell>
          <table:table-cell table:style-name="ce18" table:formula="of:=[.$O28]+[.$M$3]*MAX([.R25:.R29])" office:value-type="float" office:value="0" calcext:value-type="float">
            <text:p>0</text:p>
          </table:table-cell>
          <table:table-cell table:style-name="ce18" table:formula="of:=[.$O28]+[.$M$3]*MAX([.S25:.S29])" office:value-type="float" office:value="0.001" calcext:value-type="float">
            <text:p>0.001</text:p>
          </table:table-cell>
          <table:table-cell table:style-name="ce18" table:formula="of:=[.$O28]+[.$M$3]*MAX([.T25:.T29])" office:value-type="float" office:value="0.001" calcext:value-type="float">
            <text:p>0.001</text:p>
          </table:table-cell>
          <table:table-cell table:style-name="ce18" table:formula="of:=[.$O28]+[.$M$3]*MAX([.U25:.U29])" office:value-type="float" office:value="0.001" calcext:value-type="float">
            <text:p>0.001</text:p>
          </table:table-cell>
          <table:table-cell table:style-name="ce18" table:formula="of:=[.$O28]+[.$M$3]*MAX([.V25:.V29])" office:value-type="float" office:value="0.001" calcext:value-type="float">
            <text:p>0.001</text:p>
          </table:table-cell>
          <table:table-cell table:style-name="ce18" table:formula="of:=[.$O28]+[.$M$3]*MAX([.W25:.W29])" office:value-type="float" office:value="0.0010001" calcext:value-type="float">
            <text:p>0.0010001</text:p>
          </table:table-cell>
          <table:table-cell table:style-name="ce18" table:formula="of:=[.$O28]+[.$M$3]*MAX([.X25:.X29])" office:value-type="float" office:value="0.0010001" calcext:value-type="float">
            <text:p>0.0010001</text:p>
          </table:table-cell>
          <table:table-cell table:style-name="ce18" table:formula="of:=[.$O28]+[.$M$3]*MAX([.Y25:.Y29])" office:value-type="float" office:value="0.0010001" calcext:value-type="float">
            <text:p>0.0010001</text:p>
          </table:table-cell>
          <table:table-cell table:style-name="ce18" table:formula="of:=[.$O28]+[.$M$3]*MAX([.Z25:.Z29])" office:value-type="float" office:value="0.0010001" calcext:value-type="float">
            <text:p>0.0010001</text:p>
          </table:table-cell>
          <table:table-cell table:style-name="ce18" table:formula="of:=[.$O28]+[.$M$3]*MAX([.AA25:.AA29])" office:value-type="float" office:value="0.00100010001" calcext:value-type="float">
            <text:p>0.0010001</text:p>
          </table:table-cell>
          <table:table-cell table:style-name="ce18" table:formula="of:=[.$O28]+[.$M$3]*MAX([.AB25:.AB29])" office:value-type="float" office:value="0.00100010001" calcext:value-type="float">
            <text:p>0.0010001</text:p>
          </table:table-cell>
          <table:table-cell table:style-name="ce18" table:formula="of:=[.$O28]+[.$M$3]*MAX([.AC25:.AC29])" office:value-type="float" office:value="0.00100010001" calcext:value-type="float">
            <text:p>0.0010001</text:p>
          </table:table-cell>
          <table:table-cell table:style-name="ce18" table:formula="of:=[.$O28]+[.$M$3]*MAX([.AD25:.AD29])" office:value-type="float" office:value="0.00100010001" calcext:value-type="float">
            <text:p>0.0010001</text:p>
          </table:table-cell>
          <table:table-cell table:style-name="ce18" table:formula="of:=[.$O28]+[.$M$3]*MAX([.AE25:.AE29])" office:value-type="float" office:value="0.001000100010001" calcext:value-type="float">
            <text:p>0.0010001</text:p>
          </table:table-cell>
          <table:table-cell table:style-name="ce18" table:formula="of:=[.$O28]+[.$M$3]*MAX([.AF25:.AF29])" office:value-type="float" office:value="0.001000100010001" calcext:value-type="float">
            <text:p>0.0010001</text:p>
          </table:table-cell>
          <table:table-cell table:style-name="ce18" table:formula="of:=[.$O28]+[.$M$3]*MAX([.AG25:.AG29])" office:value-type="float" office:value="0.001000100010001" calcext:value-type="float">
            <text:p>0.0010001</text:p>
          </table:table-cell>
          <table:table-cell table:style-name="ce18" table:formula="of:=[.$O28]+[.$M$3]*MAX([.AH25:.AH29])" office:value-type="float" office:value="0.001000100010001" calcext:value-type="float">
            <text:p>0.0010001</text:p>
          </table:table-cell>
          <table:table-cell table:style-name="ce18" table:formula="of:=[.$O28]+[.$M$3]*MAX([.AI25:.AI29])" office:value-type="float" office:value="0.001000100010001" calcext:value-type="float">
            <text:p>0.0010001</text:p>
          </table:table-cell>
          <table:table-cell table:style-name="ce18" table:formula="of:=[.$O28]+[.$M$3]*MAX([.AJ25:.AJ29])" office:value-type="float" office:value="0.001000100010001" calcext:value-type="float">
            <text:p>0.0010001</text:p>
          </table:table-cell>
          <table:table-cell table:style-name="ce18" table:formula="of:=[.$O28]+[.$M$3]*MAX([.AK25:.AK29])" office:value-type="float" office:value="0.001000100010001" calcext:value-type="float">
            <text:p>0.0010001</text:p>
          </table:table-cell>
          <table:table-cell table:style-name="ce18" table:formula="of:=[.$O28]+[.$M$3]*MAX([.AL25:.AL29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ce3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0,1)</text:p>
          </table:table-cell>
          <table:table-cell table:style-name="ce1" office:value-type="string" calcext:value-type="string">
            <text:p>(0,1)</text:p>
          </table:table-cell>
          <table:table-cell table:style-name="ce2" office:value-type="string" calcext:value-type="string">
            <text:p>STAY</text:p>
          </table:table-cell>
          <table:table-cell table:style-name="ce2"/>
          <table:table-cell table:style-name="ce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0,1)</text:p>
          </table:table-cell>
          <table:table-cell table:style-name="ce2" office:value-type="string" calcext:value-type="string">
            <text:p>STAY</text:p>
          </table:table-cell>
          <table:table-cell table:style-name="ce3"/>
          <table:table-cell table:number-columns-repeated="2" table:style-name="ce3" office:value-type="string" calcext:value-type="string">
            <text:p>(0,1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table:formula="of:=[.$O29]+[.$M$3]*MAX([.P25:.P29])" office:value-type="float" office:value="0" calcext:value-type="float">
            <text:p>0</text:p>
          </table:table-cell>
          <table:table-cell table:style-name="ce17" table:formula="of:=[.$O29]+[.$M$3]*MAX([.Q25:.Q29])" office:value-type="float" office:value="0" calcext:value-type="float">
            <text:p>0</text:p>
          </table:table-cell>
          <table:table-cell table:style-name="ce19" table:formula="of:=[.$O29]+[.$M$3]*MAX([.R25:.R29])" office:value-type="float" office:value="0" calcext:value-type="float">
            <text:p>0</text:p>
          </table:table-cell>
          <table:table-cell table:style-name="ce19" table:formula="of:=[.$O29]+[.$M$3]*MAX([.S25:.S29])" office:value-type="float" office:value="0.001" calcext:value-type="float">
            <text:p>0.001</text:p>
          </table:table-cell>
          <table:table-cell table:style-name="ce19" table:formula="of:=[.$O29]+[.$M$3]*MAX([.T25:.T29])" office:value-type="float" office:value="0.001" calcext:value-type="float">
            <text:p>0.001</text:p>
          </table:table-cell>
          <table:table-cell table:style-name="ce19" table:formula="of:=[.$O29]+[.$M$3]*MAX([.U25:.U29])" office:value-type="float" office:value="0.001" calcext:value-type="float">
            <text:p>0.001</text:p>
          </table:table-cell>
          <table:table-cell table:style-name="ce19" table:formula="of:=[.$O29]+[.$M$3]*MAX([.V25:.V29])" office:value-type="float" office:value="0.001" calcext:value-type="float">
            <text:p>0.001</text:p>
          </table:table-cell>
          <table:table-cell table:style-name="ce19" table:formula="of:=[.$O29]+[.$M$3]*MAX([.W25:.W29])" office:value-type="float" office:value="0.0010001" calcext:value-type="float">
            <text:p>0.0010001</text:p>
          </table:table-cell>
          <table:table-cell table:style-name="ce19" table:formula="of:=[.$O29]+[.$M$3]*MAX([.X25:.X29])" office:value-type="float" office:value="0.0010001" calcext:value-type="float">
            <text:p>0.0010001</text:p>
          </table:table-cell>
          <table:table-cell table:style-name="ce19" table:formula="of:=[.$O29]+[.$M$3]*MAX([.Y25:.Y29])" office:value-type="float" office:value="0.0010001" calcext:value-type="float">
            <text:p>0.0010001</text:p>
          </table:table-cell>
          <table:table-cell table:style-name="ce19" table:formula="of:=[.$O29]+[.$M$3]*MAX([.Z25:.Z29])" office:value-type="float" office:value="0.0010001" calcext:value-type="float">
            <text:p>0.0010001</text:p>
          </table:table-cell>
          <table:table-cell table:style-name="ce19" table:formula="of:=[.$O29]+[.$M$3]*MAX([.AA25:.AA29])" office:value-type="float" office:value="0.00100010001" calcext:value-type="float">
            <text:p>0.0010001</text:p>
          </table:table-cell>
          <table:table-cell table:style-name="ce19" table:formula="of:=[.$O29]+[.$M$3]*MAX([.AB25:.AB29])" office:value-type="float" office:value="0.00100010001" calcext:value-type="float">
            <text:p>0.0010001</text:p>
          </table:table-cell>
          <table:table-cell table:style-name="ce19" table:formula="of:=[.$O29]+[.$M$3]*MAX([.AC25:.AC29])" office:value-type="float" office:value="0.00100010001" calcext:value-type="float">
            <text:p>0.0010001</text:p>
          </table:table-cell>
          <table:table-cell table:style-name="ce19" table:formula="of:=[.$O29]+[.$M$3]*MAX([.AD25:.AD29])" office:value-type="float" office:value="0.00100010001" calcext:value-type="float">
            <text:p>0.0010001</text:p>
          </table:table-cell>
          <table:table-cell table:style-name="ce19" table:formula="of:=[.$O29]+[.$M$3]*MAX([.AE25:.AE29])" office:value-type="float" office:value="0.001000100010001" calcext:value-type="float">
            <text:p>0.0010001</text:p>
          </table:table-cell>
          <table:table-cell table:style-name="ce19" table:formula="of:=[.$O29]+[.$M$3]*MAX([.AF25:.AF29])" office:value-type="float" office:value="0.001000100010001" calcext:value-type="float">
            <text:p>0.0010001</text:p>
          </table:table-cell>
          <table:table-cell table:style-name="ce19" table:formula="of:=[.$O29]+[.$M$3]*MAX([.AG25:.AG29])" office:value-type="float" office:value="0.001000100010001" calcext:value-type="float">
            <text:p>0.0010001</text:p>
          </table:table-cell>
          <table:table-cell table:style-name="ce19" table:formula="of:=[.$O29]+[.$M$3]*MAX([.AH25:.AH29])" office:value-type="float" office:value="0.001000100010001" calcext:value-type="float">
            <text:p>0.0010001</text:p>
          </table:table-cell>
          <table:table-cell table:style-name="ce19" table:formula="of:=[.$O29]+[.$M$3]*MAX([.AI25:.AI29])" office:value-type="float" office:value="0.001000100010001" calcext:value-type="float">
            <text:p>0.0010001</text:p>
          </table:table-cell>
          <table:table-cell table:style-name="ce19" table:formula="of:=[.$O29]+[.$M$3]*MAX([.AJ25:.AJ29])" office:value-type="float" office:value="0.001000100010001" calcext:value-type="float">
            <text:p>0.0010001</text:p>
          </table:table-cell>
          <table:table-cell table:style-name="ce19" table:formula="of:=[.$O29]+[.$M$3]*MAX([.AK25:.AK29])" office:value-type="float" office:value="0.001000100010001" calcext:value-type="float">
            <text:p>0.0010001</text:p>
          </table:table-cell>
          <table:table-cell table:style-name="ce19" table:formula="of:=[.$O29]+[.$M$3]*MAX([.AL25:.AL29])" office:value-type="float" office:value="0.001000100010001" calcext:value-type="float">
            <text:p>0.0010001</text:p>
          </table:table-cell>
          <table:table-cell table:style-name="ce3" table:number-columns-repeated="963"/>
        </table:table-row>
        <table:table-row table:style-name="ro2">
          <table:table-cell table:style-name="Default"/>
          <table:table-cell table:style-name="ce4" office:value-type="float" office:value="0.002" calcext:value-type="float">
            <text:p>0.002</text:p>
          </table:table-cell>
          <table:table-cell table:style-name="ce6" office:value-type="string" calcext:value-type="string">
            <text:p>(0,1)</text:p>
          </table:table-cell>
          <table:table-cell table:style-name="ce6" office:value-type="string" calcext:value-type="string">
            <text:p>(1,1)</text:p>
          </table:table-cell>
          <table:table-cell table:style-name="ce1" office:value-type="string" calcext:value-type="string">
            <text:p>UP</text:p>
          </table:table-cell>
          <table:table-cell table:style-name="ce1"/>
          <table:table-cell table:style-name="ce8" office:value-type="float" office:value="0.001" calcext:value-type="float">
            <text:p>0.001</text:p>
          </table:table-cell>
          <table:table-cell table:style-name="ce6" office:value-type="string" calcext:value-type="string">
            <text:p>(0,1)</text:p>
          </table:table-cell>
          <table:table-cell table:style-name="ce6" office:value-type="string" calcext:value-type="string">
            <text:p>(1,1)</text:p>
          </table:table-cell>
          <table:table-cell table:style-name="ce1" office:value-type="string" calcext:value-type="string">
            <text:p>UP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U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30]+[.$M$3]*MAX([.P55:.P59])" office:value-type="float" office:value="0" calcext:value-type="float">
            <text:p>0</text:p>
          </table:table-cell>
          <table:table-cell table:style-name="ce16" table:formula="of:=[.$O30]+[.$M$3]*MAX([.Q55:.Q59])" office:value-type="float" office:value="0" calcext:value-type="float">
            <text:p>0</text:p>
          </table:table-cell>
          <table:table-cell table:style-name="ce18" table:formula="of:=[.$O30]+[.$M$3]*MAX([.R55:.R59])" office:value-type="float" office:value="0" calcext:value-type="float">
            <text:p>0</text:p>
          </table:table-cell>
          <table:table-cell table:style-name="ce18" table:formula="of:=[.$O30]+[.$M$3]*MAX([.S55:.S59])" office:value-type="float" office:value="0.001" calcext:value-type="float">
            <text:p>0.001</text:p>
          </table:table-cell>
          <table:table-cell table:style-name="ce18" table:formula="of:=[.$O30]+[.$M$3]*MAX([.T55:.T59])" office:value-type="float" office:value="0.001" calcext:value-type="float">
            <text:p>0.001</text:p>
          </table:table-cell>
          <table:table-cell table:style-name="ce18" table:formula="of:=[.$O30]+[.$M$3]*MAX([.U55:.U59])" office:value-type="float" office:value="0.001" calcext:value-type="float">
            <text:p>0.001</text:p>
          </table:table-cell>
          <table:table-cell table:style-name="ce18" table:formula="of:=[.$O30]+[.$M$3]*MAX([.V55:.V59])" office:value-type="float" office:value="0.001" calcext:value-type="float">
            <text:p>0.001</text:p>
          </table:table-cell>
          <table:table-cell table:style-name="ce18" table:formula="of:=[.$O30]+[.$M$3]*MAX([.W55:.W59])" office:value-type="float" office:value="0.0010001" calcext:value-type="float">
            <text:p>0.0010001</text:p>
          </table:table-cell>
          <table:table-cell table:style-name="ce18" table:formula="of:=[.$O30]+[.$M$3]*MAX([.X55:.X59])" office:value-type="float" office:value="0.0010001" calcext:value-type="float">
            <text:p>0.0010001</text:p>
          </table:table-cell>
          <table:table-cell table:style-name="ce18" table:formula="of:=[.$O30]+[.$M$3]*MAX([.Y55:.Y59])" office:value-type="float" office:value="0.0010001" calcext:value-type="float">
            <text:p>0.0010001</text:p>
          </table:table-cell>
          <table:table-cell table:style-name="ce18" table:formula="of:=[.$O30]+[.$M$3]*MAX([.Z55:.Z59])" office:value-type="float" office:value="0.0010001" calcext:value-type="float">
            <text:p>0.0010001</text:p>
          </table:table-cell>
          <table:table-cell table:style-name="ce18" table:formula="of:=[.$O30]+[.$M$3]*MAX([.AA55:.AA59])" office:value-type="float" office:value="0.00100010001" calcext:value-type="float">
            <text:p>0.0010001</text:p>
          </table:table-cell>
          <table:table-cell table:style-name="ce18" table:formula="of:=[.$O30]+[.$M$3]*MAX([.AB55:.AB59])" office:value-type="float" office:value="0.00100010001" calcext:value-type="float">
            <text:p>0.0010001</text:p>
          </table:table-cell>
          <table:table-cell table:style-name="ce18" table:formula="of:=[.$O30]+[.$M$3]*MAX([.AC55:.AC59])" office:value-type="float" office:value="0.00100010001" calcext:value-type="float">
            <text:p>0.0010001</text:p>
          </table:table-cell>
          <table:table-cell table:style-name="ce18" table:formula="of:=[.$O30]+[.$M$3]*MAX([.AD55:.AD59])" office:value-type="float" office:value="0.00100010001" calcext:value-type="float">
            <text:p>0.0010001</text:p>
          </table:table-cell>
          <table:table-cell table:style-name="ce18" table:formula="of:=[.$O30]+[.$M$3]*MAX([.AE55:.AE59])" office:value-type="float" office:value="0.001000100010001" calcext:value-type="float">
            <text:p>0.0010001</text:p>
          </table:table-cell>
          <table:table-cell table:style-name="ce18" table:formula="of:=[.$O30]+[.$M$3]*MAX([.AF55:.AF59])" office:value-type="float" office:value="0.001000100010001" calcext:value-type="float">
            <text:p>0.0010001</text:p>
          </table:table-cell>
          <table:table-cell table:style-name="ce18" table:formula="of:=[.$O30]+[.$M$3]*MAX([.AG55:.AG59])" office:value-type="float" office:value="0.001000100010001" calcext:value-type="float">
            <text:p>0.0010001</text:p>
          </table:table-cell>
          <table:table-cell table:style-name="ce18" table:formula="of:=[.$O30]+[.$M$3]*MAX([.AH55:.AH59])" office:value-type="float" office:value="0.001000100010001" calcext:value-type="float">
            <text:p>0.0010001</text:p>
          </table:table-cell>
          <table:table-cell table:style-name="ce18" table:formula="of:=[.$O30]+[.$M$3]*MAX([.AI55:.AI59])" office:value-type="float" office:value="0.001000100010001" calcext:value-type="float">
            <text:p>0.0010001</text:p>
          </table:table-cell>
          <table:table-cell table:style-name="ce18" table:formula="of:=[.$O30]+[.$M$3]*MAX([.AJ55:.AJ59])" office:value-type="float" office:value="0.001000100010001" calcext:value-type="float">
            <text:p>0.0010001</text:p>
          </table:table-cell>
          <table:table-cell table:style-name="ce18" table:formula="of:=[.$O30]+[.$M$3]*MAX([.AK55:.AK59])" office:value-type="float" office:value="0.001000100010001" calcext:value-type="float">
            <text:p>0.0010001</text:p>
          </table:table-cell>
          <table:table-cell table:style-name="ce18" table:formula="of:=[.$O30]+[.$M$3]*MAX([.AL55:.AL59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0,1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RIGHT</text:p>
          </table:table-cell>
          <table:table-cell table:style-name="ce1"/>
          <table:table-cell table:style-name="ce8" office:value-type="float" office:value="0" calcext:value-type="float">
            <text:p>0</text:p>
          </table:table-cell>
          <table:table-cell table:style-name="ce6" office:value-type="string" calcext:value-type="string">
            <text:p>(0,1)</text:p>
          </table:table-cell>
          <table:table-cell table:style-name="ce6" office:value-type="string" calcext:value-type="string">
            <text:p>(1,1)</text:p>
          </table:table-cell>
          <table:table-cell table:style-name="ce1" office:value-type="string" calcext:value-type="string">
            <text:p>RIGHT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RIGH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31]+[.$M$3]*MAX([.P60:.P64])" office:value-type="float" office:value="0" calcext:value-type="float">
            <text:p>0</text:p>
          </table:table-cell>
          <table:table-cell table:style-name="ce16" table:formula="of:=[.$O31]+[.$M$3]*MAX([.Q60:.Q64])" office:value-type="float" office:value="0" calcext:value-type="float">
            <text:p>0</text:p>
          </table:table-cell>
          <table:table-cell table:style-name="ce18" table:formula="of:=[.$O31]+[.$M$3]*MAX([.R60:.R64])" office:value-type="float" office:value="0" calcext:value-type="float">
            <text:p>0</text:p>
          </table:table-cell>
          <table:table-cell table:style-name="ce18" table:formula="of:=[.$O31]+[.$M$3]*MAX([.S60:.S64])" office:value-type="float" office:value="0" calcext:value-type="float">
            <text:p>0</text:p>
          </table:table-cell>
          <table:table-cell table:style-name="ce18" table:formula="of:=[.$O31]+[.$M$3]*MAX([.T60:.T64])" office:value-type="float" office:value="0.0001" calcext:value-type="float">
            <text:p>0.0001</text:p>
          </table:table-cell>
          <table:table-cell table:style-name="ce18" table:formula="of:=[.$O31]+[.$M$3]*MAX([.U60:.U64])" office:value-type="float" office:value="0.0001" calcext:value-type="float">
            <text:p>0.0001</text:p>
          </table:table-cell>
          <table:table-cell table:style-name="ce18" table:formula="of:=[.$O31]+[.$M$3]*MAX([.V60:.V64])" office:value-type="float" office:value="0.0001" calcext:value-type="float">
            <text:p>0.0001</text:p>
          </table:table-cell>
          <table:table-cell table:style-name="ce18" table:formula="of:=[.$O31]+[.$M$3]*MAX([.W60:.W64])" office:value-type="float" office:value="0.0001" calcext:value-type="float">
            <text:p>0.0001</text:p>
          </table:table-cell>
          <table:table-cell table:style-name="ce18" table:formula="of:=[.$O31]+[.$M$3]*MAX([.X60:.X64])" office:value-type="float" office:value="0.00010001" calcext:value-type="float">
            <text:p>0.00010001</text:p>
          </table:table-cell>
          <table:table-cell table:style-name="ce18" table:formula="of:=[.$O31]+[.$M$3]*MAX([.Y60:.Y64])" office:value-type="float" office:value="0.00010001" calcext:value-type="float">
            <text:p>0.00010001</text:p>
          </table:table-cell>
          <table:table-cell table:style-name="ce18" table:formula="of:=[.$O31]+[.$M$3]*MAX([.Z60:.Z64])" office:value-type="float" office:value="0.00010001" calcext:value-type="float">
            <text:p>0.00010001</text:p>
          </table:table-cell>
          <table:table-cell table:style-name="ce18" table:formula="of:=[.$O31]+[.$M$3]*MAX([.AA60:.AA64])" office:value-type="float" office:value="0.00010001" calcext:value-type="float">
            <text:p>0.00010001</text:p>
          </table:table-cell>
          <table:table-cell table:style-name="ce18" table:formula="of:=[.$O31]+[.$M$3]*MAX([.AB60:.AB64])" office:value-type="float" office:value="0.000100010001" calcext:value-type="float">
            <text:p>0.00010001</text:p>
          </table:table-cell>
          <table:table-cell table:style-name="ce18" table:formula="of:=[.$O31]+[.$M$3]*MAX([.AC60:.AC64])" office:value-type="float" office:value="0.000100010001" calcext:value-type="float">
            <text:p>0.00010001</text:p>
          </table:table-cell>
          <table:table-cell table:style-name="ce18" table:formula="of:=[.$O31]+[.$M$3]*MAX([.AD60:.AD64])" office:value-type="float" office:value="0.000100010001" calcext:value-type="float">
            <text:p>0.00010001</text:p>
          </table:table-cell>
          <table:table-cell table:style-name="ce18" table:formula="of:=[.$O31]+[.$M$3]*MAX([.AE60:.AE64])" office:value-type="float" office:value="0.000100010001" calcext:value-type="float">
            <text:p>0.00010001</text:p>
          </table:table-cell>
          <table:table-cell table:style-name="ce18" table:formula="of:=[.$O31]+[.$M$3]*MAX([.AF60:.AF64])" office:value-type="float" office:value="0.0001000100010001" calcext:value-type="float">
            <text:p>0.00010001</text:p>
          </table:table-cell>
          <table:table-cell table:style-name="ce18" table:formula="of:=[.$O31]+[.$M$3]*MAX([.AG60:.AG64])" office:value-type="float" office:value="0.0001000100010001" calcext:value-type="float">
            <text:p>0.00010001</text:p>
          </table:table-cell>
          <table:table-cell table:style-name="ce18" table:formula="of:=[.$O31]+[.$M$3]*MAX([.AH60:.AH64])" office:value-type="float" office:value="0.0001000100010001" calcext:value-type="float">
            <text:p>0.00010001</text:p>
          </table:table-cell>
          <table:table-cell table:style-name="ce18" table:formula="of:=[.$O31]+[.$M$3]*MAX([.AI60:.AI64])" office:value-type="float" office:value="0.0001000100010001" calcext:value-type="float">
            <text:p>0.00010001</text:p>
          </table:table-cell>
          <table:table-cell table:style-name="ce18" table:formula="of:=[.$O31]+[.$M$3]*MAX([.AJ60:.AJ64])" office:value-type="float" office:value="0.0001000100010001" calcext:value-type="float">
            <text:p>0.00010001</text:p>
          </table:table-cell>
          <table:table-cell table:style-name="ce18" table:formula="of:=[.$O31]+[.$M$3]*MAX([.AK60:.AK64])" office:value-type="float" office:value="0.0001000100010001" calcext:value-type="float">
            <text:p>0.00010001</text:p>
          </table:table-cell>
          <table:table-cell table:style-name="ce18" table:formula="of:=[.$O31]+[.$M$3]*MAX([.AL60:.AL64])" office:value-type="float" office:value="0.0001000100010001" calcext:value-type="float">
            <text:p>0.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0,1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DOWN</text:p>
          </table:table-cell>
          <table:table-cell table:style-name="ce1"/>
          <table:table-cell table:style-name="ce7" office:value-type="float" office:value="0" calcext:value-type="float">
            <text:p>0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DOWN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DOW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32]+[.$M$3]*MAX([.P60:.P64])" office:value-type="float" office:value="0" calcext:value-type="float">
            <text:p>0</text:p>
          </table:table-cell>
          <table:table-cell table:style-name="ce16" table:formula="of:=[.$O32]+[.$M$3]*MAX([.Q60:.Q64])" office:value-type="float" office:value="0" calcext:value-type="float">
            <text:p>0</text:p>
          </table:table-cell>
          <table:table-cell table:style-name="ce18" table:formula="of:=[.$O32]+[.$M$3]*MAX([.R60:.R64])" office:value-type="float" office:value="0" calcext:value-type="float">
            <text:p>0</text:p>
          </table:table-cell>
          <table:table-cell table:style-name="ce18" table:formula="of:=[.$O32]+[.$M$3]*MAX([.S60:.S64])" office:value-type="float" office:value="0" calcext:value-type="float">
            <text:p>0</text:p>
          </table:table-cell>
          <table:table-cell table:style-name="ce18" table:formula="of:=[.$O32]+[.$M$3]*MAX([.T60:.T64])" office:value-type="float" office:value="0.0001" calcext:value-type="float">
            <text:p>0.0001</text:p>
          </table:table-cell>
          <table:table-cell table:style-name="ce18" table:formula="of:=[.$O32]+[.$M$3]*MAX([.U60:.U64])" office:value-type="float" office:value="0.0001" calcext:value-type="float">
            <text:p>0.0001</text:p>
          </table:table-cell>
          <table:table-cell table:style-name="ce18" table:formula="of:=[.$O32]+[.$M$3]*MAX([.V60:.V64])" office:value-type="float" office:value="0.0001" calcext:value-type="float">
            <text:p>0.0001</text:p>
          </table:table-cell>
          <table:table-cell table:style-name="ce18" table:formula="of:=[.$O32]+[.$M$3]*MAX([.W60:.W64])" office:value-type="float" office:value="0.0001" calcext:value-type="float">
            <text:p>0.0001</text:p>
          </table:table-cell>
          <table:table-cell table:style-name="ce18" table:formula="of:=[.$O32]+[.$M$3]*MAX([.X60:.X64])" office:value-type="float" office:value="0.00010001" calcext:value-type="float">
            <text:p>0.00010001</text:p>
          </table:table-cell>
          <table:table-cell table:style-name="ce18" table:formula="of:=[.$O32]+[.$M$3]*MAX([.Y60:.Y64])" office:value-type="float" office:value="0.00010001" calcext:value-type="float">
            <text:p>0.00010001</text:p>
          </table:table-cell>
          <table:table-cell table:style-name="ce18" table:formula="of:=[.$O32]+[.$M$3]*MAX([.Z60:.Z64])" office:value-type="float" office:value="0.00010001" calcext:value-type="float">
            <text:p>0.00010001</text:p>
          </table:table-cell>
          <table:table-cell table:style-name="ce18" table:formula="of:=[.$O32]+[.$M$3]*MAX([.AA60:.AA64])" office:value-type="float" office:value="0.00010001" calcext:value-type="float">
            <text:p>0.00010001</text:p>
          </table:table-cell>
          <table:table-cell table:style-name="ce18" table:formula="of:=[.$O32]+[.$M$3]*MAX([.AB60:.AB64])" office:value-type="float" office:value="0.000100010001" calcext:value-type="float">
            <text:p>0.00010001</text:p>
          </table:table-cell>
          <table:table-cell table:style-name="ce18" table:formula="of:=[.$O32]+[.$M$3]*MAX([.AC60:.AC64])" office:value-type="float" office:value="0.000100010001" calcext:value-type="float">
            <text:p>0.00010001</text:p>
          </table:table-cell>
          <table:table-cell table:style-name="ce18" table:formula="of:=[.$O32]+[.$M$3]*MAX([.AD60:.AD64])" office:value-type="float" office:value="0.000100010001" calcext:value-type="float">
            <text:p>0.00010001</text:p>
          </table:table-cell>
          <table:table-cell table:style-name="ce18" table:formula="of:=[.$O32]+[.$M$3]*MAX([.AE60:.AE64])" office:value-type="float" office:value="0.000100010001" calcext:value-type="float">
            <text:p>0.00010001</text:p>
          </table:table-cell>
          <table:table-cell table:style-name="ce18" table:formula="of:=[.$O32]+[.$M$3]*MAX([.AF60:.AF64])" office:value-type="float" office:value="0.0001000100010001" calcext:value-type="float">
            <text:p>0.00010001</text:p>
          </table:table-cell>
          <table:table-cell table:style-name="ce18" table:formula="of:=[.$O32]+[.$M$3]*MAX([.AG60:.AG64])" office:value-type="float" office:value="0.0001000100010001" calcext:value-type="float">
            <text:p>0.00010001</text:p>
          </table:table-cell>
          <table:table-cell table:style-name="ce18" table:formula="of:=[.$O32]+[.$M$3]*MAX([.AH60:.AH64])" office:value-type="float" office:value="0.0001000100010001" calcext:value-type="float">
            <text:p>0.00010001</text:p>
          </table:table-cell>
          <table:table-cell table:style-name="ce18" table:formula="of:=[.$O32]+[.$M$3]*MAX([.AI60:.AI64])" office:value-type="float" office:value="0.0001000100010001" calcext:value-type="float">
            <text:p>0.00010001</text:p>
          </table:table-cell>
          <table:table-cell table:style-name="ce18" table:formula="of:=[.$O32]+[.$M$3]*MAX([.AJ60:.AJ64])" office:value-type="float" office:value="0.0001000100010001" calcext:value-type="float">
            <text:p>0.00010001</text:p>
          </table:table-cell>
          <table:table-cell table:style-name="ce18" table:formula="of:=[.$O32]+[.$M$3]*MAX([.AK60:.AK64])" office:value-type="float" office:value="0.0001000100010001" calcext:value-type="float">
            <text:p>0.00010001</text:p>
          </table:table-cell>
          <table:table-cell table:style-name="ce18" table:formula="of:=[.$O32]+[.$M$3]*MAX([.AL60:.AL64])" office:value-type="float" office:value="0.0001000100010001" calcext:value-type="float">
            <text:p>0.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0,1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LEFT</text:p>
          </table:table-cell>
          <table:table-cell/>
          <table:table-cell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LEF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33]+[.$M$3]*MAX([.P50:.P54])" office:value-type="float" office:value="0" calcext:value-type="float">
            <text:p>0</text:p>
          </table:table-cell>
          <table:table-cell table:style-name="ce16" table:formula="of:=[.$O33]+[.$M$3]*MAX([.Q50:.Q54])" office:value-type="float" office:value="0" calcext:value-type="float">
            <text:p>0</text:p>
          </table:table-cell>
          <table:table-cell table:style-name="ce18" table:formula="of:=[.$O33]+[.$M$3]*MAX([.R50:.R54])" office:value-type="float" office:value="0" calcext:value-type="float">
            <text:p>0</text:p>
          </table:table-cell>
          <table:table-cell table:style-name="ce18" table:formula="of:=[.$O33]+[.$M$3]*MAX([.S50:.S54])" office:value-type="float" office:value="0.001" calcext:value-type="float">
            <text:p>0.001</text:p>
          </table:table-cell>
          <table:table-cell table:style-name="ce18" table:formula="of:=[.$O33]+[.$M$3]*MAX([.T50:.T54])" office:value-type="float" office:value="0.001" calcext:value-type="float">
            <text:p>0.001</text:p>
          </table:table-cell>
          <table:table-cell table:style-name="ce18" table:formula="of:=[.$O33]+[.$M$3]*MAX([.U50:.U54])" office:value-type="float" office:value="0.001" calcext:value-type="float">
            <text:p>0.001</text:p>
          </table:table-cell>
          <table:table-cell table:style-name="ce18" table:formula="of:=[.$O33]+[.$M$3]*MAX([.V50:.V54])" office:value-type="float" office:value="0.001" calcext:value-type="float">
            <text:p>0.001</text:p>
          </table:table-cell>
          <table:table-cell table:style-name="ce18" table:formula="of:=[.$O33]+[.$M$3]*MAX([.W50:.W54])" office:value-type="float" office:value="0.0010001" calcext:value-type="float">
            <text:p>0.0010001</text:p>
          </table:table-cell>
          <table:table-cell table:style-name="ce18" table:formula="of:=[.$O33]+[.$M$3]*MAX([.X50:.X54])" office:value-type="float" office:value="0.0010001" calcext:value-type="float">
            <text:p>0.0010001</text:p>
          </table:table-cell>
          <table:table-cell table:style-name="ce18" table:formula="of:=[.$O33]+[.$M$3]*MAX([.Y50:.Y54])" office:value-type="float" office:value="0.0010001" calcext:value-type="float">
            <text:p>0.0010001</text:p>
          </table:table-cell>
          <table:table-cell table:style-name="ce18" table:formula="of:=[.$O33]+[.$M$3]*MAX([.Z50:.Z54])" office:value-type="float" office:value="0.0010001" calcext:value-type="float">
            <text:p>0.0010001</text:p>
          </table:table-cell>
          <table:table-cell table:style-name="ce18" table:formula="of:=[.$O33]+[.$M$3]*MAX([.AA50:.AA54])" office:value-type="float" office:value="0.00100010001" calcext:value-type="float">
            <text:p>0.0010001</text:p>
          </table:table-cell>
          <table:table-cell table:style-name="ce18" table:formula="of:=[.$O33]+[.$M$3]*MAX([.AB50:.AB54])" office:value-type="float" office:value="0.00100010001" calcext:value-type="float">
            <text:p>0.0010001</text:p>
          </table:table-cell>
          <table:table-cell table:style-name="ce18" table:formula="of:=[.$O33]+[.$M$3]*MAX([.AC50:.AC54])" office:value-type="float" office:value="0.00100010001" calcext:value-type="float">
            <text:p>0.0010001</text:p>
          </table:table-cell>
          <table:table-cell table:style-name="ce18" table:formula="of:=[.$O33]+[.$M$3]*MAX([.AD50:.AD54])" office:value-type="float" office:value="0.00100010001" calcext:value-type="float">
            <text:p>0.0010001</text:p>
          </table:table-cell>
          <table:table-cell table:style-name="ce18" table:formula="of:=[.$O33]+[.$M$3]*MAX([.AE50:.AE54])" office:value-type="float" office:value="0.001000100010001" calcext:value-type="float">
            <text:p>0.0010001</text:p>
          </table:table-cell>
          <table:table-cell table:style-name="ce18" table:formula="of:=[.$O33]+[.$M$3]*MAX([.AF50:.AF54])" office:value-type="float" office:value="0.001000100010001" calcext:value-type="float">
            <text:p>0.0010001</text:p>
          </table:table-cell>
          <table:table-cell table:style-name="ce18" table:formula="of:=[.$O33]+[.$M$3]*MAX([.AG50:.AG54])" office:value-type="float" office:value="0.001000100010001" calcext:value-type="float">
            <text:p>0.0010001</text:p>
          </table:table-cell>
          <table:table-cell table:style-name="ce18" table:formula="of:=[.$O33]+[.$M$3]*MAX([.AH50:.AH54])" office:value-type="float" office:value="0.001000100010001" calcext:value-type="float">
            <text:p>0.0010001</text:p>
          </table:table-cell>
          <table:table-cell table:style-name="ce18" table:formula="of:=[.$O33]+[.$M$3]*MAX([.AI50:.AI54])" office:value-type="float" office:value="0.001000100010001" calcext:value-type="float">
            <text:p>0.0010001</text:p>
          </table:table-cell>
          <table:table-cell table:style-name="ce18" table:formula="of:=[.$O33]+[.$M$3]*MAX([.AJ50:.AJ54])" office:value-type="float" office:value="0.001000100010001" calcext:value-type="float">
            <text:p>0.0010001</text:p>
          </table:table-cell>
          <table:table-cell table:style-name="ce18" table:formula="of:=[.$O33]+[.$M$3]*MAX([.AK50:.AK54])" office:value-type="float" office:value="0.001000100010001" calcext:value-type="float">
            <text:p>0.0010001</text:p>
          </table:table-cell>
          <table:table-cell table:style-name="ce18" table:formula="of:=[.$O33]+[.$M$3]*MAX([.AL50:.AL54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ce3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0,1)</text:p>
          </table:table-cell>
          <table:table-cell table:style-name="ce1" office:value-type="string" calcext:value-type="string">
            <text:p>(1,1)</text:p>
          </table:table-cell>
          <table:table-cell table:style-name="ce2" office:value-type="string" calcext:value-type="string">
            <text:p>STAY</text:p>
          </table:table-cell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(1,1)</text:p>
          </table:table-cell>
          <table:table-cell table:style-name="ce2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0,1)</text:p>
          </table:table-cell>
          <table:table-cell table:style-name="ce3" office:value-type="string" calcext:value-type="string">
            <text:p>(1,1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table:formula="of:=[.$O34]+[.$M$3]*MAX([.P60:.P64])" office:value-type="float" office:value="0" calcext:value-type="float">
            <text:p>0</text:p>
          </table:table-cell>
          <table:table-cell table:style-name="ce17" table:formula="of:=[.$O34]+[.$M$3]*MAX([.Q60:.Q64])" office:value-type="float" office:value="0" calcext:value-type="float">
            <text:p>0</text:p>
          </table:table-cell>
          <table:table-cell table:style-name="ce19" table:formula="of:=[.$O34]+[.$M$3]*MAX([.R60:.R64])" office:value-type="float" office:value="0" calcext:value-type="float">
            <text:p>0</text:p>
          </table:table-cell>
          <table:table-cell table:style-name="ce19" table:formula="of:=[.$O34]+[.$M$3]*MAX([.S60:.S64])" office:value-type="float" office:value="0" calcext:value-type="float">
            <text:p>0</text:p>
          </table:table-cell>
          <table:table-cell table:style-name="ce19" table:formula="of:=[.$O34]+[.$M$3]*MAX([.T60:.T64])" office:value-type="float" office:value="0.0001" calcext:value-type="float">
            <text:p>0.0001</text:p>
          </table:table-cell>
          <table:table-cell table:style-name="ce19" table:formula="of:=[.$O34]+[.$M$3]*MAX([.U60:.U64])" office:value-type="float" office:value="0.0001" calcext:value-type="float">
            <text:p>0.0001</text:p>
          </table:table-cell>
          <table:table-cell table:style-name="ce19" table:formula="of:=[.$O34]+[.$M$3]*MAX([.V60:.V64])" office:value-type="float" office:value="0.0001" calcext:value-type="float">
            <text:p>0.0001</text:p>
          </table:table-cell>
          <table:table-cell table:style-name="ce19" table:formula="of:=[.$O34]+[.$M$3]*MAX([.W60:.W64])" office:value-type="float" office:value="0.0001" calcext:value-type="float">
            <text:p>0.0001</text:p>
          </table:table-cell>
          <table:table-cell table:style-name="ce19" table:formula="of:=[.$O34]+[.$M$3]*MAX([.X60:.X64])" office:value-type="float" office:value="0.00010001" calcext:value-type="float">
            <text:p>0.00010001</text:p>
          </table:table-cell>
          <table:table-cell table:style-name="ce19" table:formula="of:=[.$O34]+[.$M$3]*MAX([.Y60:.Y64])" office:value-type="float" office:value="0.00010001" calcext:value-type="float">
            <text:p>0.00010001</text:p>
          </table:table-cell>
          <table:table-cell table:style-name="ce19" table:formula="of:=[.$O34]+[.$M$3]*MAX([.Z60:.Z64])" office:value-type="float" office:value="0.00010001" calcext:value-type="float">
            <text:p>0.00010001</text:p>
          </table:table-cell>
          <table:table-cell table:style-name="ce19" table:formula="of:=[.$O34]+[.$M$3]*MAX([.AA60:.AA64])" office:value-type="float" office:value="0.00010001" calcext:value-type="float">
            <text:p>0.00010001</text:p>
          </table:table-cell>
          <table:table-cell table:style-name="ce19" table:formula="of:=[.$O34]+[.$M$3]*MAX([.AB60:.AB64])" office:value-type="float" office:value="0.000100010001" calcext:value-type="float">
            <text:p>0.00010001</text:p>
          </table:table-cell>
          <table:table-cell table:style-name="ce19" table:formula="of:=[.$O34]+[.$M$3]*MAX([.AC60:.AC64])" office:value-type="float" office:value="0.000100010001" calcext:value-type="float">
            <text:p>0.00010001</text:p>
          </table:table-cell>
          <table:table-cell table:style-name="ce19" table:formula="of:=[.$O34]+[.$M$3]*MAX([.AD60:.AD64])" office:value-type="float" office:value="0.000100010001" calcext:value-type="float">
            <text:p>0.00010001</text:p>
          </table:table-cell>
          <table:table-cell table:style-name="ce19" table:formula="of:=[.$O34]+[.$M$3]*MAX([.AE60:.AE64])" office:value-type="float" office:value="0.000100010001" calcext:value-type="float">
            <text:p>0.00010001</text:p>
          </table:table-cell>
          <table:table-cell table:style-name="ce19" table:formula="of:=[.$O34]+[.$M$3]*MAX([.AF60:.AF64])" office:value-type="float" office:value="0.0001000100010001" calcext:value-type="float">
            <text:p>0.00010001</text:p>
          </table:table-cell>
          <table:table-cell table:style-name="ce19" table:formula="of:=[.$O34]+[.$M$3]*MAX([.AG60:.AG64])" office:value-type="float" office:value="0.0001000100010001" calcext:value-type="float">
            <text:p>0.00010001</text:p>
          </table:table-cell>
          <table:table-cell table:style-name="ce19" table:formula="of:=[.$O34]+[.$M$3]*MAX([.AH60:.AH64])" office:value-type="float" office:value="0.0001000100010001" calcext:value-type="float">
            <text:p>0.00010001</text:p>
          </table:table-cell>
          <table:table-cell table:style-name="ce19" table:formula="of:=[.$O34]+[.$M$3]*MAX([.AI60:.AI64])" office:value-type="float" office:value="0.0001000100010001" calcext:value-type="float">
            <text:p>0.00010001</text:p>
          </table:table-cell>
          <table:table-cell table:style-name="ce19" table:formula="of:=[.$O34]+[.$M$3]*MAX([.AJ60:.AJ64])" office:value-type="float" office:value="0.0001000100010001" calcext:value-type="float">
            <text:p>0.00010001</text:p>
          </table:table-cell>
          <table:table-cell table:style-name="ce19" table:formula="of:=[.$O34]+[.$M$3]*MAX([.AK60:.AK64])" office:value-type="float" office:value="0.0001000100010001" calcext:value-type="float">
            <text:p>0.00010001</text:p>
          </table:table-cell>
          <table:table-cell table:style-name="ce19" table:formula="of:=[.$O34]+[.$M$3]*MAX([.AL60:.AL64])" office:value-type="float" office:value="0.0001000100010001" calcext:value-type="float">
            <text:p>0.00010001</text:p>
          </table:table-cell>
          <table:table-cell table:style-name="ce3" table:number-columns-repeated="963"/>
        </table:table-row>
        <table:table-row table:style-name="ro2">
          <table:table-cell table:style-name="Default"/>
          <table:table-cell table:style-name="ce4" office:value-type="float" office:value="0.016" calcext:value-type="float">
            <text:p>0.016</text:p>
          </table:table-cell>
          <table:table-cell table:style-name="ce6" office:value-type="string" calcext:value-type="string">
            <text:p>(1,0)</text:p>
          </table:table-cell>
          <table:table-cell table:style-name="ce6" office:value-type="string" calcext:value-type="string">
            <text:p>(0,0)</text:p>
          </table:table-cell>
          <table:table-cell table:style-name="ce1" office:value-type="string" calcext:value-type="string">
            <text:p>UP</text:p>
          </table:table-cell>
          <table:table-cell table:style-name="ce1"/>
          <table:table-cell table:style-name="ce7" office:value-type="float" office:value="0.01" calcext:value-type="float">
            <text:p>0.0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UP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U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35]+[.$M$3]*MAX([.P5:.P9])" office:value-type="float" office:value="0" calcext:value-type="float">
            <text:p>0</text:p>
          </table:table-cell>
          <table:table-cell table:style-name="ce16" table:formula="of:=[.$O35]+[.$M$3]*MAX([.Q5:.Q9])" office:value-type="float" office:value="0" calcext:value-type="float">
            <text:p>0</text:p>
          </table:table-cell>
          <table:table-cell table:style-name="ce18" table:formula="of:=[.$O35]+[.$M$3]*MAX([.R5:.R9])" office:value-type="float" office:value="0.01" calcext:value-type="float">
            <text:p>0.01</text:p>
          </table:table-cell>
          <table:table-cell table:style-name="ce18" table:formula="of:=[.$O35]+[.$M$3]*MAX([.S5:.S9])" office:value-type="float" office:value="0.01" calcext:value-type="float">
            <text:p>0.01</text:p>
          </table:table-cell>
          <table:table-cell table:style-name="ce18" table:formula="of:=[.$O35]+[.$M$3]*MAX([.T5:.T9])" office:value-type="float" office:value="0.01" calcext:value-type="float">
            <text:p>0.01</text:p>
          </table:table-cell>
          <table:table-cell table:style-name="ce18" table:formula="of:=[.$O35]+[.$M$3]*MAX([.U5:.U9])" office:value-type="float" office:value="0.01" calcext:value-type="float">
            <text:p>0.01</text:p>
          </table:table-cell>
          <table:table-cell table:style-name="ce18" table:formula="of:=[.$O35]+[.$M$3]*MAX([.V5:.V9])" office:value-type="float" office:value="0.010001" calcext:value-type="float">
            <text:p>0.010001</text:p>
          </table:table-cell>
          <table:table-cell table:style-name="ce18" table:formula="of:=[.$O35]+[.$M$3]*MAX([.W5:.W9])" office:value-type="float" office:value="0.010001" calcext:value-type="float">
            <text:p>0.010001</text:p>
          </table:table-cell>
          <table:table-cell table:style-name="ce18" table:formula="of:=[.$O35]+[.$M$3]*MAX([.X5:.X9])" office:value-type="float" office:value="0.010001" calcext:value-type="float">
            <text:p>0.010001</text:p>
          </table:table-cell>
          <table:table-cell table:style-name="ce18" table:formula="of:=[.$O35]+[.$M$3]*MAX([.Y5:.Y9])" office:value-type="float" office:value="0.010001" calcext:value-type="float">
            <text:p>0.010001</text:p>
          </table:table-cell>
          <table:table-cell table:style-name="ce18" table:formula="of:=[.$O35]+[.$M$3]*MAX([.Z5:.Z9])" office:value-type="float" office:value="0.0100010001" calcext:value-type="float">
            <text:p>0.0100010001</text:p>
          </table:table-cell>
          <table:table-cell table:style-name="ce18" table:formula="of:=[.$O35]+[.$M$3]*MAX([.AA5:.AA9])" office:value-type="float" office:value="0.0100010001" calcext:value-type="float">
            <text:p>0.0100010001</text:p>
          </table:table-cell>
          <table:table-cell table:style-name="ce18" table:formula="of:=[.$O35]+[.$M$3]*MAX([.AB5:.AB9])" office:value-type="float" office:value="0.0100010001" calcext:value-type="float">
            <text:p>0.0100010001</text:p>
          </table:table-cell>
          <table:table-cell table:style-name="ce18" table:formula="of:=[.$O35]+[.$M$3]*MAX([.AC5:.AC9])" office:value-type="float" office:value="0.0100010001" calcext:value-type="float">
            <text:p>0.0100010001</text:p>
          </table:table-cell>
          <table:table-cell table:style-name="ce18" table:formula="of:=[.$O35]+[.$M$3]*MAX([.AD5:.AD9])" office:value-type="float" office:value="0.01000100010001" calcext:value-type="float">
            <text:p>0.0100010001</text:p>
          </table:table-cell>
          <table:table-cell table:style-name="ce18" table:formula="of:=[.$O35]+[.$M$3]*MAX([.AE5:.AE9])" office:value-type="float" office:value="0.01000100010001" calcext:value-type="float">
            <text:p>0.0100010001</text:p>
          </table:table-cell>
          <table:table-cell table:style-name="ce18" table:formula="of:=[.$O35]+[.$M$3]*MAX([.AF5:.AF9])" office:value-type="float" office:value="0.01000100010001" calcext:value-type="float">
            <text:p>0.0100010001</text:p>
          </table:table-cell>
          <table:table-cell table:style-name="ce18" table:formula="of:=[.$O35]+[.$M$3]*MAX([.AG5:.AG9])" office:value-type="float" office:value="0.01000100010001" calcext:value-type="float">
            <text:p>0.0100010001</text:p>
          </table:table-cell>
          <table:table-cell table:style-name="ce18" table:formula="of:=[.$O35]+[.$M$3]*MAX([.AH5:.AH9])" office:value-type="float" office:value="0.01000100010001" calcext:value-type="float">
            <text:p>0.0100010001</text:p>
          </table:table-cell>
          <table:table-cell table:style-name="ce18" table:formula="of:=[.$O35]+[.$M$3]*MAX([.AI5:.AI9])" office:value-type="float" office:value="0.01000100010001" calcext:value-type="float">
            <text:p>0.0100010001</text:p>
          </table:table-cell>
          <table:table-cell table:style-name="ce18" table:formula="of:=[.$O35]+[.$M$3]*MAX([.AJ5:.AJ9])" office:value-type="float" office:value="0.01000100010001" calcext:value-type="float">
            <text:p>0.0100010001</text:p>
          </table:table-cell>
          <table:table-cell table:style-name="ce18" table:formula="of:=[.$O35]+[.$M$3]*MAX([.AK5:.AK9])" office:value-type="float" office:value="0.01000100010001" calcext:value-type="float">
            <text:p>0.0100010001</text:p>
          </table:table-cell>
          <table:table-cell table:style-name="ce18" table:formula="of:=[.$O35]+[.$M$3]*MAX([.AL5:.AL9])" office:value-type="float" office:value="0.01000100010001" calcext:value-type="float">
            <text:p>0.01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184" calcext:value-type="float">
            <text:p>0.184</text:p>
          </table:table-cell>
          <table:table-cell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RIGHT</text:p>
          </table:table-cell>
          <table:table-cell table:style-name="ce1"/>
          <table:table-cell table:style-name="ce7" office:value-type="float" office:value="0.1" calcext:value-type="float">
            <text:p>0.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RIGHT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RIGH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36]+[.$M$3]*MAX([.P15:.P19])" office:value-type="float" office:value="0" calcext:value-type="float">
            <text:p>0</text:p>
          </table:table-cell>
          <table:table-cell table:style-name="ce16" table:formula="of:=[.$O36]+[.$M$3]*MAX([.Q15:.Q19])" office:value-type="float" office:value="0.1" calcext:value-type="float">
            <text:p>0.1</text:p>
          </table:table-cell>
          <table:table-cell table:style-name="ce18" table:formula="of:=[.$O36]+[.$M$3]*MAX([.R15:.R19])" office:value-type="float" office:value="0.1" calcext:value-type="float">
            <text:p>0.1</text:p>
          </table:table-cell>
          <table:table-cell table:style-name="ce18" table:formula="of:=[.$O36]+[.$M$3]*MAX([.S15:.S19])" office:value-type="float" office:value="0.1" calcext:value-type="float">
            <text:p>0.1</text:p>
          </table:table-cell>
          <table:table-cell table:style-name="ce18" table:formula="of:=[.$O36]+[.$M$3]*MAX([.T15:.T19])" office:value-type="float" office:value="0.1" calcext:value-type="float">
            <text:p>0.1</text:p>
          </table:table-cell>
          <table:table-cell table:style-name="ce18" table:formula="of:=[.$O36]+[.$M$3]*MAX([.U15:.U19])" office:value-type="float" office:value="0.10001" calcext:value-type="float">
            <text:p>0.10001</text:p>
          </table:table-cell>
          <table:table-cell table:style-name="ce18" table:formula="of:=[.$O36]+[.$M$3]*MAX([.V15:.V19])" office:value-type="float" office:value="0.10001" calcext:value-type="float">
            <text:p>0.10001</text:p>
          </table:table-cell>
          <table:table-cell table:style-name="ce18" table:formula="of:=[.$O36]+[.$M$3]*MAX([.W15:.W19])" office:value-type="float" office:value="0.10001" calcext:value-type="float">
            <text:p>0.10001</text:p>
          </table:table-cell>
          <table:table-cell table:style-name="ce18" table:formula="of:=[.$O36]+[.$M$3]*MAX([.X15:.X19])" office:value-type="float" office:value="0.10001" calcext:value-type="float">
            <text:p>0.10001</text:p>
          </table:table-cell>
          <table:table-cell table:style-name="ce18" table:formula="of:=[.$O36]+[.$M$3]*MAX([.Y15:.Y19])" office:value-type="float" office:value="0.100010001" calcext:value-type="float">
            <text:p>0.100010001</text:p>
          </table:table-cell>
          <table:table-cell table:style-name="ce18" table:formula="of:=[.$O36]+[.$M$3]*MAX([.Z15:.Z19])" office:value-type="float" office:value="0.100010001" calcext:value-type="float">
            <text:p>0.100010001</text:p>
          </table:table-cell>
          <table:table-cell table:style-name="ce18" table:formula="of:=[.$O36]+[.$M$3]*MAX([.AA15:.AA19])" office:value-type="float" office:value="0.100010001" calcext:value-type="float">
            <text:p>0.100010001</text:p>
          </table:table-cell>
          <table:table-cell table:style-name="ce18" table:formula="of:=[.$O36]+[.$M$3]*MAX([.AB15:.AB19])" office:value-type="float" office:value="0.100010001" calcext:value-type="float">
            <text:p>0.100010001</text:p>
          </table:table-cell>
          <table:table-cell table:style-name="ce18" table:formula="of:=[.$O36]+[.$M$3]*MAX([.AC15:.AC19])" office:value-type="float" office:value="0.1000100010001" calcext:value-type="float">
            <text:p>0.100010001</text:p>
          </table:table-cell>
          <table:table-cell table:style-name="ce18" table:formula="of:=[.$O36]+[.$M$3]*MAX([.AD15:.AD19])" office:value-type="float" office:value="0.1000100010001" calcext:value-type="float">
            <text:p>0.100010001</text:p>
          </table:table-cell>
          <table:table-cell table:style-name="ce18" table:formula="of:=[.$O36]+[.$M$3]*MAX([.AE15:.AE19])" office:value-type="float" office:value="0.1000100010001" calcext:value-type="float">
            <text:p>0.100010001</text:p>
          </table:table-cell>
          <table:table-cell table:style-name="ce18" table:formula="of:=[.$O36]+[.$M$3]*MAX([.AF15:.AF19])" office:value-type="float" office:value="0.1000100010001" calcext:value-type="float">
            <text:p>0.100010001</text:p>
          </table:table-cell>
          <table:table-cell table:style-name="ce18" table:formula="of:=[.$O36]+[.$M$3]*MAX([.AG15:.AG19])" office:value-type="float" office:value="0.1000100010001" calcext:value-type="float">
            <text:p>0.100010001</text:p>
          </table:table-cell>
          <table:table-cell table:style-name="ce18" table:formula="of:=[.$O36]+[.$M$3]*MAX([.AH15:.AH19])" office:value-type="float" office:value="0.1000100010001" calcext:value-type="float">
            <text:p>0.100010001</text:p>
          </table:table-cell>
          <table:table-cell table:style-name="ce18" table:formula="of:=[.$O36]+[.$M$3]*MAX([.AI15:.AI19])" office:value-type="float" office:value="0.1000100010001" calcext:value-type="float">
            <text:p>0.100010001</text:p>
          </table:table-cell>
          <table:table-cell table:style-name="ce18" table:formula="of:=[.$O36]+[.$M$3]*MAX([.AJ15:.AJ19])" office:value-type="float" office:value="0.1000100010001" calcext:value-type="float">
            <text:p>0.100010001</text:p>
          </table:table-cell>
          <table:table-cell table:style-name="ce18" table:formula="of:=[.$O36]+[.$M$3]*MAX([.AK15:.AK19])" office:value-type="float" office:value="0.1000100010001" calcext:value-type="float">
            <text:p>0.100010001</text:p>
          </table:table-cell>
          <table:table-cell table:style-name="ce18" table:formula="of:=[.$O36]+[.$M$3]*MAX([.AL15:.AL19])" office:value-type="float" office:value="0.1000100010001" calcext:value-type="float">
            <text:p>0.1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217" calcext:value-type="float">
            <text:p>0.217</text:p>
          </table:table-cell>
          <table:table-cell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DOWN</text:p>
          </table:table-cell>
          <table:table-cell table:style-name="ce1"/>
          <table:table-cell table:style-name="ce7" office:value-type="float" office:value="0.1" calcext:value-type="float">
            <text:p>0.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DOWN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DOW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37]+[.$M$3]*MAX([.P10:.P14])" office:value-type="float" office:value="0" calcext:value-type="float">
            <text:p>0</text:p>
          </table:table-cell>
          <table:table-cell table:style-name="ce16" table:formula="of:=[.$O37]+[.$M$3]*MAX([.Q10:.Q14])" office:value-type="float" office:value="0.1" calcext:value-type="float">
            <text:p>0.1</text:p>
          </table:table-cell>
          <table:table-cell table:style-name="ce18" table:formula="of:=[.$O37]+[.$M$3]*MAX([.R10:.R14])" office:value-type="float" office:value="0.1" calcext:value-type="float">
            <text:p>0.1</text:p>
          </table:table-cell>
          <table:table-cell table:style-name="ce18" table:formula="of:=[.$O37]+[.$M$3]*MAX([.S10:.S14])" office:value-type="float" office:value="0.1" calcext:value-type="float">
            <text:p>0.1</text:p>
          </table:table-cell>
          <table:table-cell table:style-name="ce18" table:formula="of:=[.$O37]+[.$M$3]*MAX([.T10:.T14])" office:value-type="float" office:value="0.1" calcext:value-type="float">
            <text:p>0.1</text:p>
          </table:table-cell>
          <table:table-cell table:style-name="ce18" table:formula="of:=[.$O37]+[.$M$3]*MAX([.U10:.U14])" office:value-type="float" office:value="0.10001" calcext:value-type="float">
            <text:p>0.10001</text:p>
          </table:table-cell>
          <table:table-cell table:style-name="ce18" table:formula="of:=[.$O37]+[.$M$3]*MAX([.V10:.V14])" office:value-type="float" office:value="0.10001" calcext:value-type="float">
            <text:p>0.10001</text:p>
          </table:table-cell>
          <table:table-cell table:style-name="ce18" table:formula="of:=[.$O37]+[.$M$3]*MAX([.W10:.W14])" office:value-type="float" office:value="0.10001" calcext:value-type="float">
            <text:p>0.10001</text:p>
          </table:table-cell>
          <table:table-cell table:style-name="ce18" table:formula="of:=[.$O37]+[.$M$3]*MAX([.X10:.X14])" office:value-type="float" office:value="0.10001" calcext:value-type="float">
            <text:p>0.10001</text:p>
          </table:table-cell>
          <table:table-cell table:style-name="ce18" table:formula="of:=[.$O37]+[.$M$3]*MAX([.Y10:.Y14])" office:value-type="float" office:value="0.100010001" calcext:value-type="float">
            <text:p>0.100010001</text:p>
          </table:table-cell>
          <table:table-cell table:style-name="ce18" table:formula="of:=[.$O37]+[.$M$3]*MAX([.Z10:.Z14])" office:value-type="float" office:value="0.100010001" calcext:value-type="float">
            <text:p>0.100010001</text:p>
          </table:table-cell>
          <table:table-cell table:style-name="ce18" table:formula="of:=[.$O37]+[.$M$3]*MAX([.AA10:.AA14])" office:value-type="float" office:value="0.100010001" calcext:value-type="float">
            <text:p>0.100010001</text:p>
          </table:table-cell>
          <table:table-cell table:style-name="ce18" table:formula="of:=[.$O37]+[.$M$3]*MAX([.AB10:.AB14])" office:value-type="float" office:value="0.100010001" calcext:value-type="float">
            <text:p>0.100010001</text:p>
          </table:table-cell>
          <table:table-cell table:style-name="ce18" table:formula="of:=[.$O37]+[.$M$3]*MAX([.AC10:.AC14])" office:value-type="float" office:value="0.1000100010001" calcext:value-type="float">
            <text:p>0.100010001</text:p>
          </table:table-cell>
          <table:table-cell table:style-name="ce18" table:formula="of:=[.$O37]+[.$M$3]*MAX([.AD10:.AD14])" office:value-type="float" office:value="0.1000100010001" calcext:value-type="float">
            <text:p>0.100010001</text:p>
          </table:table-cell>
          <table:table-cell table:style-name="ce18" table:formula="of:=[.$O37]+[.$M$3]*MAX([.AE10:.AE14])" office:value-type="float" office:value="0.1000100010001" calcext:value-type="float">
            <text:p>0.100010001</text:p>
          </table:table-cell>
          <table:table-cell table:style-name="ce18" table:formula="of:=[.$O37]+[.$M$3]*MAX([.AF10:.AF14])" office:value-type="float" office:value="0.1000100010001" calcext:value-type="float">
            <text:p>0.100010001</text:p>
          </table:table-cell>
          <table:table-cell table:style-name="ce18" table:formula="of:=[.$O37]+[.$M$3]*MAX([.AG10:.AG14])" office:value-type="float" office:value="0.1000100010001" calcext:value-type="float">
            <text:p>0.100010001</text:p>
          </table:table-cell>
          <table:table-cell table:style-name="ce18" table:formula="of:=[.$O37]+[.$M$3]*MAX([.AH10:.AH14])" office:value-type="float" office:value="0.1000100010001" calcext:value-type="float">
            <text:p>0.100010001</text:p>
          </table:table-cell>
          <table:table-cell table:style-name="ce18" table:formula="of:=[.$O37]+[.$M$3]*MAX([.AI10:.AI14])" office:value-type="float" office:value="0.1000100010001" calcext:value-type="float">
            <text:p>0.100010001</text:p>
          </table:table-cell>
          <table:table-cell table:style-name="ce18" table:formula="of:=[.$O37]+[.$M$3]*MAX([.AJ10:.AJ14])" office:value-type="float" office:value="0.1000100010001" calcext:value-type="float">
            <text:p>0.100010001</text:p>
          </table:table-cell>
          <table:table-cell table:style-name="ce18" table:formula="of:=[.$O37]+[.$M$3]*MAX([.AK10:.AK14])" office:value-type="float" office:value="0.1000100010001" calcext:value-type="float">
            <text:p>0.100010001</text:p>
          </table:table-cell>
          <table:table-cell table:style-name="ce18" table:formula="of:=[.$O37]+[.$M$3]*MAX([.AL10:.AL14])" office:value-type="float" office:value="0.1000100010001" calcext:value-type="float">
            <text:p>0.1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13" calcext:value-type="float">
            <text:p>0.013</text:p>
          </table:table-cell>
          <table:table-cell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7" office:value-type="float" office:value="0.01" calcext:value-type="float">
            <text:p>0.0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LEFT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LEF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38]+[.$M$3]*MAX([.P5:.P9])" office:value-type="float" office:value="0" calcext:value-type="float">
            <text:p>0</text:p>
          </table:table-cell>
          <table:table-cell table:style-name="ce16" table:formula="of:=[.$O38]+[.$M$3]*MAX([.Q5:.Q9])" office:value-type="float" office:value="0" calcext:value-type="float">
            <text:p>0</text:p>
          </table:table-cell>
          <table:table-cell table:style-name="ce18" table:formula="of:=[.$O38]+[.$M$3]*MAX([.R5:.R9])" office:value-type="float" office:value="0.01" calcext:value-type="float">
            <text:p>0.01</text:p>
          </table:table-cell>
          <table:table-cell table:style-name="ce18" table:formula="of:=[.$O38]+[.$M$3]*MAX([.S5:.S9])" office:value-type="float" office:value="0.01" calcext:value-type="float">
            <text:p>0.01</text:p>
          </table:table-cell>
          <table:table-cell table:style-name="ce18" table:formula="of:=[.$O38]+[.$M$3]*MAX([.T5:.T9])" office:value-type="float" office:value="0.01" calcext:value-type="float">
            <text:p>0.01</text:p>
          </table:table-cell>
          <table:table-cell table:style-name="ce18" table:formula="of:=[.$O38]+[.$M$3]*MAX([.U5:.U9])" office:value-type="float" office:value="0.01" calcext:value-type="float">
            <text:p>0.01</text:p>
          </table:table-cell>
          <table:table-cell table:style-name="ce18" table:formula="of:=[.$O38]+[.$M$3]*MAX([.V5:.V9])" office:value-type="float" office:value="0.010001" calcext:value-type="float">
            <text:p>0.010001</text:p>
          </table:table-cell>
          <table:table-cell table:style-name="ce18" table:formula="of:=[.$O38]+[.$M$3]*MAX([.W5:.W9])" office:value-type="float" office:value="0.010001" calcext:value-type="float">
            <text:p>0.010001</text:p>
          </table:table-cell>
          <table:table-cell table:style-name="ce18" table:formula="of:=[.$O38]+[.$M$3]*MAX([.X5:.X9])" office:value-type="float" office:value="0.010001" calcext:value-type="float">
            <text:p>0.010001</text:p>
          </table:table-cell>
          <table:table-cell table:style-name="ce18" table:formula="of:=[.$O38]+[.$M$3]*MAX([.Y5:.Y9])" office:value-type="float" office:value="0.010001" calcext:value-type="float">
            <text:p>0.010001</text:p>
          </table:table-cell>
          <table:table-cell table:style-name="ce18" table:formula="of:=[.$O38]+[.$M$3]*MAX([.Z5:.Z9])" office:value-type="float" office:value="0.0100010001" calcext:value-type="float">
            <text:p>0.0100010001</text:p>
          </table:table-cell>
          <table:table-cell table:style-name="ce18" table:formula="of:=[.$O38]+[.$M$3]*MAX([.AA5:.AA9])" office:value-type="float" office:value="0.0100010001" calcext:value-type="float">
            <text:p>0.0100010001</text:p>
          </table:table-cell>
          <table:table-cell table:style-name="ce18" table:formula="of:=[.$O38]+[.$M$3]*MAX([.AB5:.AB9])" office:value-type="float" office:value="0.0100010001" calcext:value-type="float">
            <text:p>0.0100010001</text:p>
          </table:table-cell>
          <table:table-cell table:style-name="ce18" table:formula="of:=[.$O38]+[.$M$3]*MAX([.AC5:.AC9])" office:value-type="float" office:value="0.0100010001" calcext:value-type="float">
            <text:p>0.0100010001</text:p>
          </table:table-cell>
          <table:table-cell table:style-name="ce18" table:formula="of:=[.$O38]+[.$M$3]*MAX([.AD5:.AD9])" office:value-type="float" office:value="0.01000100010001" calcext:value-type="float">
            <text:p>0.0100010001</text:p>
          </table:table-cell>
          <table:table-cell table:style-name="ce18" table:formula="of:=[.$O38]+[.$M$3]*MAX([.AE5:.AE9])" office:value-type="float" office:value="0.01000100010001" calcext:value-type="float">
            <text:p>0.0100010001</text:p>
          </table:table-cell>
          <table:table-cell table:style-name="ce18" table:formula="of:=[.$O38]+[.$M$3]*MAX([.AF5:.AF9])" office:value-type="float" office:value="0.01000100010001" calcext:value-type="float">
            <text:p>0.0100010001</text:p>
          </table:table-cell>
          <table:table-cell table:style-name="ce18" table:formula="of:=[.$O38]+[.$M$3]*MAX([.AG5:.AG9])" office:value-type="float" office:value="0.01000100010001" calcext:value-type="float">
            <text:p>0.0100010001</text:p>
          </table:table-cell>
          <table:table-cell table:style-name="ce18" table:formula="of:=[.$O38]+[.$M$3]*MAX([.AH5:.AH9])" office:value-type="float" office:value="0.01000100010001" calcext:value-type="float">
            <text:p>0.0100010001</text:p>
          </table:table-cell>
          <table:table-cell table:style-name="ce18" table:formula="of:=[.$O38]+[.$M$3]*MAX([.AI5:.AI9])" office:value-type="float" office:value="0.01000100010001" calcext:value-type="float">
            <text:p>0.0100010001</text:p>
          </table:table-cell>
          <table:table-cell table:style-name="ce18" table:formula="of:=[.$O38]+[.$M$3]*MAX([.AJ5:.AJ9])" office:value-type="float" office:value="0.01000100010001" calcext:value-type="float">
            <text:p>0.0100010001</text:p>
          </table:table-cell>
          <table:table-cell table:style-name="ce18" table:formula="of:=[.$O38]+[.$M$3]*MAX([.AK5:.AK9])" office:value-type="float" office:value="0.01000100010001" calcext:value-type="float">
            <text:p>0.0100010001</text:p>
          </table:table-cell>
          <table:table-cell table:style-name="ce18" table:formula="of:=[.$O38]+[.$M$3]*MAX([.AL5:.AL9])" office:value-type="float" office:value="0.01000100010001" calcext:value-type="float">
            <text:p>0.0100010001</text:p>
          </table:table-cell>
          <table:table-cell table:number-columns-repeated="963"/>
        </table:table-row>
        <table:table-row table:style-name="ro2">
          <table:table-cell table:style-name="ce3"/>
          <table:table-cell table:style-name="ce5" office:value-type="float" office:value="0.014" calcext:value-type="float">
            <text:p>0.014</text:p>
          </table:table-cell>
          <table:table-cell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2" office:value-type="string" calcext:value-type="string">
            <text:p>STAY</text:p>
          </table:table-cell>
          <table:table-cell table:style-name="ce2"/>
          <table:table-cell table:style-name="ce7" office:value-type="float" office:value="0.01" calcext:value-type="float">
            <text:p>0.0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2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1,0)</text:p>
          </table:table-cell>
          <table:table-cell table:style-name="ce3" office:value-type="string" calcext:value-type="string">
            <text:p>(0,0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table:formula="of:=[.$O39]+[.$M$3]*MAX([.P5:.P9])" office:value-type="float" office:value="0" calcext:value-type="float">
            <text:p>0</text:p>
          </table:table-cell>
          <table:table-cell table:style-name="ce17" table:formula="of:=[.$O39]+[.$M$3]*MAX([.Q5:.Q9])" office:value-type="float" office:value="0" calcext:value-type="float">
            <text:p>0</text:p>
          </table:table-cell>
          <table:table-cell table:style-name="ce19" table:formula="of:=[.$O39]+[.$M$3]*MAX([.R5:.R9])" office:value-type="float" office:value="0.01" calcext:value-type="float">
            <text:p>0.01</text:p>
          </table:table-cell>
          <table:table-cell table:style-name="ce19" table:formula="of:=[.$O39]+[.$M$3]*MAX([.S5:.S9])" office:value-type="float" office:value="0.01" calcext:value-type="float">
            <text:p>0.01</text:p>
          </table:table-cell>
          <table:table-cell table:style-name="ce19" table:formula="of:=[.$O39]+[.$M$3]*MAX([.T5:.T9])" office:value-type="float" office:value="0.01" calcext:value-type="float">
            <text:p>0.01</text:p>
          </table:table-cell>
          <table:table-cell table:style-name="ce19" table:formula="of:=[.$O39]+[.$M$3]*MAX([.U5:.U9])" office:value-type="float" office:value="0.01" calcext:value-type="float">
            <text:p>0.01</text:p>
          </table:table-cell>
          <table:table-cell table:style-name="ce19" table:formula="of:=[.$O39]+[.$M$3]*MAX([.V5:.V9])" office:value-type="float" office:value="0.010001" calcext:value-type="float">
            <text:p>0.010001</text:p>
          </table:table-cell>
          <table:table-cell table:style-name="ce19" table:formula="of:=[.$O39]+[.$M$3]*MAX([.W5:.W9])" office:value-type="float" office:value="0.010001" calcext:value-type="float">
            <text:p>0.010001</text:p>
          </table:table-cell>
          <table:table-cell table:style-name="ce19" table:formula="of:=[.$O39]+[.$M$3]*MAX([.X5:.X9])" office:value-type="float" office:value="0.010001" calcext:value-type="float">
            <text:p>0.010001</text:p>
          </table:table-cell>
          <table:table-cell table:style-name="ce19" table:formula="of:=[.$O39]+[.$M$3]*MAX([.Y5:.Y9])" office:value-type="float" office:value="0.010001" calcext:value-type="float">
            <text:p>0.010001</text:p>
          </table:table-cell>
          <table:table-cell table:style-name="ce19" table:formula="of:=[.$O39]+[.$M$3]*MAX([.Z5:.Z9])" office:value-type="float" office:value="0.0100010001" calcext:value-type="float">
            <text:p>0.0100010001</text:p>
          </table:table-cell>
          <table:table-cell table:style-name="ce19" table:formula="of:=[.$O39]+[.$M$3]*MAX([.AA5:.AA9])" office:value-type="float" office:value="0.0100010001" calcext:value-type="float">
            <text:p>0.0100010001</text:p>
          </table:table-cell>
          <table:table-cell table:style-name="ce19" table:formula="of:=[.$O39]+[.$M$3]*MAX([.AB5:.AB9])" office:value-type="float" office:value="0.0100010001" calcext:value-type="float">
            <text:p>0.0100010001</text:p>
          </table:table-cell>
          <table:table-cell table:style-name="ce19" table:formula="of:=[.$O39]+[.$M$3]*MAX([.AC5:.AC9])" office:value-type="float" office:value="0.0100010001" calcext:value-type="float">
            <text:p>0.0100010001</text:p>
          </table:table-cell>
          <table:table-cell table:style-name="ce19" table:formula="of:=[.$O39]+[.$M$3]*MAX([.AD5:.AD9])" office:value-type="float" office:value="0.01000100010001" calcext:value-type="float">
            <text:p>0.0100010001</text:p>
          </table:table-cell>
          <table:table-cell table:style-name="ce19" table:formula="of:=[.$O39]+[.$M$3]*MAX([.AE5:.AE9])" office:value-type="float" office:value="0.01000100010001" calcext:value-type="float">
            <text:p>0.0100010001</text:p>
          </table:table-cell>
          <table:table-cell table:style-name="ce19" table:formula="of:=[.$O39]+[.$M$3]*MAX([.AF5:.AF9])" office:value-type="float" office:value="0.01000100010001" calcext:value-type="float">
            <text:p>0.0100010001</text:p>
          </table:table-cell>
          <table:table-cell table:style-name="ce19" table:formula="of:=[.$O39]+[.$M$3]*MAX([.AG5:.AG9])" office:value-type="float" office:value="0.01000100010001" calcext:value-type="float">
            <text:p>0.0100010001</text:p>
          </table:table-cell>
          <table:table-cell table:style-name="ce19" table:formula="of:=[.$O39]+[.$M$3]*MAX([.AH5:.AH9])" office:value-type="float" office:value="0.01000100010001" calcext:value-type="float">
            <text:p>0.0100010001</text:p>
          </table:table-cell>
          <table:table-cell table:style-name="ce19" table:formula="of:=[.$O39]+[.$M$3]*MAX([.AI5:.AI9])" office:value-type="float" office:value="0.01000100010001" calcext:value-type="float">
            <text:p>0.0100010001</text:p>
          </table:table-cell>
          <table:table-cell table:style-name="ce19" table:formula="of:=[.$O39]+[.$M$3]*MAX([.AJ5:.AJ9])" office:value-type="float" office:value="0.01000100010001" calcext:value-type="float">
            <text:p>0.0100010001</text:p>
          </table:table-cell>
          <table:table-cell table:style-name="ce19" table:formula="of:=[.$O39]+[.$M$3]*MAX([.AK5:.AK9])" office:value-type="float" office:value="0.01000100010001" calcext:value-type="float">
            <text:p>0.0100010001</text:p>
          </table:table-cell>
          <table:table-cell table:style-name="ce19" table:formula="of:=[.$O39]+[.$M$3]*MAX([.AL5:.AL9])" office:value-type="float" office:value="0.01000100010001" calcext:value-type="float">
            <text:p>0.0100010001</text:p>
          </table:table-cell>
          <table:table-cell table:style-name="ce3" table:number-columns-repeated="963"/>
        </table:table-row>
        <table:table-row table:style-name="ro2">
          <table:table-cell table:style-name="Default"/>
          <table:table-cell table:style-name="ce4" office:value-type="float" office:value="0.004" calcext:value-type="float">
            <text:p>0.004</text:p>
          </table:table-cell>
          <table:table-cell table:number-columns-repeated="2" table:style-name="ce6" office:value-type="string" calcext:value-type="string">
            <text:p>(1,0)</text:p>
          </table:table-cell>
          <table:table-cell table:style-name="ce1" office:value-type="string" calcext:value-type="string">
            <text:p>UP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1,0)</text:p>
          </table:table-cell>
          <table:table-cell table:style-name="ce1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(1,0)</text:p>
          </table:table-cell>
          <table:table-cell office:value-type="string" calcext:value-type="string">
            <text:p>U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40]+[.$M$3]*MAX([.P40:.P44])" office:value-type="float" office:value="0" calcext:value-type="float">
            <text:p>0</text:p>
          </table:table-cell>
          <table:table-cell table:style-name="ce16" table:formula="of:=[.$O40]+[.$M$3]*MAX([.Q40:.Q44])" office:value-type="float" office:value="0" calcext:value-type="float">
            <text:p>0</text:p>
          </table:table-cell>
          <table:table-cell table:style-name="ce18" table:formula="of:=[.$O40]+[.$M$3]*MAX([.R40:.R44])" office:value-type="float" office:value="0" calcext:value-type="float">
            <text:p>0</text:p>
          </table:table-cell>
          <table:table-cell table:style-name="ce18" table:formula="of:=[.$O40]+[.$M$3]*MAX([.S40:.S44])" office:value-type="float" office:value="0.001" calcext:value-type="float">
            <text:p>0.001</text:p>
          </table:table-cell>
          <table:table-cell table:style-name="ce18" table:formula="of:=[.$O40]+[.$M$3]*MAX([.T40:.T44])" office:value-type="float" office:value="0.001" calcext:value-type="float">
            <text:p>0.001</text:p>
          </table:table-cell>
          <table:table-cell table:style-name="ce18" table:formula="of:=[.$O40]+[.$M$3]*MAX([.U40:.U44])" office:value-type="float" office:value="0.001" calcext:value-type="float">
            <text:p>0.001</text:p>
          </table:table-cell>
          <table:table-cell table:style-name="ce18" table:formula="of:=[.$O40]+[.$M$3]*MAX([.V40:.V44])" office:value-type="float" office:value="0.001" calcext:value-type="float">
            <text:p>0.001</text:p>
          </table:table-cell>
          <table:table-cell table:style-name="ce18" table:formula="of:=[.$O40]+[.$M$3]*MAX([.W40:.W44])" office:value-type="float" office:value="0.0010001" calcext:value-type="float">
            <text:p>0.0010001</text:p>
          </table:table-cell>
          <table:table-cell table:style-name="ce18" table:formula="of:=[.$O40]+[.$M$3]*MAX([.X40:.X44])" office:value-type="float" office:value="0.0010001" calcext:value-type="float">
            <text:p>0.0010001</text:p>
          </table:table-cell>
          <table:table-cell table:style-name="ce18" table:formula="of:=[.$O40]+[.$M$3]*MAX([.Y40:.Y44])" office:value-type="float" office:value="0.0010001" calcext:value-type="float">
            <text:p>0.0010001</text:p>
          </table:table-cell>
          <table:table-cell table:style-name="ce18" table:formula="of:=[.$O40]+[.$M$3]*MAX([.Z40:.Z44])" office:value-type="float" office:value="0.0010001" calcext:value-type="float">
            <text:p>0.0010001</text:p>
          </table:table-cell>
          <table:table-cell table:style-name="ce18" table:formula="of:=[.$O40]+[.$M$3]*MAX([.AA40:.AA44])" office:value-type="float" office:value="0.00100010001" calcext:value-type="float">
            <text:p>0.0010001</text:p>
          </table:table-cell>
          <table:table-cell table:style-name="ce18" table:formula="of:=[.$O40]+[.$M$3]*MAX([.AB40:.AB44])" office:value-type="float" office:value="0.00100010001" calcext:value-type="float">
            <text:p>0.0010001</text:p>
          </table:table-cell>
          <table:table-cell table:style-name="ce18" table:formula="of:=[.$O40]+[.$M$3]*MAX([.AC40:.AC44])" office:value-type="float" office:value="0.00100010001" calcext:value-type="float">
            <text:p>0.0010001</text:p>
          </table:table-cell>
          <table:table-cell table:style-name="ce18" table:formula="of:=[.$O40]+[.$M$3]*MAX([.AD40:.AD44])" office:value-type="float" office:value="0.00100010001" calcext:value-type="float">
            <text:p>0.0010001</text:p>
          </table:table-cell>
          <table:table-cell table:style-name="ce18" table:formula="of:=[.$O40]+[.$M$3]*MAX([.AE40:.AE44])" office:value-type="float" office:value="0.001000100010001" calcext:value-type="float">
            <text:p>0.0010001</text:p>
          </table:table-cell>
          <table:table-cell table:style-name="ce18" table:formula="of:=[.$O40]+[.$M$3]*MAX([.AF40:.AF44])" office:value-type="float" office:value="0.001000100010001" calcext:value-type="float">
            <text:p>0.0010001</text:p>
          </table:table-cell>
          <table:table-cell table:style-name="ce18" table:formula="of:=[.$O40]+[.$M$3]*MAX([.AG40:.AG44])" office:value-type="float" office:value="0.001000100010001" calcext:value-type="float">
            <text:p>0.0010001</text:p>
          </table:table-cell>
          <table:table-cell table:style-name="ce18" table:formula="of:=[.$O40]+[.$M$3]*MAX([.AH40:.AH44])" office:value-type="float" office:value="0.001000100010001" calcext:value-type="float">
            <text:p>0.0010001</text:p>
          </table:table-cell>
          <table:table-cell table:style-name="ce18" table:formula="of:=[.$O40]+[.$M$3]*MAX([.AI40:.AI44])" office:value-type="float" office:value="0.001000100010001" calcext:value-type="float">
            <text:p>0.0010001</text:p>
          </table:table-cell>
          <table:table-cell table:style-name="ce18" table:formula="of:=[.$O40]+[.$M$3]*MAX([.AJ40:.AJ44])" office:value-type="float" office:value="0.001000100010001" calcext:value-type="float">
            <text:p>0.0010001</text:p>
          </table:table-cell>
          <table:table-cell table:style-name="ce18" table:formula="of:=[.$O40]+[.$M$3]*MAX([.AK40:.AK44])" office:value-type="float" office:value="0.001000100010001" calcext:value-type="float">
            <text:p>0.0010001</text:p>
          </table:table-cell>
          <table:table-cell table:style-name="ce18" table:formula="of:=[.$O40]+[.$M$3]*MAX([.AL40:.AL44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4" calcext:value-type="float">
            <text:p>0.004</text:p>
          </table:table-cell>
          <table:table-cell office:value-type="string" calcext:value-type="string">
            <text:p>(1,0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RIGHT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1,0)</text:p>
          </table:table-cell>
          <table:table-cell table:style-name="ce1" office:value-type="string" calcext:value-type="string">
            <text:p>RIGHT</text:p>
          </table:table-cell>
          <table:table-cell/>
          <table:table-cell table:number-columns-repeated="2" office:value-type="string" calcext:value-type="string">
            <text:p>(1,0)</text:p>
          </table:table-cell>
          <table:table-cell office:value-type="string" calcext:value-type="string">
            <text:p>RIGH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41]+[.$M$3]*MAX([.P40:.P44])" office:value-type="float" office:value="0" calcext:value-type="float">
            <text:p>0</text:p>
          </table:table-cell>
          <table:table-cell table:style-name="ce16" table:formula="of:=[.$O41]+[.$M$3]*MAX([.Q40:.Q44])" office:value-type="float" office:value="0" calcext:value-type="float">
            <text:p>0</text:p>
          </table:table-cell>
          <table:table-cell table:style-name="ce18" table:formula="of:=[.$O41]+[.$M$3]*MAX([.R40:.R44])" office:value-type="float" office:value="0" calcext:value-type="float">
            <text:p>0</text:p>
          </table:table-cell>
          <table:table-cell table:style-name="ce18" table:formula="of:=[.$O41]+[.$M$3]*MAX([.S40:.S44])" office:value-type="float" office:value="0.001" calcext:value-type="float">
            <text:p>0.001</text:p>
          </table:table-cell>
          <table:table-cell table:style-name="ce18" table:formula="of:=[.$O41]+[.$M$3]*MAX([.T40:.T44])" office:value-type="float" office:value="0.001" calcext:value-type="float">
            <text:p>0.001</text:p>
          </table:table-cell>
          <table:table-cell table:style-name="ce18" table:formula="of:=[.$O41]+[.$M$3]*MAX([.U40:.U44])" office:value-type="float" office:value="0.001" calcext:value-type="float">
            <text:p>0.001</text:p>
          </table:table-cell>
          <table:table-cell table:style-name="ce18" table:formula="of:=[.$O41]+[.$M$3]*MAX([.V40:.V44])" office:value-type="float" office:value="0.001" calcext:value-type="float">
            <text:p>0.001</text:p>
          </table:table-cell>
          <table:table-cell table:style-name="ce18" table:formula="of:=[.$O41]+[.$M$3]*MAX([.W40:.W44])" office:value-type="float" office:value="0.0010001" calcext:value-type="float">
            <text:p>0.0010001</text:p>
          </table:table-cell>
          <table:table-cell table:style-name="ce18" table:formula="of:=[.$O41]+[.$M$3]*MAX([.X40:.X44])" office:value-type="float" office:value="0.0010001" calcext:value-type="float">
            <text:p>0.0010001</text:p>
          </table:table-cell>
          <table:table-cell table:style-name="ce18" table:formula="of:=[.$O41]+[.$M$3]*MAX([.Y40:.Y44])" office:value-type="float" office:value="0.0010001" calcext:value-type="float">
            <text:p>0.0010001</text:p>
          </table:table-cell>
          <table:table-cell table:style-name="ce18" table:formula="of:=[.$O41]+[.$M$3]*MAX([.Z40:.Z44])" office:value-type="float" office:value="0.0010001" calcext:value-type="float">
            <text:p>0.0010001</text:p>
          </table:table-cell>
          <table:table-cell table:style-name="ce18" table:formula="of:=[.$O41]+[.$M$3]*MAX([.AA40:.AA44])" office:value-type="float" office:value="0.00100010001" calcext:value-type="float">
            <text:p>0.0010001</text:p>
          </table:table-cell>
          <table:table-cell table:style-name="ce18" table:formula="of:=[.$O41]+[.$M$3]*MAX([.AB40:.AB44])" office:value-type="float" office:value="0.00100010001" calcext:value-type="float">
            <text:p>0.0010001</text:p>
          </table:table-cell>
          <table:table-cell table:style-name="ce18" table:formula="of:=[.$O41]+[.$M$3]*MAX([.AC40:.AC44])" office:value-type="float" office:value="0.00100010001" calcext:value-type="float">
            <text:p>0.0010001</text:p>
          </table:table-cell>
          <table:table-cell table:style-name="ce18" table:formula="of:=[.$O41]+[.$M$3]*MAX([.AD40:.AD44])" office:value-type="float" office:value="0.00100010001" calcext:value-type="float">
            <text:p>0.0010001</text:p>
          </table:table-cell>
          <table:table-cell table:style-name="ce18" table:formula="of:=[.$O41]+[.$M$3]*MAX([.AE40:.AE44])" office:value-type="float" office:value="0.001000100010001" calcext:value-type="float">
            <text:p>0.0010001</text:p>
          </table:table-cell>
          <table:table-cell table:style-name="ce18" table:formula="of:=[.$O41]+[.$M$3]*MAX([.AF40:.AF44])" office:value-type="float" office:value="0.001000100010001" calcext:value-type="float">
            <text:p>0.0010001</text:p>
          </table:table-cell>
          <table:table-cell table:style-name="ce18" table:formula="of:=[.$O41]+[.$M$3]*MAX([.AG40:.AG44])" office:value-type="float" office:value="0.001000100010001" calcext:value-type="float">
            <text:p>0.0010001</text:p>
          </table:table-cell>
          <table:table-cell table:style-name="ce18" table:formula="of:=[.$O41]+[.$M$3]*MAX([.AH40:.AH44])" office:value-type="float" office:value="0.001000100010001" calcext:value-type="float">
            <text:p>0.0010001</text:p>
          </table:table-cell>
          <table:table-cell table:style-name="ce18" table:formula="of:=[.$O41]+[.$M$3]*MAX([.AI40:.AI44])" office:value-type="float" office:value="0.001000100010001" calcext:value-type="float">
            <text:p>0.0010001</text:p>
          </table:table-cell>
          <table:table-cell table:style-name="ce18" table:formula="of:=[.$O41]+[.$M$3]*MAX([.AJ40:.AJ44])" office:value-type="float" office:value="0.001000100010001" calcext:value-type="float">
            <text:p>0.0010001</text:p>
          </table:table-cell>
          <table:table-cell table:style-name="ce18" table:formula="of:=[.$O41]+[.$M$3]*MAX([.AK40:.AK44])" office:value-type="float" office:value="0.001000100010001" calcext:value-type="float">
            <text:p>0.0010001</text:p>
          </table:table-cell>
          <table:table-cell table:style-name="ce18" table:formula="of:=[.$O41]+[.$M$3]*MAX([.AL40:.AL44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0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DOWN</text:p>
          </table:table-cell>
          <table:table-cell table:style-name="ce1"/>
          <table:table-cell table:style-name="ce8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(1,0)</text:p>
          </table:table-cell>
          <table:table-cell table:style-name="ce1" office:value-type="string" calcext:value-type="string">
            <text:p>DOWN</text:p>
          </table:table-cell>
          <table:table-cell/>
          <table:table-cell table:number-columns-repeated="2" office:value-type="string" calcext:value-type="string">
            <text:p>(1,0)</text:p>
          </table:table-cell>
          <table:table-cell office:value-type="string" calcext:value-type="string">
            <text:p>DOW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42]+[.$M$3]*MAX([.P45:.P49])" office:value-type="float" office:value="0" calcext:value-type="float">
            <text:p>0</text:p>
          </table:table-cell>
          <table:table-cell table:style-name="ce16" table:formula="of:=[.$O42]+[.$M$3]*MAX([.Q45:.Q49])" office:value-type="float" office:value="0" calcext:value-type="float">
            <text:p>0</text:p>
          </table:table-cell>
          <table:table-cell table:style-name="ce18" table:formula="of:=[.$O42]+[.$M$3]*MAX([.R45:.R49])" office:value-type="float" office:value="0" calcext:value-type="float">
            <text:p>0</text:p>
          </table:table-cell>
          <table:table-cell table:style-name="ce18" table:formula="of:=[.$O42]+[.$M$3]*MAX([.S45:.S49])" office:value-type="float" office:value="0" calcext:value-type="float">
            <text:p>0</text:p>
          </table:table-cell>
          <table:table-cell table:style-name="ce18" table:formula="of:=[.$O42]+[.$M$3]*MAX([.T45:.T49])" office:value-type="float" office:value="0.0001" calcext:value-type="float">
            <text:p>0.0001</text:p>
          </table:table-cell>
          <table:table-cell table:style-name="ce18" table:formula="of:=[.$O42]+[.$M$3]*MAX([.U45:.U49])" office:value-type="float" office:value="0.0001" calcext:value-type="float">
            <text:p>0.0001</text:p>
          </table:table-cell>
          <table:table-cell table:style-name="ce18" table:formula="of:=[.$O42]+[.$M$3]*MAX([.V45:.V49])" office:value-type="float" office:value="0.0001" calcext:value-type="float">
            <text:p>0.0001</text:p>
          </table:table-cell>
          <table:table-cell table:style-name="ce18" table:formula="of:=[.$O42]+[.$M$3]*MAX([.W45:.W49])" office:value-type="float" office:value="0.0001" calcext:value-type="float">
            <text:p>0.0001</text:p>
          </table:table-cell>
          <table:table-cell table:style-name="ce18" table:formula="of:=[.$O42]+[.$M$3]*MAX([.X45:.X49])" office:value-type="float" office:value="0.00010001" calcext:value-type="float">
            <text:p>0.00010001</text:p>
          </table:table-cell>
          <table:table-cell table:style-name="ce18" table:formula="of:=[.$O42]+[.$M$3]*MAX([.Y45:.Y49])" office:value-type="float" office:value="0.00010001" calcext:value-type="float">
            <text:p>0.00010001</text:p>
          </table:table-cell>
          <table:table-cell table:style-name="ce18" table:formula="of:=[.$O42]+[.$M$3]*MAX([.Z45:.Z49])" office:value-type="float" office:value="0.00010001" calcext:value-type="float">
            <text:p>0.00010001</text:p>
          </table:table-cell>
          <table:table-cell table:style-name="ce18" table:formula="of:=[.$O42]+[.$M$3]*MAX([.AA45:.AA49])" office:value-type="float" office:value="0.00010001" calcext:value-type="float">
            <text:p>0.00010001</text:p>
          </table:table-cell>
          <table:table-cell table:style-name="ce18" table:formula="of:=[.$O42]+[.$M$3]*MAX([.AB45:.AB49])" office:value-type="float" office:value="0.000100010001" calcext:value-type="float">
            <text:p>0.00010001</text:p>
          </table:table-cell>
          <table:table-cell table:style-name="ce18" table:formula="of:=[.$O42]+[.$M$3]*MAX([.AC45:.AC49])" office:value-type="float" office:value="0.000100010001" calcext:value-type="float">
            <text:p>0.00010001</text:p>
          </table:table-cell>
          <table:table-cell table:style-name="ce18" table:formula="of:=[.$O42]+[.$M$3]*MAX([.AD45:.AD49])" office:value-type="float" office:value="0.000100010001" calcext:value-type="float">
            <text:p>0.00010001</text:p>
          </table:table-cell>
          <table:table-cell table:style-name="ce18" table:formula="of:=[.$O42]+[.$M$3]*MAX([.AE45:.AE49])" office:value-type="float" office:value="0.000100010001" calcext:value-type="float">
            <text:p>0.00010001</text:p>
          </table:table-cell>
          <table:table-cell table:style-name="ce18" table:formula="of:=[.$O42]+[.$M$3]*MAX([.AF45:.AF49])" office:value-type="float" office:value="0.0001000100010001" calcext:value-type="float">
            <text:p>0.00010001</text:p>
          </table:table-cell>
          <table:table-cell table:style-name="ce18" table:formula="of:=[.$O42]+[.$M$3]*MAX([.AG45:.AG49])" office:value-type="float" office:value="0.0001000100010001" calcext:value-type="float">
            <text:p>0.00010001</text:p>
          </table:table-cell>
          <table:table-cell table:style-name="ce18" table:formula="of:=[.$O42]+[.$M$3]*MAX([.AH45:.AH49])" office:value-type="float" office:value="0.0001000100010001" calcext:value-type="float">
            <text:p>0.00010001</text:p>
          </table:table-cell>
          <table:table-cell table:style-name="ce18" table:formula="of:=[.$O42]+[.$M$3]*MAX([.AI45:.AI49])" office:value-type="float" office:value="0.0001000100010001" calcext:value-type="float">
            <text:p>0.00010001</text:p>
          </table:table-cell>
          <table:table-cell table:style-name="ce18" table:formula="of:=[.$O42]+[.$M$3]*MAX([.AJ45:.AJ49])" office:value-type="float" office:value="0.0001000100010001" calcext:value-type="float">
            <text:p>0.00010001</text:p>
          </table:table-cell>
          <table:table-cell table:style-name="ce18" table:formula="of:=[.$O42]+[.$M$3]*MAX([.AK45:.AK49])" office:value-type="float" office:value="0.0001000100010001" calcext:value-type="float">
            <text:p>0.00010001</text:p>
          </table:table-cell>
          <table:table-cell table:style-name="ce18" table:formula="of:=[.$O42]+[.$M$3]*MAX([.AL45:.AL49])" office:value-type="float" office:value="0.0001000100010001" calcext:value-type="float">
            <text:p>0.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0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7" office:value-type="float" office:value="0.01" calcext:value-type="float">
            <text:p>0.01</text:p>
          </table:table-cell>
          <table:table-cell table:number-columns-repeated="2" table:style-name="ce1" office:value-type="string" calcext:value-type="string">
            <text:p>(1,0)</text:p>
          </table:table-cell>
          <table:table-cell table:style-name="ce1" office:value-type="string" calcext:value-type="string">
            <text:p>LEFT</text:p>
          </table:table-cell>
          <table:table-cell/>
          <table:table-cell table:number-columns-repeated="2" office:value-type="string" calcext:value-type="string">
            <text:p>(1,0)</text:p>
          </table:table-cell>
          <table:table-cell office:value-type="string" calcext:value-type="string">
            <text:p>LEF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43]+[.$M$3]*MAX([.P35:.P39])" office:value-type="float" office:value="0" calcext:value-type="float">
            <text:p>0</text:p>
          </table:table-cell>
          <table:table-cell table:style-name="ce16" table:formula="of:=[.$O43]+[.$M$3]*MAX([.Q35:.Q39])" office:value-type="float" office:value="0" calcext:value-type="float">
            <text:p>0</text:p>
          </table:table-cell>
          <table:table-cell table:style-name="ce18" table:formula="of:=[.$O43]+[.$M$3]*MAX([.R35:.R39])" office:value-type="float" office:value="0.01" calcext:value-type="float">
            <text:p>0.01</text:p>
          </table:table-cell>
          <table:table-cell table:style-name="ce18" table:formula="of:=[.$O43]+[.$M$3]*MAX([.S35:.S39])" office:value-type="float" office:value="0.01" calcext:value-type="float">
            <text:p>0.01</text:p>
          </table:table-cell>
          <table:table-cell table:style-name="ce18" table:formula="of:=[.$O43]+[.$M$3]*MAX([.T35:.T39])" office:value-type="float" office:value="0.01" calcext:value-type="float">
            <text:p>0.01</text:p>
          </table:table-cell>
          <table:table-cell table:style-name="ce18" table:formula="of:=[.$O43]+[.$M$3]*MAX([.U35:.U39])" office:value-type="float" office:value="0.01" calcext:value-type="float">
            <text:p>0.01</text:p>
          </table:table-cell>
          <table:table-cell table:style-name="ce18" table:formula="of:=[.$O43]+[.$M$3]*MAX([.V35:.V39])" office:value-type="float" office:value="0.010001" calcext:value-type="float">
            <text:p>0.010001</text:p>
          </table:table-cell>
          <table:table-cell table:style-name="ce18" table:formula="of:=[.$O43]+[.$M$3]*MAX([.W35:.W39])" office:value-type="float" office:value="0.010001" calcext:value-type="float">
            <text:p>0.010001</text:p>
          </table:table-cell>
          <table:table-cell table:style-name="ce18" table:formula="of:=[.$O43]+[.$M$3]*MAX([.X35:.X39])" office:value-type="float" office:value="0.010001" calcext:value-type="float">
            <text:p>0.010001</text:p>
          </table:table-cell>
          <table:table-cell table:style-name="ce18" table:formula="of:=[.$O43]+[.$M$3]*MAX([.Y35:.Y39])" office:value-type="float" office:value="0.010001" calcext:value-type="float">
            <text:p>0.010001</text:p>
          </table:table-cell>
          <table:table-cell table:style-name="ce18" table:formula="of:=[.$O43]+[.$M$3]*MAX([.Z35:.Z39])" office:value-type="float" office:value="0.0100010001" calcext:value-type="float">
            <text:p>0.0100010001</text:p>
          </table:table-cell>
          <table:table-cell table:style-name="ce18" table:formula="of:=[.$O43]+[.$M$3]*MAX([.AA35:.AA39])" office:value-type="float" office:value="0.0100010001" calcext:value-type="float">
            <text:p>0.0100010001</text:p>
          </table:table-cell>
          <table:table-cell table:style-name="ce18" table:formula="of:=[.$O43]+[.$M$3]*MAX([.AB35:.AB39])" office:value-type="float" office:value="0.0100010001" calcext:value-type="float">
            <text:p>0.0100010001</text:p>
          </table:table-cell>
          <table:table-cell table:style-name="ce18" table:formula="of:=[.$O43]+[.$M$3]*MAX([.AC35:.AC39])" office:value-type="float" office:value="0.0100010001" calcext:value-type="float">
            <text:p>0.0100010001</text:p>
          </table:table-cell>
          <table:table-cell table:style-name="ce18" table:formula="of:=[.$O43]+[.$M$3]*MAX([.AD35:.AD39])" office:value-type="float" office:value="0.01000100010001" calcext:value-type="float">
            <text:p>0.0100010001</text:p>
          </table:table-cell>
          <table:table-cell table:style-name="ce18" table:formula="of:=[.$O43]+[.$M$3]*MAX([.AE35:.AE39])" office:value-type="float" office:value="0.01000100010001" calcext:value-type="float">
            <text:p>0.0100010001</text:p>
          </table:table-cell>
          <table:table-cell table:style-name="ce18" table:formula="of:=[.$O43]+[.$M$3]*MAX([.AF35:.AF39])" office:value-type="float" office:value="0.01000100010001" calcext:value-type="float">
            <text:p>0.0100010001</text:p>
          </table:table-cell>
          <table:table-cell table:style-name="ce18" table:formula="of:=[.$O43]+[.$M$3]*MAX([.AG35:.AG39])" office:value-type="float" office:value="0.01000100010001" calcext:value-type="float">
            <text:p>0.0100010001</text:p>
          </table:table-cell>
          <table:table-cell table:style-name="ce18" table:formula="of:=[.$O43]+[.$M$3]*MAX([.AH35:.AH39])" office:value-type="float" office:value="0.01000100010001" calcext:value-type="float">
            <text:p>0.0100010001</text:p>
          </table:table-cell>
          <table:table-cell table:style-name="ce18" table:formula="of:=[.$O43]+[.$M$3]*MAX([.AI35:.AI39])" office:value-type="float" office:value="0.01000100010001" calcext:value-type="float">
            <text:p>0.0100010001</text:p>
          </table:table-cell>
          <table:table-cell table:style-name="ce18" table:formula="of:=[.$O43]+[.$M$3]*MAX([.AJ35:.AJ39])" office:value-type="float" office:value="0.01000100010001" calcext:value-type="float">
            <text:p>0.0100010001</text:p>
          </table:table-cell>
          <table:table-cell table:style-name="ce18" table:formula="of:=[.$O43]+[.$M$3]*MAX([.AK35:.AK39])" office:value-type="float" office:value="0.01000100010001" calcext:value-type="float">
            <text:p>0.0100010001</text:p>
          </table:table-cell>
          <table:table-cell table:style-name="ce18" table:formula="of:=[.$O43]+[.$M$3]*MAX([.AL35:.AL39])" office:value-type="float" office:value="0.01000100010001" calcext:value-type="float">
            <text:p>0.0100010001</text:p>
          </table:table-cell>
          <table:table-cell table:number-columns-repeated="963"/>
        </table:table-row>
        <table:table-row table:style-name="ro2">
          <table:table-cell table:style-name="ce3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0)</text:p>
          </table:table-cell>
          <table:table-cell table:style-name="ce1" office:value-type="string" calcext:value-type="string">
            <text:p>(1,0)</text:p>
          </table:table-cell>
          <table:table-cell table:style-name="ce2" office:value-type="string" calcext:value-type="string">
            <text:p>STAY</text:p>
          </table:table-cell>
          <table:table-cell table:style-name="ce2"/>
          <table:table-cell table:style-name="ce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1,0)</text:p>
          </table:table-cell>
          <table:table-cell table:style-name="ce2" office:value-type="string" calcext:value-type="string">
            <text:p>STAY</text:p>
          </table:table-cell>
          <table:table-cell table:style-name="ce3"/>
          <table:table-cell table:number-columns-repeated="2" table:style-name="ce3" office:value-type="string" calcext:value-type="string">
            <text:p>(1,0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table:formula="of:=[.$O44]+[.$M$3]*MAX([.P40:.P44])" office:value-type="float" office:value="0" calcext:value-type="float">
            <text:p>0</text:p>
          </table:table-cell>
          <table:table-cell table:style-name="ce17" table:formula="of:=[.$O44]+[.$M$3]*MAX([.Q40:.Q44])" office:value-type="float" office:value="0" calcext:value-type="float">
            <text:p>0</text:p>
          </table:table-cell>
          <table:table-cell table:style-name="ce19" table:formula="of:=[.$O44]+[.$M$3]*MAX([.R40:.R44])" office:value-type="float" office:value="0" calcext:value-type="float">
            <text:p>0</text:p>
          </table:table-cell>
          <table:table-cell table:style-name="ce19" table:formula="of:=[.$O44]+[.$M$3]*MAX([.S40:.S44])" office:value-type="float" office:value="0.001" calcext:value-type="float">
            <text:p>0.001</text:p>
          </table:table-cell>
          <table:table-cell table:style-name="ce19" table:formula="of:=[.$O44]+[.$M$3]*MAX([.T40:.T44])" office:value-type="float" office:value="0.001" calcext:value-type="float">
            <text:p>0.001</text:p>
          </table:table-cell>
          <table:table-cell table:style-name="ce19" table:formula="of:=[.$O44]+[.$M$3]*MAX([.U40:.U44])" office:value-type="float" office:value="0.001" calcext:value-type="float">
            <text:p>0.001</text:p>
          </table:table-cell>
          <table:table-cell table:style-name="ce19" table:formula="of:=[.$O44]+[.$M$3]*MAX([.V40:.V44])" office:value-type="float" office:value="0.001" calcext:value-type="float">
            <text:p>0.001</text:p>
          </table:table-cell>
          <table:table-cell table:style-name="ce19" table:formula="of:=[.$O44]+[.$M$3]*MAX([.W40:.W44])" office:value-type="float" office:value="0.0010001" calcext:value-type="float">
            <text:p>0.0010001</text:p>
          </table:table-cell>
          <table:table-cell table:style-name="ce19" table:formula="of:=[.$O44]+[.$M$3]*MAX([.X40:.X44])" office:value-type="float" office:value="0.0010001" calcext:value-type="float">
            <text:p>0.0010001</text:p>
          </table:table-cell>
          <table:table-cell table:style-name="ce19" table:formula="of:=[.$O44]+[.$M$3]*MAX([.Y40:.Y44])" office:value-type="float" office:value="0.0010001" calcext:value-type="float">
            <text:p>0.0010001</text:p>
          </table:table-cell>
          <table:table-cell table:style-name="ce19" table:formula="of:=[.$O44]+[.$M$3]*MAX([.Z40:.Z44])" office:value-type="float" office:value="0.0010001" calcext:value-type="float">
            <text:p>0.0010001</text:p>
          </table:table-cell>
          <table:table-cell table:style-name="ce19" table:formula="of:=[.$O44]+[.$M$3]*MAX([.AA40:.AA44])" office:value-type="float" office:value="0.00100010001" calcext:value-type="float">
            <text:p>0.0010001</text:p>
          </table:table-cell>
          <table:table-cell table:style-name="ce19" table:formula="of:=[.$O44]+[.$M$3]*MAX([.AB40:.AB44])" office:value-type="float" office:value="0.00100010001" calcext:value-type="float">
            <text:p>0.0010001</text:p>
          </table:table-cell>
          <table:table-cell table:style-name="ce19" table:formula="of:=[.$O44]+[.$M$3]*MAX([.AC40:.AC44])" office:value-type="float" office:value="0.00100010001" calcext:value-type="float">
            <text:p>0.0010001</text:p>
          </table:table-cell>
          <table:table-cell table:style-name="ce19" table:formula="of:=[.$O44]+[.$M$3]*MAX([.AD40:.AD44])" office:value-type="float" office:value="0.00100010001" calcext:value-type="float">
            <text:p>0.0010001</text:p>
          </table:table-cell>
          <table:table-cell table:style-name="ce19" table:formula="of:=[.$O44]+[.$M$3]*MAX([.AE40:.AE44])" office:value-type="float" office:value="0.001000100010001" calcext:value-type="float">
            <text:p>0.0010001</text:p>
          </table:table-cell>
          <table:table-cell table:style-name="ce19" table:formula="of:=[.$O44]+[.$M$3]*MAX([.AF40:.AF44])" office:value-type="float" office:value="0.001000100010001" calcext:value-type="float">
            <text:p>0.0010001</text:p>
          </table:table-cell>
          <table:table-cell table:style-name="ce19" table:formula="of:=[.$O44]+[.$M$3]*MAX([.AG40:.AG44])" office:value-type="float" office:value="0.001000100010001" calcext:value-type="float">
            <text:p>0.0010001</text:p>
          </table:table-cell>
          <table:table-cell table:style-name="ce19" table:formula="of:=[.$O44]+[.$M$3]*MAX([.AH40:.AH44])" office:value-type="float" office:value="0.001000100010001" calcext:value-type="float">
            <text:p>0.0010001</text:p>
          </table:table-cell>
          <table:table-cell table:style-name="ce19" table:formula="of:=[.$O44]+[.$M$3]*MAX([.AI40:.AI44])" office:value-type="float" office:value="0.001000100010001" calcext:value-type="float">
            <text:p>0.0010001</text:p>
          </table:table-cell>
          <table:table-cell table:style-name="ce19" table:formula="of:=[.$O44]+[.$M$3]*MAX([.AJ40:.AJ44])" office:value-type="float" office:value="0.001000100010001" calcext:value-type="float">
            <text:p>0.0010001</text:p>
          </table:table-cell>
          <table:table-cell table:style-name="ce19" table:formula="of:=[.$O44]+[.$M$3]*MAX([.AK40:.AK44])" office:value-type="float" office:value="0.001000100010001" calcext:value-type="float">
            <text:p>0.0010001</text:p>
          </table:table-cell>
          <table:table-cell table:style-name="ce19" table:formula="of:=[.$O44]+[.$M$3]*MAX([.AL40:.AL44])" office:value-type="float" office:value="0.001000100010001" calcext:value-type="float">
            <text:p>0.0010001</text:p>
          </table:table-cell>
          <table:table-cell table:style-name="ce3" table:number-columns-repeated="963"/>
        </table:table-row>
        <table:table-row table:style-name="ro2">
          <table:table-cell table:style-name="Default"/>
          <table:table-cell table:style-name="ce4" office:value-type="float" office:value="0.002" calcext:value-type="float">
            <text:p>0.002</text:p>
          </table:table-cell>
          <table:table-cell table:style-name="ce6" office:value-type="string" calcext:value-type="string">
            <text:p>(1,0)</text:p>
          </table:table-cell>
          <table:table-cell table:style-name="ce6" office:value-type="string" calcext:value-type="string">
            <text:p>(1,1)</text:p>
          </table:table-cell>
          <table:table-cell table:style-name="ce1" office:value-type="string" calcext:value-type="string">
            <text:p>UP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UP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U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45]+[.$M$3]*MAX([.P55:.P59])" office:value-type="float" office:value="0" calcext:value-type="float">
            <text:p>0</text:p>
          </table:table-cell>
          <table:table-cell table:style-name="ce16" table:formula="of:=[.$O45]+[.$M$3]*MAX([.Q55:.Q59])" office:value-type="float" office:value="0" calcext:value-type="float">
            <text:p>0</text:p>
          </table:table-cell>
          <table:table-cell table:style-name="ce18" table:formula="of:=[.$O45]+[.$M$3]*MAX([.R55:.R59])" office:value-type="float" office:value="0" calcext:value-type="float">
            <text:p>0</text:p>
          </table:table-cell>
          <table:table-cell table:style-name="ce18" table:formula="of:=[.$O45]+[.$M$3]*MAX([.S55:.S59])" office:value-type="float" office:value="0.001" calcext:value-type="float">
            <text:p>0.001</text:p>
          </table:table-cell>
          <table:table-cell table:style-name="ce18" table:formula="of:=[.$O45]+[.$M$3]*MAX([.T55:.T59])" office:value-type="float" office:value="0.001" calcext:value-type="float">
            <text:p>0.001</text:p>
          </table:table-cell>
          <table:table-cell table:style-name="ce18" table:formula="of:=[.$O45]+[.$M$3]*MAX([.U55:.U59])" office:value-type="float" office:value="0.001" calcext:value-type="float">
            <text:p>0.001</text:p>
          </table:table-cell>
          <table:table-cell table:style-name="ce18" table:formula="of:=[.$O45]+[.$M$3]*MAX([.V55:.V59])" office:value-type="float" office:value="0.001" calcext:value-type="float">
            <text:p>0.001</text:p>
          </table:table-cell>
          <table:table-cell table:style-name="ce18" table:formula="of:=[.$O45]+[.$M$3]*MAX([.W55:.W59])" office:value-type="float" office:value="0.0010001" calcext:value-type="float">
            <text:p>0.0010001</text:p>
          </table:table-cell>
          <table:table-cell table:style-name="ce18" table:formula="of:=[.$O45]+[.$M$3]*MAX([.X55:.X59])" office:value-type="float" office:value="0.0010001" calcext:value-type="float">
            <text:p>0.0010001</text:p>
          </table:table-cell>
          <table:table-cell table:style-name="ce18" table:formula="of:=[.$O45]+[.$M$3]*MAX([.Y55:.Y59])" office:value-type="float" office:value="0.0010001" calcext:value-type="float">
            <text:p>0.0010001</text:p>
          </table:table-cell>
          <table:table-cell table:style-name="ce18" table:formula="of:=[.$O45]+[.$M$3]*MAX([.Z55:.Z59])" office:value-type="float" office:value="0.0010001" calcext:value-type="float">
            <text:p>0.0010001</text:p>
          </table:table-cell>
          <table:table-cell table:style-name="ce18" table:formula="of:=[.$O45]+[.$M$3]*MAX([.AA55:.AA59])" office:value-type="float" office:value="0.00100010001" calcext:value-type="float">
            <text:p>0.0010001</text:p>
          </table:table-cell>
          <table:table-cell table:style-name="ce18" table:formula="of:=[.$O45]+[.$M$3]*MAX([.AB55:.AB59])" office:value-type="float" office:value="0.00100010001" calcext:value-type="float">
            <text:p>0.0010001</text:p>
          </table:table-cell>
          <table:table-cell table:style-name="ce18" table:formula="of:=[.$O45]+[.$M$3]*MAX([.AC55:.AC59])" office:value-type="float" office:value="0.00100010001" calcext:value-type="float">
            <text:p>0.0010001</text:p>
          </table:table-cell>
          <table:table-cell table:style-name="ce18" table:formula="of:=[.$O45]+[.$M$3]*MAX([.AD55:.AD59])" office:value-type="float" office:value="0.00100010001" calcext:value-type="float">
            <text:p>0.0010001</text:p>
          </table:table-cell>
          <table:table-cell table:style-name="ce18" table:formula="of:=[.$O45]+[.$M$3]*MAX([.AE55:.AE59])" office:value-type="float" office:value="0.001000100010001" calcext:value-type="float">
            <text:p>0.0010001</text:p>
          </table:table-cell>
          <table:table-cell table:style-name="ce18" table:formula="of:=[.$O45]+[.$M$3]*MAX([.AF55:.AF59])" office:value-type="float" office:value="0.001000100010001" calcext:value-type="float">
            <text:p>0.0010001</text:p>
          </table:table-cell>
          <table:table-cell table:style-name="ce18" table:formula="of:=[.$O45]+[.$M$3]*MAX([.AG55:.AG59])" office:value-type="float" office:value="0.001000100010001" calcext:value-type="float">
            <text:p>0.0010001</text:p>
          </table:table-cell>
          <table:table-cell table:style-name="ce18" table:formula="of:=[.$O45]+[.$M$3]*MAX([.AH55:.AH59])" office:value-type="float" office:value="0.001000100010001" calcext:value-type="float">
            <text:p>0.0010001</text:p>
          </table:table-cell>
          <table:table-cell table:style-name="ce18" table:formula="of:=[.$O45]+[.$M$3]*MAX([.AI55:.AI59])" office:value-type="float" office:value="0.001000100010001" calcext:value-type="float">
            <text:p>0.0010001</text:p>
          </table:table-cell>
          <table:table-cell table:style-name="ce18" table:formula="of:=[.$O45]+[.$M$3]*MAX([.AJ55:.AJ59])" office:value-type="float" office:value="0.001000100010001" calcext:value-type="float">
            <text:p>0.0010001</text:p>
          </table:table-cell>
          <table:table-cell table:style-name="ce18" table:formula="of:=[.$O45]+[.$M$3]*MAX([.AK55:.AK59])" office:value-type="float" office:value="0.001000100010001" calcext:value-type="float">
            <text:p>0.0010001</text:p>
          </table:table-cell>
          <table:table-cell table:style-name="ce18" table:formula="of:=[.$O45]+[.$M$3]*MAX([.AL55:.AL59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RIGHT</text:p>
          </table:table-cell>
          <table:table-cell table:style-name="ce1"/>
          <table:table-cell table:style-name="ce7" office:value-type="float" office:value="0" calcext:value-type="float">
            <text:p>0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RIGHT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RIGH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46]+[.$M$3]*MAX([.P60:.P64])" office:value-type="float" office:value="0" calcext:value-type="float">
            <text:p>0</text:p>
          </table:table-cell>
          <table:table-cell table:style-name="ce16" table:formula="of:=[.$O46]+[.$M$3]*MAX([.Q60:.Q64])" office:value-type="float" office:value="0" calcext:value-type="float">
            <text:p>0</text:p>
          </table:table-cell>
          <table:table-cell table:style-name="ce18" table:formula="of:=[.$O46]+[.$M$3]*MAX([.R60:.R64])" office:value-type="float" office:value="0" calcext:value-type="float">
            <text:p>0</text:p>
          </table:table-cell>
          <table:table-cell table:style-name="ce18" table:formula="of:=[.$O46]+[.$M$3]*MAX([.S60:.S64])" office:value-type="float" office:value="0" calcext:value-type="float">
            <text:p>0</text:p>
          </table:table-cell>
          <table:table-cell table:style-name="ce18" table:formula="of:=[.$O46]+[.$M$3]*MAX([.T60:.T64])" office:value-type="float" office:value="0.0001" calcext:value-type="float">
            <text:p>0.0001</text:p>
          </table:table-cell>
          <table:table-cell table:style-name="ce18" table:formula="of:=[.$O46]+[.$M$3]*MAX([.U60:.U64])" office:value-type="float" office:value="0.0001" calcext:value-type="float">
            <text:p>0.0001</text:p>
          </table:table-cell>
          <table:table-cell table:style-name="ce18" table:formula="of:=[.$O46]+[.$M$3]*MAX([.V60:.V64])" office:value-type="float" office:value="0.0001" calcext:value-type="float">
            <text:p>0.0001</text:p>
          </table:table-cell>
          <table:table-cell table:style-name="ce18" table:formula="of:=[.$O46]+[.$M$3]*MAX([.W60:.W64])" office:value-type="float" office:value="0.0001" calcext:value-type="float">
            <text:p>0.0001</text:p>
          </table:table-cell>
          <table:table-cell table:style-name="ce18" table:formula="of:=[.$O46]+[.$M$3]*MAX([.X60:.X64])" office:value-type="float" office:value="0.00010001" calcext:value-type="float">
            <text:p>0.00010001</text:p>
          </table:table-cell>
          <table:table-cell table:style-name="ce18" table:formula="of:=[.$O46]+[.$M$3]*MAX([.Y60:.Y64])" office:value-type="float" office:value="0.00010001" calcext:value-type="float">
            <text:p>0.00010001</text:p>
          </table:table-cell>
          <table:table-cell table:style-name="ce18" table:formula="of:=[.$O46]+[.$M$3]*MAX([.Z60:.Z64])" office:value-type="float" office:value="0.00010001" calcext:value-type="float">
            <text:p>0.00010001</text:p>
          </table:table-cell>
          <table:table-cell table:style-name="ce18" table:formula="of:=[.$O46]+[.$M$3]*MAX([.AA60:.AA64])" office:value-type="float" office:value="0.00010001" calcext:value-type="float">
            <text:p>0.00010001</text:p>
          </table:table-cell>
          <table:table-cell table:style-name="ce18" table:formula="of:=[.$O46]+[.$M$3]*MAX([.AB60:.AB64])" office:value-type="float" office:value="0.000100010001" calcext:value-type="float">
            <text:p>0.00010001</text:p>
          </table:table-cell>
          <table:table-cell table:style-name="ce18" table:formula="of:=[.$O46]+[.$M$3]*MAX([.AC60:.AC64])" office:value-type="float" office:value="0.000100010001" calcext:value-type="float">
            <text:p>0.00010001</text:p>
          </table:table-cell>
          <table:table-cell table:style-name="ce18" table:formula="of:=[.$O46]+[.$M$3]*MAX([.AD60:.AD64])" office:value-type="float" office:value="0.000100010001" calcext:value-type="float">
            <text:p>0.00010001</text:p>
          </table:table-cell>
          <table:table-cell table:style-name="ce18" table:formula="of:=[.$O46]+[.$M$3]*MAX([.AE60:.AE64])" office:value-type="float" office:value="0.000100010001" calcext:value-type="float">
            <text:p>0.00010001</text:p>
          </table:table-cell>
          <table:table-cell table:style-name="ce18" table:formula="of:=[.$O46]+[.$M$3]*MAX([.AF60:.AF64])" office:value-type="float" office:value="0.0001000100010001" calcext:value-type="float">
            <text:p>0.00010001</text:p>
          </table:table-cell>
          <table:table-cell table:style-name="ce18" table:formula="of:=[.$O46]+[.$M$3]*MAX([.AG60:.AG64])" office:value-type="float" office:value="0.0001000100010001" calcext:value-type="float">
            <text:p>0.00010001</text:p>
          </table:table-cell>
          <table:table-cell table:style-name="ce18" table:formula="of:=[.$O46]+[.$M$3]*MAX([.AH60:.AH64])" office:value-type="float" office:value="0.0001000100010001" calcext:value-type="float">
            <text:p>0.00010001</text:p>
          </table:table-cell>
          <table:table-cell table:style-name="ce18" table:formula="of:=[.$O46]+[.$M$3]*MAX([.AI60:.AI64])" office:value-type="float" office:value="0.0001000100010001" calcext:value-type="float">
            <text:p>0.00010001</text:p>
          </table:table-cell>
          <table:table-cell table:style-name="ce18" table:formula="of:=[.$O46]+[.$M$3]*MAX([.AJ60:.AJ64])" office:value-type="float" office:value="0.0001000100010001" calcext:value-type="float">
            <text:p>0.00010001</text:p>
          </table:table-cell>
          <table:table-cell table:style-name="ce18" table:formula="of:=[.$O46]+[.$M$3]*MAX([.AK60:.AK64])" office:value-type="float" office:value="0.0001000100010001" calcext:value-type="float">
            <text:p>0.00010001</text:p>
          </table:table-cell>
          <table:table-cell table:style-name="ce18" table:formula="of:=[.$O46]+[.$M$3]*MAX([.AL60:.AL64])" office:value-type="float" office:value="0.0001000100010001" calcext:value-type="float">
            <text:p>0.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DOWN</text:p>
          </table:table-cell>
          <table:table-cell table:style-name="ce1"/>
          <table:table-cell table:style-name="ce7" office:value-type="float" office:value="0" calcext:value-type="float">
            <text:p>0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DOWN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DOW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47]+[.$M$3]*MAX([.P60:.P64])" office:value-type="float" office:value="0" calcext:value-type="float">
            <text:p>0</text:p>
          </table:table-cell>
          <table:table-cell table:style-name="ce16" table:formula="of:=[.$O47]+[.$M$3]*MAX([.Q60:.Q64])" office:value-type="float" office:value="0" calcext:value-type="float">
            <text:p>0</text:p>
          </table:table-cell>
          <table:table-cell table:style-name="ce18" table:formula="of:=[.$O47]+[.$M$3]*MAX([.R60:.R64])" office:value-type="float" office:value="0" calcext:value-type="float">
            <text:p>0</text:p>
          </table:table-cell>
          <table:table-cell table:style-name="ce18" table:formula="of:=[.$O47]+[.$M$3]*MAX([.S60:.S64])" office:value-type="float" office:value="0" calcext:value-type="float">
            <text:p>0</text:p>
          </table:table-cell>
          <table:table-cell table:style-name="ce18" table:formula="of:=[.$O47]+[.$M$3]*MAX([.T60:.T64])" office:value-type="float" office:value="0.0001" calcext:value-type="float">
            <text:p>0.0001</text:p>
          </table:table-cell>
          <table:table-cell table:style-name="ce18" table:formula="of:=[.$O47]+[.$M$3]*MAX([.U60:.U64])" office:value-type="float" office:value="0.0001" calcext:value-type="float">
            <text:p>0.0001</text:p>
          </table:table-cell>
          <table:table-cell table:style-name="ce18" table:formula="of:=[.$O47]+[.$M$3]*MAX([.V60:.V64])" office:value-type="float" office:value="0.0001" calcext:value-type="float">
            <text:p>0.0001</text:p>
          </table:table-cell>
          <table:table-cell table:style-name="ce18" table:formula="of:=[.$O47]+[.$M$3]*MAX([.W60:.W64])" office:value-type="float" office:value="0.0001" calcext:value-type="float">
            <text:p>0.0001</text:p>
          </table:table-cell>
          <table:table-cell table:style-name="ce18" table:formula="of:=[.$O47]+[.$M$3]*MAX([.X60:.X64])" office:value-type="float" office:value="0.00010001" calcext:value-type="float">
            <text:p>0.00010001</text:p>
          </table:table-cell>
          <table:table-cell table:style-name="ce18" table:formula="of:=[.$O47]+[.$M$3]*MAX([.Y60:.Y64])" office:value-type="float" office:value="0.00010001" calcext:value-type="float">
            <text:p>0.00010001</text:p>
          </table:table-cell>
          <table:table-cell table:style-name="ce18" table:formula="of:=[.$O47]+[.$M$3]*MAX([.Z60:.Z64])" office:value-type="float" office:value="0.00010001" calcext:value-type="float">
            <text:p>0.00010001</text:p>
          </table:table-cell>
          <table:table-cell table:style-name="ce18" table:formula="of:=[.$O47]+[.$M$3]*MAX([.AA60:.AA64])" office:value-type="float" office:value="0.00010001" calcext:value-type="float">
            <text:p>0.00010001</text:p>
          </table:table-cell>
          <table:table-cell table:style-name="ce18" table:formula="of:=[.$O47]+[.$M$3]*MAX([.AB60:.AB64])" office:value-type="float" office:value="0.000100010001" calcext:value-type="float">
            <text:p>0.00010001</text:p>
          </table:table-cell>
          <table:table-cell table:style-name="ce18" table:formula="of:=[.$O47]+[.$M$3]*MAX([.AC60:.AC64])" office:value-type="float" office:value="0.000100010001" calcext:value-type="float">
            <text:p>0.00010001</text:p>
          </table:table-cell>
          <table:table-cell table:style-name="ce18" table:formula="of:=[.$O47]+[.$M$3]*MAX([.AD60:.AD64])" office:value-type="float" office:value="0.000100010001" calcext:value-type="float">
            <text:p>0.00010001</text:p>
          </table:table-cell>
          <table:table-cell table:style-name="ce18" table:formula="of:=[.$O47]+[.$M$3]*MAX([.AE60:.AE64])" office:value-type="float" office:value="0.000100010001" calcext:value-type="float">
            <text:p>0.00010001</text:p>
          </table:table-cell>
          <table:table-cell table:style-name="ce18" table:formula="of:=[.$O47]+[.$M$3]*MAX([.AF60:.AF64])" office:value-type="float" office:value="0.0001000100010001" calcext:value-type="float">
            <text:p>0.00010001</text:p>
          </table:table-cell>
          <table:table-cell table:style-name="ce18" table:formula="of:=[.$O47]+[.$M$3]*MAX([.AG60:.AG64])" office:value-type="float" office:value="0.0001000100010001" calcext:value-type="float">
            <text:p>0.00010001</text:p>
          </table:table-cell>
          <table:table-cell table:style-name="ce18" table:formula="of:=[.$O47]+[.$M$3]*MAX([.AH60:.AH64])" office:value-type="float" office:value="0.0001000100010001" calcext:value-type="float">
            <text:p>0.00010001</text:p>
          </table:table-cell>
          <table:table-cell table:style-name="ce18" table:formula="of:=[.$O47]+[.$M$3]*MAX([.AI60:.AI64])" office:value-type="float" office:value="0.0001000100010001" calcext:value-type="float">
            <text:p>0.00010001</text:p>
          </table:table-cell>
          <table:table-cell table:style-name="ce18" table:formula="of:=[.$O47]+[.$M$3]*MAX([.AJ60:.AJ64])" office:value-type="float" office:value="0.0001000100010001" calcext:value-type="float">
            <text:p>0.00010001</text:p>
          </table:table-cell>
          <table:table-cell table:style-name="ce18" table:formula="of:=[.$O47]+[.$M$3]*MAX([.AK60:.AK64])" office:value-type="float" office:value="0.0001000100010001" calcext:value-type="float">
            <text:p>0.00010001</text:p>
          </table:table-cell>
          <table:table-cell table:style-name="ce18" table:formula="of:=[.$O47]+[.$M$3]*MAX([.AL60:.AL64])" office:value-type="float" office:value="0.0001000100010001" calcext:value-type="float">
            <text:p>0.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-0.001" calcext:value-type="float">
            <text:p>-0.001</text:p>
          </table:table-cell>
          <table:table-cell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LEFT</text:p>
          </table:table-cell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LEF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48]+[.$M$3]*MAX([.P50:.P54])" office:value-type="float" office:value="0" calcext:value-type="float">
            <text:p>0</text:p>
          </table:table-cell>
          <table:table-cell table:style-name="ce16" table:formula="of:=[.$O48]+[.$M$3]*MAX([.Q50:.Q54])" office:value-type="float" office:value="0" calcext:value-type="float">
            <text:p>0</text:p>
          </table:table-cell>
          <table:table-cell table:style-name="ce18" table:formula="of:=[.$O48]+[.$M$3]*MAX([.R50:.R54])" office:value-type="float" office:value="0" calcext:value-type="float">
            <text:p>0</text:p>
          </table:table-cell>
          <table:table-cell table:style-name="ce18" table:formula="of:=[.$O48]+[.$M$3]*MAX([.S50:.S54])" office:value-type="float" office:value="0.001" calcext:value-type="float">
            <text:p>0.001</text:p>
          </table:table-cell>
          <table:table-cell table:style-name="ce18" table:formula="of:=[.$O48]+[.$M$3]*MAX([.T50:.T54])" office:value-type="float" office:value="0.001" calcext:value-type="float">
            <text:p>0.001</text:p>
          </table:table-cell>
          <table:table-cell table:style-name="ce18" table:formula="of:=[.$O48]+[.$M$3]*MAX([.U50:.U54])" office:value-type="float" office:value="0.001" calcext:value-type="float">
            <text:p>0.001</text:p>
          </table:table-cell>
          <table:table-cell table:style-name="ce18" table:formula="of:=[.$O48]+[.$M$3]*MAX([.V50:.V54])" office:value-type="float" office:value="0.001" calcext:value-type="float">
            <text:p>0.001</text:p>
          </table:table-cell>
          <table:table-cell table:style-name="ce18" table:formula="of:=[.$O48]+[.$M$3]*MAX([.W50:.W54])" office:value-type="float" office:value="0.0010001" calcext:value-type="float">
            <text:p>0.0010001</text:p>
          </table:table-cell>
          <table:table-cell table:style-name="ce18" table:formula="of:=[.$O48]+[.$M$3]*MAX([.X50:.X54])" office:value-type="float" office:value="0.0010001" calcext:value-type="float">
            <text:p>0.0010001</text:p>
          </table:table-cell>
          <table:table-cell table:style-name="ce18" table:formula="of:=[.$O48]+[.$M$3]*MAX([.Y50:.Y54])" office:value-type="float" office:value="0.0010001" calcext:value-type="float">
            <text:p>0.0010001</text:p>
          </table:table-cell>
          <table:table-cell table:style-name="ce18" table:formula="of:=[.$O48]+[.$M$3]*MAX([.Z50:.Z54])" office:value-type="float" office:value="0.0010001" calcext:value-type="float">
            <text:p>0.0010001</text:p>
          </table:table-cell>
          <table:table-cell table:style-name="ce18" table:formula="of:=[.$O48]+[.$M$3]*MAX([.AA50:.AA54])" office:value-type="float" office:value="0.00100010001" calcext:value-type="float">
            <text:p>0.0010001</text:p>
          </table:table-cell>
          <table:table-cell table:style-name="ce18" table:formula="of:=[.$O48]+[.$M$3]*MAX([.AB50:.AB54])" office:value-type="float" office:value="0.00100010001" calcext:value-type="float">
            <text:p>0.0010001</text:p>
          </table:table-cell>
          <table:table-cell table:style-name="ce18" table:formula="of:=[.$O48]+[.$M$3]*MAX([.AC50:.AC54])" office:value-type="float" office:value="0.00100010001" calcext:value-type="float">
            <text:p>0.0010001</text:p>
          </table:table-cell>
          <table:table-cell table:style-name="ce18" table:formula="of:=[.$O48]+[.$M$3]*MAX([.AD50:.AD54])" office:value-type="float" office:value="0.00100010001" calcext:value-type="float">
            <text:p>0.0010001</text:p>
          </table:table-cell>
          <table:table-cell table:style-name="ce18" table:formula="of:=[.$O48]+[.$M$3]*MAX([.AE50:.AE54])" office:value-type="float" office:value="0.001000100010001" calcext:value-type="float">
            <text:p>0.0010001</text:p>
          </table:table-cell>
          <table:table-cell table:style-name="ce18" table:formula="of:=[.$O48]+[.$M$3]*MAX([.AF50:.AF54])" office:value-type="float" office:value="0.001000100010001" calcext:value-type="float">
            <text:p>0.0010001</text:p>
          </table:table-cell>
          <table:table-cell table:style-name="ce18" table:formula="of:=[.$O48]+[.$M$3]*MAX([.AG50:.AG54])" office:value-type="float" office:value="0.001000100010001" calcext:value-type="float">
            <text:p>0.0010001</text:p>
          </table:table-cell>
          <table:table-cell table:style-name="ce18" table:formula="of:=[.$O48]+[.$M$3]*MAX([.AH50:.AH54])" office:value-type="float" office:value="0.001000100010001" calcext:value-type="float">
            <text:p>0.0010001</text:p>
          </table:table-cell>
          <table:table-cell table:style-name="ce18" table:formula="of:=[.$O48]+[.$M$3]*MAX([.AI50:.AI54])" office:value-type="float" office:value="0.001000100010001" calcext:value-type="float">
            <text:p>0.0010001</text:p>
          </table:table-cell>
          <table:table-cell table:style-name="ce18" table:formula="of:=[.$O48]+[.$M$3]*MAX([.AJ50:.AJ54])" office:value-type="float" office:value="0.001000100010001" calcext:value-type="float">
            <text:p>0.0010001</text:p>
          </table:table-cell>
          <table:table-cell table:style-name="ce18" table:formula="of:=[.$O48]+[.$M$3]*MAX([.AK50:.AK54])" office:value-type="float" office:value="0.001000100010001" calcext:value-type="float">
            <text:p>0.0010001</text:p>
          </table:table-cell>
          <table:table-cell table:style-name="ce18" table:formula="of:=[.$O48]+[.$M$3]*MAX([.AL50:.AL54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ce3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2" office:value-type="string" calcext:value-type="string">
            <text:p>STAY</text:p>
          </table:table-cell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2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1,0)</text:p>
          </table:table-cell>
          <table:table-cell table:style-name="ce3" office:value-type="string" calcext:value-type="string">
            <text:p>(1,1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table:formula="of:=[.$O49]+[.$M$3]*MAX([.P60:.P64])" office:value-type="float" office:value="0" calcext:value-type="float">
            <text:p>0</text:p>
          </table:table-cell>
          <table:table-cell table:style-name="ce17" table:formula="of:=[.$O49]+[.$M$3]*MAX([.Q60:.Q64])" office:value-type="float" office:value="0" calcext:value-type="float">
            <text:p>0</text:p>
          </table:table-cell>
          <table:table-cell table:style-name="ce19" table:formula="of:=[.$O49]+[.$M$3]*MAX([.R60:.R64])" office:value-type="float" office:value="0" calcext:value-type="float">
            <text:p>0</text:p>
          </table:table-cell>
          <table:table-cell table:style-name="ce19" table:formula="of:=[.$O49]+[.$M$3]*MAX([.S60:.S64])" office:value-type="float" office:value="0" calcext:value-type="float">
            <text:p>0</text:p>
          </table:table-cell>
          <table:table-cell table:style-name="ce19" table:formula="of:=[.$O49]+[.$M$3]*MAX([.T60:.T64])" office:value-type="float" office:value="0.0001" calcext:value-type="float">
            <text:p>0.0001</text:p>
          </table:table-cell>
          <table:table-cell table:style-name="ce19" table:formula="of:=[.$O49]+[.$M$3]*MAX([.U60:.U64])" office:value-type="float" office:value="0.0001" calcext:value-type="float">
            <text:p>0.0001</text:p>
          </table:table-cell>
          <table:table-cell table:style-name="ce19" table:formula="of:=[.$O49]+[.$M$3]*MAX([.V60:.V64])" office:value-type="float" office:value="0.0001" calcext:value-type="float">
            <text:p>0.0001</text:p>
          </table:table-cell>
          <table:table-cell table:style-name="ce19" table:formula="of:=[.$O49]+[.$M$3]*MAX([.W60:.W64])" office:value-type="float" office:value="0.0001" calcext:value-type="float">
            <text:p>0.0001</text:p>
          </table:table-cell>
          <table:table-cell table:style-name="ce19" table:formula="of:=[.$O49]+[.$M$3]*MAX([.X60:.X64])" office:value-type="float" office:value="0.00010001" calcext:value-type="float">
            <text:p>0.00010001</text:p>
          </table:table-cell>
          <table:table-cell table:style-name="ce19" table:formula="of:=[.$O49]+[.$M$3]*MAX([.Y60:.Y64])" office:value-type="float" office:value="0.00010001" calcext:value-type="float">
            <text:p>0.00010001</text:p>
          </table:table-cell>
          <table:table-cell table:style-name="ce19" table:formula="of:=[.$O49]+[.$M$3]*MAX([.Z60:.Z64])" office:value-type="float" office:value="0.00010001" calcext:value-type="float">
            <text:p>0.00010001</text:p>
          </table:table-cell>
          <table:table-cell table:style-name="ce19" table:formula="of:=[.$O49]+[.$M$3]*MAX([.AA60:.AA64])" office:value-type="float" office:value="0.00010001" calcext:value-type="float">
            <text:p>0.00010001</text:p>
          </table:table-cell>
          <table:table-cell table:style-name="ce19" table:formula="of:=[.$O49]+[.$M$3]*MAX([.AB60:.AB64])" office:value-type="float" office:value="0.000100010001" calcext:value-type="float">
            <text:p>0.00010001</text:p>
          </table:table-cell>
          <table:table-cell table:style-name="ce19" table:formula="of:=[.$O49]+[.$M$3]*MAX([.AC60:.AC64])" office:value-type="float" office:value="0.000100010001" calcext:value-type="float">
            <text:p>0.00010001</text:p>
          </table:table-cell>
          <table:table-cell table:style-name="ce19" table:formula="of:=[.$O49]+[.$M$3]*MAX([.AD60:.AD64])" office:value-type="float" office:value="0.000100010001" calcext:value-type="float">
            <text:p>0.00010001</text:p>
          </table:table-cell>
          <table:table-cell table:style-name="ce19" table:formula="of:=[.$O49]+[.$M$3]*MAX([.AE60:.AE64])" office:value-type="float" office:value="0.000100010001" calcext:value-type="float">
            <text:p>0.00010001</text:p>
          </table:table-cell>
          <table:table-cell table:style-name="ce19" table:formula="of:=[.$O49]+[.$M$3]*MAX([.AF60:.AF64])" office:value-type="float" office:value="0.0001000100010001" calcext:value-type="float">
            <text:p>0.00010001</text:p>
          </table:table-cell>
          <table:table-cell table:style-name="ce19" table:formula="of:=[.$O49]+[.$M$3]*MAX([.AG60:.AG64])" office:value-type="float" office:value="0.0001000100010001" calcext:value-type="float">
            <text:p>0.00010001</text:p>
          </table:table-cell>
          <table:table-cell table:style-name="ce19" table:formula="of:=[.$O49]+[.$M$3]*MAX([.AH60:.AH64])" office:value-type="float" office:value="0.0001000100010001" calcext:value-type="float">
            <text:p>0.00010001</text:p>
          </table:table-cell>
          <table:table-cell table:style-name="ce19" table:formula="of:=[.$O49]+[.$M$3]*MAX([.AI60:.AI64])" office:value-type="float" office:value="0.0001000100010001" calcext:value-type="float">
            <text:p>0.00010001</text:p>
          </table:table-cell>
          <table:table-cell table:style-name="ce19" table:formula="of:=[.$O49]+[.$M$3]*MAX([.AJ60:.AJ64])" office:value-type="float" office:value="0.0001000100010001" calcext:value-type="float">
            <text:p>0.00010001</text:p>
          </table:table-cell>
          <table:table-cell table:style-name="ce19" table:formula="of:=[.$O49]+[.$M$3]*MAX([.AK60:.AK64])" office:value-type="float" office:value="0.0001000100010001" calcext:value-type="float">
            <text:p>0.00010001</text:p>
          </table:table-cell>
          <table:table-cell table:style-name="ce19" table:formula="of:=[.$O49]+[.$M$3]*MAX([.AL60:.AL64])" office:value-type="float" office:value="0.0001000100010001" calcext:value-type="float">
            <text:p>0.00010001</text:p>
          </table:table-cell>
          <table:table-cell table:style-name="ce3" table:number-columns-repeated="963"/>
        </table:table-row>
        <table:table-row table:style-name="ro2">
          <table:table-cell table:style-name="Default"/>
          <table:table-cell table:style-name="ce4" office:value-type="float" office:value="0.004" calcext:value-type="float">
            <text:p>0.004</text:p>
          </table:table-cell>
          <table:table-cell table:style-name="ce6" office:value-type="string" calcext:value-type="string">
            <text:p>(1,1)</text:p>
          </table:table-cell>
          <table:table-cell table:style-name="ce6" office:value-type="string" calcext:value-type="string">
            <text:p>(0,1)</text:p>
          </table:table-cell>
          <table:table-cell table:style-name="ce1" office:value-type="string" calcext:value-type="string">
            <text:p>UP</text:p>
          </table:table-cell>
          <table:table-cell table:style-name="ce1"/>
          <table:table-cell table:style-name="ce7" office:value-type="float" office:value="0.01" calcext:value-type="float">
            <text:p>0.01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UP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U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50]+[.$M$3]*MAX([.P20:.P24])" office:value-type="float" office:value="0" calcext:value-type="float">
            <text:p>0</text:p>
          </table:table-cell>
          <table:table-cell table:style-name="ce16" table:formula="of:=[.$O50]+[.$M$3]*MAX([.Q20:.Q24])" office:value-type="float" office:value="0" calcext:value-type="float">
            <text:p>0</text:p>
          </table:table-cell>
          <table:table-cell table:style-name="ce18" table:formula="of:=[.$O50]+[.$M$3]*MAX([.R20:.R24])" office:value-type="float" office:value="0.01" calcext:value-type="float">
            <text:p>0.01</text:p>
          </table:table-cell>
          <table:table-cell table:style-name="ce18" table:formula="of:=[.$O50]+[.$M$3]*MAX([.S20:.S24])" office:value-type="float" office:value="0.01" calcext:value-type="float">
            <text:p>0.01</text:p>
          </table:table-cell>
          <table:table-cell table:style-name="ce18" table:formula="of:=[.$O50]+[.$M$3]*MAX([.T20:.T24])" office:value-type="float" office:value="0.01" calcext:value-type="float">
            <text:p>0.01</text:p>
          </table:table-cell>
          <table:table-cell table:style-name="ce18" table:formula="of:=[.$O50]+[.$M$3]*MAX([.U20:.U24])" office:value-type="float" office:value="0.01" calcext:value-type="float">
            <text:p>0.01</text:p>
          </table:table-cell>
          <table:table-cell table:style-name="ce18" table:formula="of:=[.$O50]+[.$M$3]*MAX([.V20:.V24])" office:value-type="float" office:value="0.010001" calcext:value-type="float">
            <text:p>0.010001</text:p>
          </table:table-cell>
          <table:table-cell table:style-name="ce18" table:formula="of:=[.$O50]+[.$M$3]*MAX([.W20:.W24])" office:value-type="float" office:value="0.010001" calcext:value-type="float">
            <text:p>0.010001</text:p>
          </table:table-cell>
          <table:table-cell table:style-name="ce18" table:formula="of:=[.$O50]+[.$M$3]*MAX([.X20:.X24])" office:value-type="float" office:value="0.010001" calcext:value-type="float">
            <text:p>0.010001</text:p>
          </table:table-cell>
          <table:table-cell table:style-name="ce18" table:formula="of:=[.$O50]+[.$M$3]*MAX([.Y20:.Y24])" office:value-type="float" office:value="0.010001" calcext:value-type="float">
            <text:p>0.010001</text:p>
          </table:table-cell>
          <table:table-cell table:style-name="ce18" table:formula="of:=[.$O50]+[.$M$3]*MAX([.Z20:.Z24])" office:value-type="float" office:value="0.0100010001" calcext:value-type="float">
            <text:p>0.0100010001</text:p>
          </table:table-cell>
          <table:table-cell table:style-name="ce18" table:formula="of:=[.$O50]+[.$M$3]*MAX([.AA20:.AA24])" office:value-type="float" office:value="0.0100010001" calcext:value-type="float">
            <text:p>0.0100010001</text:p>
          </table:table-cell>
          <table:table-cell table:style-name="ce18" table:formula="of:=[.$O50]+[.$M$3]*MAX([.AB20:.AB24])" office:value-type="float" office:value="0.0100010001" calcext:value-type="float">
            <text:p>0.0100010001</text:p>
          </table:table-cell>
          <table:table-cell table:style-name="ce18" table:formula="of:=[.$O50]+[.$M$3]*MAX([.AC20:.AC24])" office:value-type="float" office:value="0.0100010001" calcext:value-type="float">
            <text:p>0.0100010001</text:p>
          </table:table-cell>
          <table:table-cell table:style-name="ce18" table:formula="of:=[.$O50]+[.$M$3]*MAX([.AD20:.AD24])" office:value-type="float" office:value="0.01000100010001" calcext:value-type="float">
            <text:p>0.0100010001</text:p>
          </table:table-cell>
          <table:table-cell table:style-name="ce18" table:formula="of:=[.$O50]+[.$M$3]*MAX([.AE20:.AE24])" office:value-type="float" office:value="0.01000100010001" calcext:value-type="float">
            <text:p>0.0100010001</text:p>
          </table:table-cell>
          <table:table-cell table:style-name="ce18" table:formula="of:=[.$O50]+[.$M$3]*MAX([.AF20:.AF24])" office:value-type="float" office:value="0.01000100010001" calcext:value-type="float">
            <text:p>0.0100010001</text:p>
          </table:table-cell>
          <table:table-cell table:style-name="ce18" table:formula="of:=[.$O50]+[.$M$3]*MAX([.AG20:.AG24])" office:value-type="float" office:value="0.01000100010001" calcext:value-type="float">
            <text:p>0.0100010001</text:p>
          </table:table-cell>
          <table:table-cell table:style-name="ce18" table:formula="of:=[.$O50]+[.$M$3]*MAX([.AH20:.AH24])" office:value-type="float" office:value="0.01000100010001" calcext:value-type="float">
            <text:p>0.0100010001</text:p>
          </table:table-cell>
          <table:table-cell table:style-name="ce18" table:formula="of:=[.$O50]+[.$M$3]*MAX([.AI20:.AI24])" office:value-type="float" office:value="0.01000100010001" calcext:value-type="float">
            <text:p>0.0100010001</text:p>
          </table:table-cell>
          <table:table-cell table:style-name="ce18" table:formula="of:=[.$O50]+[.$M$3]*MAX([.AJ20:.AJ24])" office:value-type="float" office:value="0.01000100010001" calcext:value-type="float">
            <text:p>0.0100010001</text:p>
          </table:table-cell>
          <table:table-cell table:style-name="ce18" table:formula="of:=[.$O50]+[.$M$3]*MAX([.AK20:.AK24])" office:value-type="float" office:value="0.01000100010001" calcext:value-type="float">
            <text:p>0.0100010001</text:p>
          </table:table-cell>
          <table:table-cell table:style-name="ce18" table:formula="of:=[.$O50]+[.$M$3]*MAX([.AL20:.AL24])" office:value-type="float" office:value="0.01000100010001" calcext:value-type="float">
            <text:p>0.01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RIGHT</text:p>
          </table:table-cell>
          <table:table-cell table:style-name="ce1"/>
          <table:table-cell table:style-name="ce7" office:value-type="float" office:value="0" calcext:value-type="float">
            <text:p>0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RIGHT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RIGH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51]+[.$M$3]*MAX([.P30:.P34])" office:value-type="float" office:value="0" calcext:value-type="float">
            <text:p>0</text:p>
          </table:table-cell>
          <table:table-cell table:style-name="ce16" table:formula="of:=[.$O51]+[.$M$3]*MAX([.Q30:.Q34])" office:value-type="float" office:value="0" calcext:value-type="float">
            <text:p>0</text:p>
          </table:table-cell>
          <table:table-cell table:style-name="ce18" table:formula="of:=[.$O51]+[.$M$3]*MAX([.R30:.R34])" office:value-type="float" office:value="0" calcext:value-type="float">
            <text:p>0</text:p>
          </table:table-cell>
          <table:table-cell table:style-name="ce18" table:formula="of:=[.$O51]+[.$M$3]*MAX([.S30:.S34])" office:value-type="float" office:value="0" calcext:value-type="float">
            <text:p>0</text:p>
          </table:table-cell>
          <table:table-cell table:style-name="ce18" table:formula="of:=[.$O51]+[.$M$3]*MAX([.T30:.T34])" office:value-type="float" office:value="0.0001" calcext:value-type="float">
            <text:p>0.0001</text:p>
          </table:table-cell>
          <table:table-cell table:style-name="ce18" table:formula="of:=[.$O51]+[.$M$3]*MAX([.U30:.U34])" office:value-type="float" office:value="0.0001" calcext:value-type="float">
            <text:p>0.0001</text:p>
          </table:table-cell>
          <table:table-cell table:style-name="ce18" table:formula="of:=[.$O51]+[.$M$3]*MAX([.V30:.V34])" office:value-type="float" office:value="0.0001" calcext:value-type="float">
            <text:p>0.0001</text:p>
          </table:table-cell>
          <table:table-cell table:style-name="ce18" table:formula="of:=[.$O51]+[.$M$3]*MAX([.W30:.W34])" office:value-type="float" office:value="0.0001" calcext:value-type="float">
            <text:p>0.0001</text:p>
          </table:table-cell>
          <table:table-cell table:style-name="ce18" table:formula="of:=[.$O51]+[.$M$3]*MAX([.X30:.X34])" office:value-type="float" office:value="0.00010001" calcext:value-type="float">
            <text:p>0.00010001</text:p>
          </table:table-cell>
          <table:table-cell table:style-name="ce18" table:formula="of:=[.$O51]+[.$M$3]*MAX([.Y30:.Y34])" office:value-type="float" office:value="0.00010001" calcext:value-type="float">
            <text:p>0.00010001</text:p>
          </table:table-cell>
          <table:table-cell table:style-name="ce18" table:formula="of:=[.$O51]+[.$M$3]*MAX([.Z30:.Z34])" office:value-type="float" office:value="0.00010001" calcext:value-type="float">
            <text:p>0.00010001</text:p>
          </table:table-cell>
          <table:table-cell table:style-name="ce18" table:formula="of:=[.$O51]+[.$M$3]*MAX([.AA30:.AA34])" office:value-type="float" office:value="0.00010001" calcext:value-type="float">
            <text:p>0.00010001</text:p>
          </table:table-cell>
          <table:table-cell table:style-name="ce18" table:formula="of:=[.$O51]+[.$M$3]*MAX([.AB30:.AB34])" office:value-type="float" office:value="0.000100010001" calcext:value-type="float">
            <text:p>0.00010001</text:p>
          </table:table-cell>
          <table:table-cell table:style-name="ce18" table:formula="of:=[.$O51]+[.$M$3]*MAX([.AC30:.AC34])" office:value-type="float" office:value="0.000100010001" calcext:value-type="float">
            <text:p>0.00010001</text:p>
          </table:table-cell>
          <table:table-cell table:style-name="ce18" table:formula="of:=[.$O51]+[.$M$3]*MAX([.AD30:.AD34])" office:value-type="float" office:value="0.000100010001" calcext:value-type="float">
            <text:p>0.00010001</text:p>
          </table:table-cell>
          <table:table-cell table:style-name="ce18" table:formula="of:=[.$O51]+[.$M$3]*MAX([.AE30:.AE34])" office:value-type="float" office:value="0.000100010001" calcext:value-type="float">
            <text:p>0.00010001</text:p>
          </table:table-cell>
          <table:table-cell table:style-name="ce18" table:formula="of:=[.$O51]+[.$M$3]*MAX([.AF30:.AF34])" office:value-type="float" office:value="0.0001000100010001" calcext:value-type="float">
            <text:p>0.00010001</text:p>
          </table:table-cell>
          <table:table-cell table:style-name="ce18" table:formula="of:=[.$O51]+[.$M$3]*MAX([.AG30:.AG34])" office:value-type="float" office:value="0.0001000100010001" calcext:value-type="float">
            <text:p>0.00010001</text:p>
          </table:table-cell>
          <table:table-cell table:style-name="ce18" table:formula="of:=[.$O51]+[.$M$3]*MAX([.AH30:.AH34])" office:value-type="float" office:value="0.0001000100010001" calcext:value-type="float">
            <text:p>0.00010001</text:p>
          </table:table-cell>
          <table:table-cell table:style-name="ce18" table:formula="of:=[.$O51]+[.$M$3]*MAX([.AI30:.AI34])" office:value-type="float" office:value="0.0001000100010001" calcext:value-type="float">
            <text:p>0.00010001</text:p>
          </table:table-cell>
          <table:table-cell table:style-name="ce18" table:formula="of:=[.$O51]+[.$M$3]*MAX([.AJ30:.AJ34])" office:value-type="float" office:value="0.0001000100010001" calcext:value-type="float">
            <text:p>0.00010001</text:p>
          </table:table-cell>
          <table:table-cell table:style-name="ce18" table:formula="of:=[.$O51]+[.$M$3]*MAX([.AK30:.AK34])" office:value-type="float" office:value="0.0001000100010001" calcext:value-type="float">
            <text:p>0.00010001</text:p>
          </table:table-cell>
          <table:table-cell table:style-name="ce18" table:formula="of:=[.$O51]+[.$M$3]*MAX([.AL30:.AL34])" office:value-type="float" office:value="0.0001000100010001" calcext:value-type="float">
            <text:p>0.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DOWN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DOWN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DOW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52]+[.$M$3]*MAX([.P25:.P29])" office:value-type="float" office:value="0" calcext:value-type="float">
            <text:p>0</text:p>
          </table:table-cell>
          <table:table-cell table:style-name="ce16" table:formula="of:=[.$O52]+[.$M$3]*MAX([.Q25:.Q29])" office:value-type="float" office:value="0" calcext:value-type="float">
            <text:p>0</text:p>
          </table:table-cell>
          <table:table-cell table:style-name="ce18" table:formula="of:=[.$O52]+[.$M$3]*MAX([.R25:.R29])" office:value-type="float" office:value="0" calcext:value-type="float">
            <text:p>0</text:p>
          </table:table-cell>
          <table:table-cell table:style-name="ce18" table:formula="of:=[.$O52]+[.$M$3]*MAX([.S25:.S29])" office:value-type="float" office:value="0.001" calcext:value-type="float">
            <text:p>0.001</text:p>
          </table:table-cell>
          <table:table-cell table:style-name="ce18" table:formula="of:=[.$O52]+[.$M$3]*MAX([.T25:.T29])" office:value-type="float" office:value="0.001" calcext:value-type="float">
            <text:p>0.001</text:p>
          </table:table-cell>
          <table:table-cell table:style-name="ce18" table:formula="of:=[.$O52]+[.$M$3]*MAX([.U25:.U29])" office:value-type="float" office:value="0.001" calcext:value-type="float">
            <text:p>0.001</text:p>
          </table:table-cell>
          <table:table-cell table:style-name="ce18" table:formula="of:=[.$O52]+[.$M$3]*MAX([.V25:.V29])" office:value-type="float" office:value="0.001" calcext:value-type="float">
            <text:p>0.001</text:p>
          </table:table-cell>
          <table:table-cell table:style-name="ce18" table:formula="of:=[.$O52]+[.$M$3]*MAX([.W25:.W29])" office:value-type="float" office:value="0.0010001" calcext:value-type="float">
            <text:p>0.0010001</text:p>
          </table:table-cell>
          <table:table-cell table:style-name="ce18" table:formula="of:=[.$O52]+[.$M$3]*MAX([.X25:.X29])" office:value-type="float" office:value="0.0010001" calcext:value-type="float">
            <text:p>0.0010001</text:p>
          </table:table-cell>
          <table:table-cell table:style-name="ce18" table:formula="of:=[.$O52]+[.$M$3]*MAX([.Y25:.Y29])" office:value-type="float" office:value="0.0010001" calcext:value-type="float">
            <text:p>0.0010001</text:p>
          </table:table-cell>
          <table:table-cell table:style-name="ce18" table:formula="of:=[.$O52]+[.$M$3]*MAX([.Z25:.Z29])" office:value-type="float" office:value="0.0010001" calcext:value-type="float">
            <text:p>0.0010001</text:p>
          </table:table-cell>
          <table:table-cell table:style-name="ce18" table:formula="of:=[.$O52]+[.$M$3]*MAX([.AA25:.AA29])" office:value-type="float" office:value="0.00100010001" calcext:value-type="float">
            <text:p>0.0010001</text:p>
          </table:table-cell>
          <table:table-cell table:style-name="ce18" table:formula="of:=[.$O52]+[.$M$3]*MAX([.AB25:.AB29])" office:value-type="float" office:value="0.00100010001" calcext:value-type="float">
            <text:p>0.0010001</text:p>
          </table:table-cell>
          <table:table-cell table:style-name="ce18" table:formula="of:=[.$O52]+[.$M$3]*MAX([.AC25:.AC29])" office:value-type="float" office:value="0.00100010001" calcext:value-type="float">
            <text:p>0.0010001</text:p>
          </table:table-cell>
          <table:table-cell table:style-name="ce18" table:formula="of:=[.$O52]+[.$M$3]*MAX([.AD25:.AD29])" office:value-type="float" office:value="0.00100010001" calcext:value-type="float">
            <text:p>0.0010001</text:p>
          </table:table-cell>
          <table:table-cell table:style-name="ce18" table:formula="of:=[.$O52]+[.$M$3]*MAX([.AE25:.AE29])" office:value-type="float" office:value="0.001000100010001" calcext:value-type="float">
            <text:p>0.0010001</text:p>
          </table:table-cell>
          <table:table-cell table:style-name="ce18" table:formula="of:=[.$O52]+[.$M$3]*MAX([.AF25:.AF29])" office:value-type="float" office:value="0.001000100010001" calcext:value-type="float">
            <text:p>0.0010001</text:p>
          </table:table-cell>
          <table:table-cell table:style-name="ce18" table:formula="of:=[.$O52]+[.$M$3]*MAX([.AG25:.AG29])" office:value-type="float" office:value="0.001000100010001" calcext:value-type="float">
            <text:p>0.0010001</text:p>
          </table:table-cell>
          <table:table-cell table:style-name="ce18" table:formula="of:=[.$O52]+[.$M$3]*MAX([.AH25:.AH29])" office:value-type="float" office:value="0.001000100010001" calcext:value-type="float">
            <text:p>0.0010001</text:p>
          </table:table-cell>
          <table:table-cell table:style-name="ce18" table:formula="of:=[.$O52]+[.$M$3]*MAX([.AI25:.AI29])" office:value-type="float" office:value="0.001000100010001" calcext:value-type="float">
            <text:p>0.0010001</text:p>
          </table:table-cell>
          <table:table-cell table:style-name="ce18" table:formula="of:=[.$O52]+[.$M$3]*MAX([.AJ25:.AJ29])" office:value-type="float" office:value="0.001000100010001" calcext:value-type="float">
            <text:p>0.0010001</text:p>
          </table:table-cell>
          <table:table-cell table:style-name="ce18" table:formula="of:=[.$O52]+[.$M$3]*MAX([.AK25:.AK29])" office:value-type="float" office:value="0.001000100010001" calcext:value-type="float">
            <text:p>0.0010001</text:p>
          </table:table-cell>
          <table:table-cell table:style-name="ce18" table:formula="of:=[.$O52]+[.$M$3]*MAX([.AL25:.AL29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8" calcext:value-type="float">
            <text:p>0.008</text:p>
          </table:table-cell>
          <table:table-cell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LEFT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LEF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53]+[.$M$3]*MAX([.P25:.P29])" office:value-type="float" office:value="0" calcext:value-type="float">
            <text:p>0</text:p>
          </table:table-cell>
          <table:table-cell table:style-name="ce16" table:formula="of:=[.$O53]+[.$M$3]*MAX([.Q25:.Q29])" office:value-type="float" office:value="0" calcext:value-type="float">
            <text:p>0</text:p>
          </table:table-cell>
          <table:table-cell table:style-name="ce18" table:formula="of:=[.$O53]+[.$M$3]*MAX([.R25:.R29])" office:value-type="float" office:value="0" calcext:value-type="float">
            <text:p>0</text:p>
          </table:table-cell>
          <table:table-cell table:style-name="ce18" table:formula="of:=[.$O53]+[.$M$3]*MAX([.S25:.S29])" office:value-type="float" office:value="0.001" calcext:value-type="float">
            <text:p>0.001</text:p>
          </table:table-cell>
          <table:table-cell table:style-name="ce18" table:formula="of:=[.$O53]+[.$M$3]*MAX([.T25:.T29])" office:value-type="float" office:value="0.001" calcext:value-type="float">
            <text:p>0.001</text:p>
          </table:table-cell>
          <table:table-cell table:style-name="ce18" table:formula="of:=[.$O53]+[.$M$3]*MAX([.U25:.U29])" office:value-type="float" office:value="0.001" calcext:value-type="float">
            <text:p>0.001</text:p>
          </table:table-cell>
          <table:table-cell table:style-name="ce18" table:formula="of:=[.$O53]+[.$M$3]*MAX([.V25:.V29])" office:value-type="float" office:value="0.001" calcext:value-type="float">
            <text:p>0.001</text:p>
          </table:table-cell>
          <table:table-cell table:style-name="ce18" table:formula="of:=[.$O53]+[.$M$3]*MAX([.W25:.W29])" office:value-type="float" office:value="0.0010001" calcext:value-type="float">
            <text:p>0.0010001</text:p>
          </table:table-cell>
          <table:table-cell table:style-name="ce18" table:formula="of:=[.$O53]+[.$M$3]*MAX([.X25:.X29])" office:value-type="float" office:value="0.0010001" calcext:value-type="float">
            <text:p>0.0010001</text:p>
          </table:table-cell>
          <table:table-cell table:style-name="ce18" table:formula="of:=[.$O53]+[.$M$3]*MAX([.Y25:.Y29])" office:value-type="float" office:value="0.0010001" calcext:value-type="float">
            <text:p>0.0010001</text:p>
          </table:table-cell>
          <table:table-cell table:style-name="ce18" table:formula="of:=[.$O53]+[.$M$3]*MAX([.Z25:.Z29])" office:value-type="float" office:value="0.0010001" calcext:value-type="float">
            <text:p>0.0010001</text:p>
          </table:table-cell>
          <table:table-cell table:style-name="ce18" table:formula="of:=[.$O53]+[.$M$3]*MAX([.AA25:.AA29])" office:value-type="float" office:value="0.00100010001" calcext:value-type="float">
            <text:p>0.0010001</text:p>
          </table:table-cell>
          <table:table-cell table:style-name="ce18" table:formula="of:=[.$O53]+[.$M$3]*MAX([.AB25:.AB29])" office:value-type="float" office:value="0.00100010001" calcext:value-type="float">
            <text:p>0.0010001</text:p>
          </table:table-cell>
          <table:table-cell table:style-name="ce18" table:formula="of:=[.$O53]+[.$M$3]*MAX([.AC25:.AC29])" office:value-type="float" office:value="0.00100010001" calcext:value-type="float">
            <text:p>0.0010001</text:p>
          </table:table-cell>
          <table:table-cell table:style-name="ce18" table:formula="of:=[.$O53]+[.$M$3]*MAX([.AD25:.AD29])" office:value-type="float" office:value="0.00100010001" calcext:value-type="float">
            <text:p>0.0010001</text:p>
          </table:table-cell>
          <table:table-cell table:style-name="ce18" table:formula="of:=[.$O53]+[.$M$3]*MAX([.AE25:.AE29])" office:value-type="float" office:value="0.001000100010001" calcext:value-type="float">
            <text:p>0.0010001</text:p>
          </table:table-cell>
          <table:table-cell table:style-name="ce18" table:formula="of:=[.$O53]+[.$M$3]*MAX([.AF25:.AF29])" office:value-type="float" office:value="0.001000100010001" calcext:value-type="float">
            <text:p>0.0010001</text:p>
          </table:table-cell>
          <table:table-cell table:style-name="ce18" table:formula="of:=[.$O53]+[.$M$3]*MAX([.AG25:.AG29])" office:value-type="float" office:value="0.001000100010001" calcext:value-type="float">
            <text:p>0.0010001</text:p>
          </table:table-cell>
          <table:table-cell table:style-name="ce18" table:formula="of:=[.$O53]+[.$M$3]*MAX([.AH25:.AH29])" office:value-type="float" office:value="0.001000100010001" calcext:value-type="float">
            <text:p>0.0010001</text:p>
          </table:table-cell>
          <table:table-cell table:style-name="ce18" table:formula="of:=[.$O53]+[.$M$3]*MAX([.AI25:.AI29])" office:value-type="float" office:value="0.001000100010001" calcext:value-type="float">
            <text:p>0.0010001</text:p>
          </table:table-cell>
          <table:table-cell table:style-name="ce18" table:formula="of:=[.$O53]+[.$M$3]*MAX([.AJ25:.AJ29])" office:value-type="float" office:value="0.001000100010001" calcext:value-type="float">
            <text:p>0.0010001</text:p>
          </table:table-cell>
          <table:table-cell table:style-name="ce18" table:formula="of:=[.$O53]+[.$M$3]*MAX([.AK25:.AK29])" office:value-type="float" office:value="0.001000100010001" calcext:value-type="float">
            <text:p>0.0010001</text:p>
          </table:table-cell>
          <table:table-cell table:style-name="ce18" table:formula="of:=[.$O53]+[.$M$3]*MAX([.AL25:.AL29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ce3"/>
          <table:table-cell table:style-name="ce5" office:value-type="float" office:value="0.006" calcext:value-type="float">
            <text:p>0.006</text:p>
          </table:table-cell>
          <table:table-cell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2" office:value-type="string" calcext:value-type="string">
            <text:p>STAY</text:p>
          </table:table-cell>
          <table:table-cell table:style-name="ce2"/>
          <table:table-cell table:style-name="ce8" office:value-type="float" office:value="0.001" calcext:value-type="float">
            <text:p>0.001</text:p>
          </table:table-cell>
          <table:table-cell table:style-name="ce6" office:value-type="string" calcext:value-type="string">
            <text:p>(1,1)</text:p>
          </table:table-cell>
          <table:table-cell table:style-name="ce6" office:value-type="string" calcext:value-type="string">
            <text:p>(0,1)</text:p>
          </table:table-cell>
          <table:table-cell table:style-name="ce2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1,1)</text:p>
          </table:table-cell>
          <table:table-cell table:style-name="ce3" office:value-type="string" calcext:value-type="string">
            <text:p>(0,1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table:formula="of:=[.$O54]+[.$M$3]*MAX([.P25:.P29])" office:value-type="float" office:value="0" calcext:value-type="float">
            <text:p>0</text:p>
          </table:table-cell>
          <table:table-cell table:style-name="ce17" table:formula="of:=[.$O54]+[.$M$3]*MAX([.Q25:.Q29])" office:value-type="float" office:value="0" calcext:value-type="float">
            <text:p>0</text:p>
          </table:table-cell>
          <table:table-cell table:style-name="ce19" table:formula="of:=[.$O54]+[.$M$3]*MAX([.R25:.R29])" office:value-type="float" office:value="0" calcext:value-type="float">
            <text:p>0</text:p>
          </table:table-cell>
          <table:table-cell table:style-name="ce19" table:formula="of:=[.$O54]+[.$M$3]*MAX([.S25:.S29])" office:value-type="float" office:value="0.001" calcext:value-type="float">
            <text:p>0.001</text:p>
          </table:table-cell>
          <table:table-cell table:style-name="ce19" table:formula="of:=[.$O54]+[.$M$3]*MAX([.T25:.T29])" office:value-type="float" office:value="0.001" calcext:value-type="float">
            <text:p>0.001</text:p>
          </table:table-cell>
          <table:table-cell table:style-name="ce19" table:formula="of:=[.$O54]+[.$M$3]*MAX([.U25:.U29])" office:value-type="float" office:value="0.001" calcext:value-type="float">
            <text:p>0.001</text:p>
          </table:table-cell>
          <table:table-cell table:style-name="ce19" table:formula="of:=[.$O54]+[.$M$3]*MAX([.V25:.V29])" office:value-type="float" office:value="0.001" calcext:value-type="float">
            <text:p>0.001</text:p>
          </table:table-cell>
          <table:table-cell table:style-name="ce19" table:formula="of:=[.$O54]+[.$M$3]*MAX([.W25:.W29])" office:value-type="float" office:value="0.0010001" calcext:value-type="float">
            <text:p>0.0010001</text:p>
          </table:table-cell>
          <table:table-cell table:style-name="ce19" table:formula="of:=[.$O54]+[.$M$3]*MAX([.X25:.X29])" office:value-type="float" office:value="0.0010001" calcext:value-type="float">
            <text:p>0.0010001</text:p>
          </table:table-cell>
          <table:table-cell table:style-name="ce19" table:formula="of:=[.$O54]+[.$M$3]*MAX([.Y25:.Y29])" office:value-type="float" office:value="0.0010001" calcext:value-type="float">
            <text:p>0.0010001</text:p>
          </table:table-cell>
          <table:table-cell table:style-name="ce19" table:formula="of:=[.$O54]+[.$M$3]*MAX([.Z25:.Z29])" office:value-type="float" office:value="0.0010001" calcext:value-type="float">
            <text:p>0.0010001</text:p>
          </table:table-cell>
          <table:table-cell table:style-name="ce19" table:formula="of:=[.$O54]+[.$M$3]*MAX([.AA25:.AA29])" office:value-type="float" office:value="0.00100010001" calcext:value-type="float">
            <text:p>0.0010001</text:p>
          </table:table-cell>
          <table:table-cell table:style-name="ce19" table:formula="of:=[.$O54]+[.$M$3]*MAX([.AB25:.AB29])" office:value-type="float" office:value="0.00100010001" calcext:value-type="float">
            <text:p>0.0010001</text:p>
          </table:table-cell>
          <table:table-cell table:style-name="ce19" table:formula="of:=[.$O54]+[.$M$3]*MAX([.AC25:.AC29])" office:value-type="float" office:value="0.00100010001" calcext:value-type="float">
            <text:p>0.0010001</text:p>
          </table:table-cell>
          <table:table-cell table:style-name="ce19" table:formula="of:=[.$O54]+[.$M$3]*MAX([.AD25:.AD29])" office:value-type="float" office:value="0.00100010001" calcext:value-type="float">
            <text:p>0.0010001</text:p>
          </table:table-cell>
          <table:table-cell table:style-name="ce19" table:formula="of:=[.$O54]+[.$M$3]*MAX([.AE25:.AE29])" office:value-type="float" office:value="0.001000100010001" calcext:value-type="float">
            <text:p>0.0010001</text:p>
          </table:table-cell>
          <table:table-cell table:style-name="ce19" table:formula="of:=[.$O54]+[.$M$3]*MAX([.AF25:.AF29])" office:value-type="float" office:value="0.001000100010001" calcext:value-type="float">
            <text:p>0.0010001</text:p>
          </table:table-cell>
          <table:table-cell table:style-name="ce19" table:formula="of:=[.$O54]+[.$M$3]*MAX([.AG25:.AG29])" office:value-type="float" office:value="0.001000100010001" calcext:value-type="float">
            <text:p>0.0010001</text:p>
          </table:table-cell>
          <table:table-cell table:style-name="ce19" table:formula="of:=[.$O54]+[.$M$3]*MAX([.AH25:.AH29])" office:value-type="float" office:value="0.001000100010001" calcext:value-type="float">
            <text:p>0.0010001</text:p>
          </table:table-cell>
          <table:table-cell table:style-name="ce19" table:formula="of:=[.$O54]+[.$M$3]*MAX([.AI25:.AI29])" office:value-type="float" office:value="0.001000100010001" calcext:value-type="float">
            <text:p>0.0010001</text:p>
          </table:table-cell>
          <table:table-cell table:style-name="ce19" table:formula="of:=[.$O54]+[.$M$3]*MAX([.AJ25:.AJ29])" office:value-type="float" office:value="0.001000100010001" calcext:value-type="float">
            <text:p>0.0010001</text:p>
          </table:table-cell>
          <table:table-cell table:style-name="ce19" table:formula="of:=[.$O54]+[.$M$3]*MAX([.AK25:.AK29])" office:value-type="float" office:value="0.001000100010001" calcext:value-type="float">
            <text:p>0.0010001</text:p>
          </table:table-cell>
          <table:table-cell table:style-name="ce19" table:formula="of:=[.$O54]+[.$M$3]*MAX([.AL25:.AL29])" office:value-type="float" office:value="0.001000100010001" calcext:value-type="float">
            <text:p>0.0010001</text:p>
          </table:table-cell>
          <table:table-cell table:style-name="ce3" table:number-columns-repeated="963"/>
        </table:table-row>
        <table:table-row table:style-name="ro2">
          <table:table-cell table:style-name="Default"/>
          <table:table-cell table:style-name="ce4" office:value-type="float" office:value="0.004" calcext:value-type="float">
            <text:p>0.004</text:p>
          </table:table-cell>
          <table:table-cell table:style-name="ce6" office:value-type="string" calcext:value-type="string">
            <text:p>(1,1)</text:p>
          </table:table-cell>
          <table:table-cell table:style-name="ce6" office:value-type="string" calcext:value-type="string">
            <text:p>(1,0)</text:p>
          </table:table-cell>
          <table:table-cell table:style-name="ce1" office:value-type="string" calcext:value-type="string">
            <text:p>UP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UP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U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55]+[.$M$3]*MAX([.P40:.P44])" office:value-type="float" office:value="0" calcext:value-type="float">
            <text:p>0</text:p>
          </table:table-cell>
          <table:table-cell table:style-name="ce16" table:formula="of:=[.$O55]+[.$M$3]*MAX([.Q40:.Q44])" office:value-type="float" office:value="0" calcext:value-type="float">
            <text:p>0</text:p>
          </table:table-cell>
          <table:table-cell table:style-name="ce18" table:formula="of:=[.$O55]+[.$M$3]*MAX([.R40:.R44])" office:value-type="float" office:value="0" calcext:value-type="float">
            <text:p>0</text:p>
          </table:table-cell>
          <table:table-cell table:style-name="ce18" table:formula="of:=[.$O55]+[.$M$3]*MAX([.S40:.S44])" office:value-type="float" office:value="0.001" calcext:value-type="float">
            <text:p>0.001</text:p>
          </table:table-cell>
          <table:table-cell table:style-name="ce18" table:formula="of:=[.$O55]+[.$M$3]*MAX([.T40:.T44])" office:value-type="float" office:value="0.001" calcext:value-type="float">
            <text:p>0.001</text:p>
          </table:table-cell>
          <table:table-cell table:style-name="ce18" table:formula="of:=[.$O55]+[.$M$3]*MAX([.U40:.U44])" office:value-type="float" office:value="0.001" calcext:value-type="float">
            <text:p>0.001</text:p>
          </table:table-cell>
          <table:table-cell table:style-name="ce18" table:formula="of:=[.$O55]+[.$M$3]*MAX([.V40:.V44])" office:value-type="float" office:value="0.001" calcext:value-type="float">
            <text:p>0.001</text:p>
          </table:table-cell>
          <table:table-cell table:style-name="ce18" table:formula="of:=[.$O55]+[.$M$3]*MAX([.W40:.W44])" office:value-type="float" office:value="0.0010001" calcext:value-type="float">
            <text:p>0.0010001</text:p>
          </table:table-cell>
          <table:table-cell table:style-name="ce18" table:formula="of:=[.$O55]+[.$M$3]*MAX([.X40:.X44])" office:value-type="float" office:value="0.0010001" calcext:value-type="float">
            <text:p>0.0010001</text:p>
          </table:table-cell>
          <table:table-cell table:style-name="ce18" table:formula="of:=[.$O55]+[.$M$3]*MAX([.Y40:.Y44])" office:value-type="float" office:value="0.0010001" calcext:value-type="float">
            <text:p>0.0010001</text:p>
          </table:table-cell>
          <table:table-cell table:style-name="ce18" table:formula="of:=[.$O55]+[.$M$3]*MAX([.Z40:.Z44])" office:value-type="float" office:value="0.0010001" calcext:value-type="float">
            <text:p>0.0010001</text:p>
          </table:table-cell>
          <table:table-cell table:style-name="ce18" table:formula="of:=[.$O55]+[.$M$3]*MAX([.AA40:.AA44])" office:value-type="float" office:value="0.00100010001" calcext:value-type="float">
            <text:p>0.0010001</text:p>
          </table:table-cell>
          <table:table-cell table:style-name="ce18" table:formula="of:=[.$O55]+[.$M$3]*MAX([.AB40:.AB44])" office:value-type="float" office:value="0.00100010001" calcext:value-type="float">
            <text:p>0.0010001</text:p>
          </table:table-cell>
          <table:table-cell table:style-name="ce18" table:formula="of:=[.$O55]+[.$M$3]*MAX([.AC40:.AC44])" office:value-type="float" office:value="0.00100010001" calcext:value-type="float">
            <text:p>0.0010001</text:p>
          </table:table-cell>
          <table:table-cell table:style-name="ce18" table:formula="of:=[.$O55]+[.$M$3]*MAX([.AD40:.AD44])" office:value-type="float" office:value="0.00100010001" calcext:value-type="float">
            <text:p>0.0010001</text:p>
          </table:table-cell>
          <table:table-cell table:style-name="ce18" table:formula="of:=[.$O55]+[.$M$3]*MAX([.AE40:.AE44])" office:value-type="float" office:value="0.001000100010001" calcext:value-type="float">
            <text:p>0.0010001</text:p>
          </table:table-cell>
          <table:table-cell table:style-name="ce18" table:formula="of:=[.$O55]+[.$M$3]*MAX([.AF40:.AF44])" office:value-type="float" office:value="0.001000100010001" calcext:value-type="float">
            <text:p>0.0010001</text:p>
          </table:table-cell>
          <table:table-cell table:style-name="ce18" table:formula="of:=[.$O55]+[.$M$3]*MAX([.AG40:.AG44])" office:value-type="float" office:value="0.001000100010001" calcext:value-type="float">
            <text:p>0.0010001</text:p>
          </table:table-cell>
          <table:table-cell table:style-name="ce18" table:formula="of:=[.$O55]+[.$M$3]*MAX([.AH40:.AH44])" office:value-type="float" office:value="0.001000100010001" calcext:value-type="float">
            <text:p>0.0010001</text:p>
          </table:table-cell>
          <table:table-cell table:style-name="ce18" table:formula="of:=[.$O55]+[.$M$3]*MAX([.AI40:.AI44])" office:value-type="float" office:value="0.001000100010001" calcext:value-type="float">
            <text:p>0.0010001</text:p>
          </table:table-cell>
          <table:table-cell table:style-name="ce18" table:formula="of:=[.$O55]+[.$M$3]*MAX([.AJ40:.AJ44])" office:value-type="float" office:value="0.001000100010001" calcext:value-type="float">
            <text:p>0.0010001</text:p>
          </table:table-cell>
          <table:table-cell table:style-name="ce18" table:formula="of:=[.$O55]+[.$M$3]*MAX([.AK40:.AK44])" office:value-type="float" office:value="0.001000100010001" calcext:value-type="float">
            <text:p>0.0010001</text:p>
          </table:table-cell>
          <table:table-cell table:style-name="ce18" table:formula="of:=[.$O55]+[.$M$3]*MAX([.AL40:.AL44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1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RIGHT</text:p>
          </table:table-cell>
          <table:table-cell table:style-name="ce1"/>
          <table:table-cell table:style-name="ce8" office:value-type="float" office:value="0.001" calcext:value-type="float">
            <text:p>0.001</text:p>
          </table:table-cell>
          <table:table-cell table:style-name="ce6" office:value-type="string" calcext:value-type="string">
            <text:p>(1,1)</text:p>
          </table:table-cell>
          <table:table-cell table:style-name="ce6" office:value-type="string" calcext:value-type="string">
            <text:p>(1,0)</text:p>
          </table:table-cell>
          <table:table-cell table:style-name="ce1" office:value-type="string" calcext:value-type="string">
            <text:p>RIGHT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RIGH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56]+[.$M$3]*MAX([.P40:.P44])" office:value-type="float" office:value="0" calcext:value-type="float">
            <text:p>0</text:p>
          </table:table-cell>
          <table:table-cell table:style-name="ce16" table:formula="of:=[.$O56]+[.$M$3]*MAX([.Q40:.Q44])" office:value-type="float" office:value="0" calcext:value-type="float">
            <text:p>0</text:p>
          </table:table-cell>
          <table:table-cell table:style-name="ce18" table:formula="of:=[.$O56]+[.$M$3]*MAX([.R40:.R44])" office:value-type="float" office:value="0" calcext:value-type="float">
            <text:p>0</text:p>
          </table:table-cell>
          <table:table-cell table:style-name="ce18" table:formula="of:=[.$O56]+[.$M$3]*MAX([.S40:.S44])" office:value-type="float" office:value="0.001" calcext:value-type="float">
            <text:p>0.001</text:p>
          </table:table-cell>
          <table:table-cell table:style-name="ce18" table:formula="of:=[.$O56]+[.$M$3]*MAX([.T40:.T44])" office:value-type="float" office:value="0.001" calcext:value-type="float">
            <text:p>0.001</text:p>
          </table:table-cell>
          <table:table-cell table:style-name="ce18" table:formula="of:=[.$O56]+[.$M$3]*MAX([.U40:.U44])" office:value-type="float" office:value="0.001" calcext:value-type="float">
            <text:p>0.001</text:p>
          </table:table-cell>
          <table:table-cell table:style-name="ce18" table:formula="of:=[.$O56]+[.$M$3]*MAX([.V40:.V44])" office:value-type="float" office:value="0.001" calcext:value-type="float">
            <text:p>0.001</text:p>
          </table:table-cell>
          <table:table-cell table:style-name="ce18" table:formula="of:=[.$O56]+[.$M$3]*MAX([.W40:.W44])" office:value-type="float" office:value="0.0010001" calcext:value-type="float">
            <text:p>0.0010001</text:p>
          </table:table-cell>
          <table:table-cell table:style-name="ce18" table:formula="of:=[.$O56]+[.$M$3]*MAX([.X40:.X44])" office:value-type="float" office:value="0.0010001" calcext:value-type="float">
            <text:p>0.0010001</text:p>
          </table:table-cell>
          <table:table-cell table:style-name="ce18" table:formula="of:=[.$O56]+[.$M$3]*MAX([.Y40:.Y44])" office:value-type="float" office:value="0.0010001" calcext:value-type="float">
            <text:p>0.0010001</text:p>
          </table:table-cell>
          <table:table-cell table:style-name="ce18" table:formula="of:=[.$O56]+[.$M$3]*MAX([.Z40:.Z44])" office:value-type="float" office:value="0.0010001" calcext:value-type="float">
            <text:p>0.0010001</text:p>
          </table:table-cell>
          <table:table-cell table:style-name="ce18" table:formula="of:=[.$O56]+[.$M$3]*MAX([.AA40:.AA44])" office:value-type="float" office:value="0.00100010001" calcext:value-type="float">
            <text:p>0.0010001</text:p>
          </table:table-cell>
          <table:table-cell table:style-name="ce18" table:formula="of:=[.$O56]+[.$M$3]*MAX([.AB40:.AB44])" office:value-type="float" office:value="0.00100010001" calcext:value-type="float">
            <text:p>0.0010001</text:p>
          </table:table-cell>
          <table:table-cell table:style-name="ce18" table:formula="of:=[.$O56]+[.$M$3]*MAX([.AC40:.AC44])" office:value-type="float" office:value="0.00100010001" calcext:value-type="float">
            <text:p>0.0010001</text:p>
          </table:table-cell>
          <table:table-cell table:style-name="ce18" table:formula="of:=[.$O56]+[.$M$3]*MAX([.AD40:.AD44])" office:value-type="float" office:value="0.00100010001" calcext:value-type="float">
            <text:p>0.0010001</text:p>
          </table:table-cell>
          <table:table-cell table:style-name="ce18" table:formula="of:=[.$O56]+[.$M$3]*MAX([.AE40:.AE44])" office:value-type="float" office:value="0.001000100010001" calcext:value-type="float">
            <text:p>0.0010001</text:p>
          </table:table-cell>
          <table:table-cell table:style-name="ce18" table:formula="of:=[.$O56]+[.$M$3]*MAX([.AF40:.AF44])" office:value-type="float" office:value="0.001000100010001" calcext:value-type="float">
            <text:p>0.0010001</text:p>
          </table:table-cell>
          <table:table-cell table:style-name="ce18" table:formula="of:=[.$O56]+[.$M$3]*MAX([.AG40:.AG44])" office:value-type="float" office:value="0.001000100010001" calcext:value-type="float">
            <text:p>0.0010001</text:p>
          </table:table-cell>
          <table:table-cell table:style-name="ce18" table:formula="of:=[.$O56]+[.$M$3]*MAX([.AH40:.AH44])" office:value-type="float" office:value="0.001000100010001" calcext:value-type="float">
            <text:p>0.0010001</text:p>
          </table:table-cell>
          <table:table-cell table:style-name="ce18" table:formula="of:=[.$O56]+[.$M$3]*MAX([.AI40:.AI44])" office:value-type="float" office:value="0.001000100010001" calcext:value-type="float">
            <text:p>0.0010001</text:p>
          </table:table-cell>
          <table:table-cell table:style-name="ce18" table:formula="of:=[.$O56]+[.$M$3]*MAX([.AJ40:.AJ44])" office:value-type="float" office:value="0.001000100010001" calcext:value-type="float">
            <text:p>0.0010001</text:p>
          </table:table-cell>
          <table:table-cell table:style-name="ce18" table:formula="of:=[.$O56]+[.$M$3]*MAX([.AK40:.AK44])" office:value-type="float" office:value="0.001000100010001" calcext:value-type="float">
            <text:p>0.0010001</text:p>
          </table:table-cell>
          <table:table-cell table:style-name="ce18" table:formula="of:=[.$O56]+[.$M$3]*MAX([.AL40:.AL44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4" calcext:value-type="float">
            <text:p>0.004</text:p>
          </table:table-cell>
          <table:table-cell office:value-type="string" calcext:value-type="string">
            <text:p>(1,1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DOWN</text:p>
          </table:table-cell>
          <table:table-cell table:style-name="ce1"/>
          <table:table-cell table:style-name="ce8" office:value-type="float" office:value="0" calcext:value-type="float">
            <text:p>0</text:p>
          </table:table-cell>
          <table:table-cell table:style-name="ce6" office:value-type="string" calcext:value-type="string">
            <text:p>(1,1)</text:p>
          </table:table-cell>
          <table:table-cell table:style-name="ce6" office:value-type="string" calcext:value-type="string">
            <text:p>(1,0)</text:p>
          </table:table-cell>
          <table:table-cell table:style-name="ce1" office:value-type="string" calcext:value-type="string">
            <text:p>DOWN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DOW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57]+[.$M$3]*MAX([.P45:.P49])" office:value-type="float" office:value="0" calcext:value-type="float">
            <text:p>0</text:p>
          </table:table-cell>
          <table:table-cell table:style-name="ce16" table:formula="of:=[.$O57]+[.$M$3]*MAX([.Q45:.Q49])" office:value-type="float" office:value="0" calcext:value-type="float">
            <text:p>0</text:p>
          </table:table-cell>
          <table:table-cell table:style-name="ce18" table:formula="of:=[.$O57]+[.$M$3]*MAX([.R45:.R49])" office:value-type="float" office:value="0" calcext:value-type="float">
            <text:p>0</text:p>
          </table:table-cell>
          <table:table-cell table:style-name="ce18" table:formula="of:=[.$O57]+[.$M$3]*MAX([.S45:.S49])" office:value-type="float" office:value="0" calcext:value-type="float">
            <text:p>0</text:p>
          </table:table-cell>
          <table:table-cell table:style-name="ce18" table:formula="of:=[.$O57]+[.$M$3]*MAX([.T45:.T49])" office:value-type="float" office:value="0.0001" calcext:value-type="float">
            <text:p>0.0001</text:p>
          </table:table-cell>
          <table:table-cell table:style-name="ce18" table:formula="of:=[.$O57]+[.$M$3]*MAX([.U45:.U49])" office:value-type="float" office:value="0.0001" calcext:value-type="float">
            <text:p>0.0001</text:p>
          </table:table-cell>
          <table:table-cell table:style-name="ce18" table:formula="of:=[.$O57]+[.$M$3]*MAX([.V45:.V49])" office:value-type="float" office:value="0.0001" calcext:value-type="float">
            <text:p>0.0001</text:p>
          </table:table-cell>
          <table:table-cell table:style-name="ce18" table:formula="of:=[.$O57]+[.$M$3]*MAX([.W45:.W49])" office:value-type="float" office:value="0.0001" calcext:value-type="float">
            <text:p>0.0001</text:p>
          </table:table-cell>
          <table:table-cell table:style-name="ce18" table:formula="of:=[.$O57]+[.$M$3]*MAX([.X45:.X49])" office:value-type="float" office:value="0.00010001" calcext:value-type="float">
            <text:p>0.00010001</text:p>
          </table:table-cell>
          <table:table-cell table:style-name="ce18" table:formula="of:=[.$O57]+[.$M$3]*MAX([.Y45:.Y49])" office:value-type="float" office:value="0.00010001" calcext:value-type="float">
            <text:p>0.00010001</text:p>
          </table:table-cell>
          <table:table-cell table:style-name="ce18" table:formula="of:=[.$O57]+[.$M$3]*MAX([.Z45:.Z49])" office:value-type="float" office:value="0.00010001" calcext:value-type="float">
            <text:p>0.00010001</text:p>
          </table:table-cell>
          <table:table-cell table:style-name="ce18" table:formula="of:=[.$O57]+[.$M$3]*MAX([.AA45:.AA49])" office:value-type="float" office:value="0.00010001" calcext:value-type="float">
            <text:p>0.00010001</text:p>
          </table:table-cell>
          <table:table-cell table:style-name="ce18" table:formula="of:=[.$O57]+[.$M$3]*MAX([.AB45:.AB49])" office:value-type="float" office:value="0.000100010001" calcext:value-type="float">
            <text:p>0.00010001</text:p>
          </table:table-cell>
          <table:table-cell table:style-name="ce18" table:formula="of:=[.$O57]+[.$M$3]*MAX([.AC45:.AC49])" office:value-type="float" office:value="0.000100010001" calcext:value-type="float">
            <text:p>0.00010001</text:p>
          </table:table-cell>
          <table:table-cell table:style-name="ce18" table:formula="of:=[.$O57]+[.$M$3]*MAX([.AD45:.AD49])" office:value-type="float" office:value="0.000100010001" calcext:value-type="float">
            <text:p>0.00010001</text:p>
          </table:table-cell>
          <table:table-cell table:style-name="ce18" table:formula="of:=[.$O57]+[.$M$3]*MAX([.AE45:.AE49])" office:value-type="float" office:value="0.000100010001" calcext:value-type="float">
            <text:p>0.00010001</text:p>
          </table:table-cell>
          <table:table-cell table:style-name="ce18" table:formula="of:=[.$O57]+[.$M$3]*MAX([.AF45:.AF49])" office:value-type="float" office:value="0.0001000100010001" calcext:value-type="float">
            <text:p>0.00010001</text:p>
          </table:table-cell>
          <table:table-cell table:style-name="ce18" table:formula="of:=[.$O57]+[.$M$3]*MAX([.AG45:.AG49])" office:value-type="float" office:value="0.0001000100010001" calcext:value-type="float">
            <text:p>0.00010001</text:p>
          </table:table-cell>
          <table:table-cell table:style-name="ce18" table:formula="of:=[.$O57]+[.$M$3]*MAX([.AH45:.AH49])" office:value-type="float" office:value="0.0001000100010001" calcext:value-type="float">
            <text:p>0.00010001</text:p>
          </table:table-cell>
          <table:table-cell table:style-name="ce18" table:formula="of:=[.$O57]+[.$M$3]*MAX([.AI45:.AI49])" office:value-type="float" office:value="0.0001000100010001" calcext:value-type="float">
            <text:p>0.00010001</text:p>
          </table:table-cell>
          <table:table-cell table:style-name="ce18" table:formula="of:=[.$O57]+[.$M$3]*MAX([.AJ45:.AJ49])" office:value-type="float" office:value="0.0001000100010001" calcext:value-type="float">
            <text:p>0.00010001</text:p>
          </table:table-cell>
          <table:table-cell table:style-name="ce18" table:formula="of:=[.$O57]+[.$M$3]*MAX([.AK45:.AK49])" office:value-type="float" office:value="0.0001000100010001" calcext:value-type="float">
            <text:p>0.00010001</text:p>
          </table:table-cell>
          <table:table-cell table:style-name="ce18" table:formula="of:=[.$O57]+[.$M$3]*MAX([.AL45:.AL49])" office:value-type="float" office:value="0.0001000100010001" calcext:value-type="float">
            <text:p>0.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.004" calcext:value-type="float">
            <text:p>0.004</text:p>
          </table:table-cell>
          <table:table-cell office:value-type="string" calcext:value-type="string">
            <text:p>(1,1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7" office:value-type="float" office:value="0.01" calcext:value-type="float">
            <text:p>0.01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LEFT</text:p>
          </table:table-cell>
          <table:table-cell/>
          <table:table-cell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LEF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58]+[.$M$3]*MAX([.P35:.P39])" office:value-type="float" office:value="0" calcext:value-type="float">
            <text:p>0</text:p>
          </table:table-cell>
          <table:table-cell table:style-name="ce16" table:formula="of:=[.$O58]+[.$M$3]*MAX([.Q35:.Q39])" office:value-type="float" office:value="0" calcext:value-type="float">
            <text:p>0</text:p>
          </table:table-cell>
          <table:table-cell table:style-name="ce18" table:formula="of:=[.$O58]+[.$M$3]*MAX([.R35:.R39])" office:value-type="float" office:value="0.01" calcext:value-type="float">
            <text:p>0.01</text:p>
          </table:table-cell>
          <table:table-cell table:style-name="ce18" table:formula="of:=[.$O58]+[.$M$3]*MAX([.S35:.S39])" office:value-type="float" office:value="0.01" calcext:value-type="float">
            <text:p>0.01</text:p>
          </table:table-cell>
          <table:table-cell table:style-name="ce18" table:formula="of:=[.$O58]+[.$M$3]*MAX([.T35:.T39])" office:value-type="float" office:value="0.01" calcext:value-type="float">
            <text:p>0.01</text:p>
          </table:table-cell>
          <table:table-cell table:style-name="ce18" table:formula="of:=[.$O58]+[.$M$3]*MAX([.U35:.U39])" office:value-type="float" office:value="0.01" calcext:value-type="float">
            <text:p>0.01</text:p>
          </table:table-cell>
          <table:table-cell table:style-name="ce18" table:formula="of:=[.$O58]+[.$M$3]*MAX([.V35:.V39])" office:value-type="float" office:value="0.010001" calcext:value-type="float">
            <text:p>0.010001</text:p>
          </table:table-cell>
          <table:table-cell table:style-name="ce18" table:formula="of:=[.$O58]+[.$M$3]*MAX([.W35:.W39])" office:value-type="float" office:value="0.010001" calcext:value-type="float">
            <text:p>0.010001</text:p>
          </table:table-cell>
          <table:table-cell table:style-name="ce18" table:formula="of:=[.$O58]+[.$M$3]*MAX([.X35:.X39])" office:value-type="float" office:value="0.010001" calcext:value-type="float">
            <text:p>0.010001</text:p>
          </table:table-cell>
          <table:table-cell table:style-name="ce18" table:formula="of:=[.$O58]+[.$M$3]*MAX([.Y35:.Y39])" office:value-type="float" office:value="0.010001" calcext:value-type="float">
            <text:p>0.010001</text:p>
          </table:table-cell>
          <table:table-cell table:style-name="ce18" table:formula="of:=[.$O58]+[.$M$3]*MAX([.Z35:.Z39])" office:value-type="float" office:value="0.0100010001" calcext:value-type="float">
            <text:p>0.0100010001</text:p>
          </table:table-cell>
          <table:table-cell table:style-name="ce18" table:formula="of:=[.$O58]+[.$M$3]*MAX([.AA35:.AA39])" office:value-type="float" office:value="0.0100010001" calcext:value-type="float">
            <text:p>0.0100010001</text:p>
          </table:table-cell>
          <table:table-cell table:style-name="ce18" table:formula="of:=[.$O58]+[.$M$3]*MAX([.AB35:.AB39])" office:value-type="float" office:value="0.0100010001" calcext:value-type="float">
            <text:p>0.0100010001</text:p>
          </table:table-cell>
          <table:table-cell table:style-name="ce18" table:formula="of:=[.$O58]+[.$M$3]*MAX([.AC35:.AC39])" office:value-type="float" office:value="0.0100010001" calcext:value-type="float">
            <text:p>0.0100010001</text:p>
          </table:table-cell>
          <table:table-cell table:style-name="ce18" table:formula="of:=[.$O58]+[.$M$3]*MAX([.AD35:.AD39])" office:value-type="float" office:value="0.01000100010001" calcext:value-type="float">
            <text:p>0.0100010001</text:p>
          </table:table-cell>
          <table:table-cell table:style-name="ce18" table:formula="of:=[.$O58]+[.$M$3]*MAX([.AE35:.AE39])" office:value-type="float" office:value="0.01000100010001" calcext:value-type="float">
            <text:p>0.0100010001</text:p>
          </table:table-cell>
          <table:table-cell table:style-name="ce18" table:formula="of:=[.$O58]+[.$M$3]*MAX([.AF35:.AF39])" office:value-type="float" office:value="0.01000100010001" calcext:value-type="float">
            <text:p>0.0100010001</text:p>
          </table:table-cell>
          <table:table-cell table:style-name="ce18" table:formula="of:=[.$O58]+[.$M$3]*MAX([.AG35:.AG39])" office:value-type="float" office:value="0.01000100010001" calcext:value-type="float">
            <text:p>0.0100010001</text:p>
          </table:table-cell>
          <table:table-cell table:style-name="ce18" table:formula="of:=[.$O58]+[.$M$3]*MAX([.AH35:.AH39])" office:value-type="float" office:value="0.01000100010001" calcext:value-type="float">
            <text:p>0.0100010001</text:p>
          </table:table-cell>
          <table:table-cell table:style-name="ce18" table:formula="of:=[.$O58]+[.$M$3]*MAX([.AI35:.AI39])" office:value-type="float" office:value="0.01000100010001" calcext:value-type="float">
            <text:p>0.0100010001</text:p>
          </table:table-cell>
          <table:table-cell table:style-name="ce18" table:formula="of:=[.$O58]+[.$M$3]*MAX([.AJ35:.AJ39])" office:value-type="float" office:value="0.01000100010001" calcext:value-type="float">
            <text:p>0.0100010001</text:p>
          </table:table-cell>
          <table:table-cell table:style-name="ce18" table:formula="of:=[.$O58]+[.$M$3]*MAX([.AK35:.AK39])" office:value-type="float" office:value="0.01000100010001" calcext:value-type="float">
            <text:p>0.0100010001</text:p>
          </table:table-cell>
          <table:table-cell table:style-name="ce18" table:formula="of:=[.$O58]+[.$M$3]*MAX([.AL35:.AL39])" office:value-type="float" office:value="0.01000100010001" calcext:value-type="float">
            <text:p>0.0100010001</text:p>
          </table:table-cell>
          <table:table-cell table:number-columns-repeated="963"/>
        </table:table-row>
        <table:table-row table:style-name="ro2">
          <table:table-cell table:style-name="ce3"/>
          <table:table-cell table:style-name="ce5" office:value-type="float" office:value="0.005" calcext:value-type="float">
            <text:p>0.005</text:p>
          </table:table-cell>
          <table:table-cell office:value-type="string" calcext:value-type="string">
            <text:p>(1,1)</text:p>
          </table:table-cell>
          <table:table-cell table:style-name="ce1" office:value-type="string" calcext:value-type="string">
            <text:p>(1,0)</text:p>
          </table:table-cell>
          <table:table-cell table:style-name="ce2" office:value-type="string" calcext:value-type="string">
            <text:p>STAY</text:p>
          </table:table-cell>
          <table:table-cell table:style-name="ce2"/>
          <table:table-cell table:style-name="ce7" office:value-type="float" office:value="0.001" calcext:value-type="float">
            <text:p>0.001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(1,0)</text:p>
          </table:table-cell>
          <table:table-cell table:style-name="ce2" office:value-type="string" calcext:value-type="string">
            <text:p>STAY</text:p>
          </table:table-cell>
          <table:table-cell table:style-name="ce3"/>
          <table:table-cell table:style-name="ce3" office:value-type="string" calcext:value-type="string">
            <text:p>(1,1)</text:p>
          </table:table-cell>
          <table:table-cell table:style-name="ce3" office:value-type="string" calcext:value-type="string">
            <text:p>(1,0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table:formula="of:=[.$O59]+[.$M$3]*MAX([.P40:.P44])" office:value-type="float" office:value="0" calcext:value-type="float">
            <text:p>0</text:p>
          </table:table-cell>
          <table:table-cell table:style-name="ce17" table:formula="of:=[.$O59]+[.$M$3]*MAX([.Q40:.Q44])" office:value-type="float" office:value="0" calcext:value-type="float">
            <text:p>0</text:p>
          </table:table-cell>
          <table:table-cell table:style-name="ce19" table:formula="of:=[.$O59]+[.$M$3]*MAX([.R40:.R44])" office:value-type="float" office:value="0" calcext:value-type="float">
            <text:p>0</text:p>
          </table:table-cell>
          <table:table-cell table:style-name="ce19" table:formula="of:=[.$O59]+[.$M$3]*MAX([.S40:.S44])" office:value-type="float" office:value="0.001" calcext:value-type="float">
            <text:p>0.001</text:p>
          </table:table-cell>
          <table:table-cell table:style-name="ce19" table:formula="of:=[.$O59]+[.$M$3]*MAX([.T40:.T44])" office:value-type="float" office:value="0.001" calcext:value-type="float">
            <text:p>0.001</text:p>
          </table:table-cell>
          <table:table-cell table:style-name="ce19" table:formula="of:=[.$O59]+[.$M$3]*MAX([.U40:.U44])" office:value-type="float" office:value="0.001" calcext:value-type="float">
            <text:p>0.001</text:p>
          </table:table-cell>
          <table:table-cell table:style-name="ce19" table:formula="of:=[.$O59]+[.$M$3]*MAX([.V40:.V44])" office:value-type="float" office:value="0.001" calcext:value-type="float">
            <text:p>0.001</text:p>
          </table:table-cell>
          <table:table-cell table:style-name="ce19" table:formula="of:=[.$O59]+[.$M$3]*MAX([.W40:.W44])" office:value-type="float" office:value="0.0010001" calcext:value-type="float">
            <text:p>0.0010001</text:p>
          </table:table-cell>
          <table:table-cell table:style-name="ce19" table:formula="of:=[.$O59]+[.$M$3]*MAX([.X40:.X44])" office:value-type="float" office:value="0.0010001" calcext:value-type="float">
            <text:p>0.0010001</text:p>
          </table:table-cell>
          <table:table-cell table:style-name="ce19" table:formula="of:=[.$O59]+[.$M$3]*MAX([.Y40:.Y44])" office:value-type="float" office:value="0.0010001" calcext:value-type="float">
            <text:p>0.0010001</text:p>
          </table:table-cell>
          <table:table-cell table:style-name="ce19" table:formula="of:=[.$O59]+[.$M$3]*MAX([.Z40:.Z44])" office:value-type="float" office:value="0.0010001" calcext:value-type="float">
            <text:p>0.0010001</text:p>
          </table:table-cell>
          <table:table-cell table:style-name="ce19" table:formula="of:=[.$O59]+[.$M$3]*MAX([.AA40:.AA44])" office:value-type="float" office:value="0.00100010001" calcext:value-type="float">
            <text:p>0.0010001</text:p>
          </table:table-cell>
          <table:table-cell table:style-name="ce19" table:formula="of:=[.$O59]+[.$M$3]*MAX([.AB40:.AB44])" office:value-type="float" office:value="0.00100010001" calcext:value-type="float">
            <text:p>0.0010001</text:p>
          </table:table-cell>
          <table:table-cell table:style-name="ce19" table:formula="of:=[.$O59]+[.$M$3]*MAX([.AC40:.AC44])" office:value-type="float" office:value="0.00100010001" calcext:value-type="float">
            <text:p>0.0010001</text:p>
          </table:table-cell>
          <table:table-cell table:style-name="ce19" table:formula="of:=[.$O59]+[.$M$3]*MAX([.AD40:.AD44])" office:value-type="float" office:value="0.00100010001" calcext:value-type="float">
            <text:p>0.0010001</text:p>
          </table:table-cell>
          <table:table-cell table:style-name="ce19" table:formula="of:=[.$O59]+[.$M$3]*MAX([.AE40:.AE44])" office:value-type="float" office:value="0.001000100010001" calcext:value-type="float">
            <text:p>0.0010001</text:p>
          </table:table-cell>
          <table:table-cell table:style-name="ce19" table:formula="of:=[.$O59]+[.$M$3]*MAX([.AF40:.AF44])" office:value-type="float" office:value="0.001000100010001" calcext:value-type="float">
            <text:p>0.0010001</text:p>
          </table:table-cell>
          <table:table-cell table:style-name="ce19" table:formula="of:=[.$O59]+[.$M$3]*MAX([.AG40:.AG44])" office:value-type="float" office:value="0.001000100010001" calcext:value-type="float">
            <text:p>0.0010001</text:p>
          </table:table-cell>
          <table:table-cell table:style-name="ce19" table:formula="of:=[.$O59]+[.$M$3]*MAX([.AH40:.AH44])" office:value-type="float" office:value="0.001000100010001" calcext:value-type="float">
            <text:p>0.0010001</text:p>
          </table:table-cell>
          <table:table-cell table:style-name="ce19" table:formula="of:=[.$O59]+[.$M$3]*MAX([.AI40:.AI44])" office:value-type="float" office:value="0.001000100010001" calcext:value-type="float">
            <text:p>0.0010001</text:p>
          </table:table-cell>
          <table:table-cell table:style-name="ce19" table:formula="of:=[.$O59]+[.$M$3]*MAX([.AJ40:.AJ44])" office:value-type="float" office:value="0.001000100010001" calcext:value-type="float">
            <text:p>0.0010001</text:p>
          </table:table-cell>
          <table:table-cell table:style-name="ce19" table:formula="of:=[.$O59]+[.$M$3]*MAX([.AK40:.AK44])" office:value-type="float" office:value="0.001000100010001" calcext:value-type="float">
            <text:p>0.0010001</text:p>
          </table:table-cell>
          <table:table-cell table:style-name="ce19" table:formula="of:=[.$O59]+[.$M$3]*MAX([.AL40:.AL44])" office:value-type="float" office:value="0.001000100010001" calcext:value-type="float">
            <text:p>0.0010001</text:p>
          </table:table-cell>
          <table:table-cell table:style-name="ce3" table:number-columns-repeated="960"/>
          <table:table-cell table:number-columns-repeated="3"/>
        </table:table-row>
        <table:table-row table:style-name="ro2">
          <table:table-cell table:style-name="Default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(1,1)</text:p>
          </table:table-cell>
          <table:table-cell table:style-name="ce1" office:value-type="string" calcext:value-type="string">
            <text:p>UP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1,1)</text:p>
          </table:table-cell>
          <table:table-cell table:style-name="ce1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(1,1)</text:p>
          </table:table-cell>
          <table:table-cell office:value-type="string" calcext:value-type="string">
            <text:p>UP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60]+[.$M$3]*MAX([.P55:.P59])" office:value-type="float" office:value="0" calcext:value-type="float">
            <text:p>0</text:p>
          </table:table-cell>
          <table:table-cell table:style-name="ce16" table:formula="of:=[.$O60]+[.$M$3]*MAX([.Q55:.Q59])" office:value-type="float" office:value="0" calcext:value-type="float">
            <text:p>0</text:p>
          </table:table-cell>
          <table:table-cell table:style-name="ce18" table:formula="of:=[.$O60]+[.$M$3]*MAX([.R55:.R59])" office:value-type="float" office:value="0" calcext:value-type="float">
            <text:p>0</text:p>
          </table:table-cell>
          <table:table-cell table:style-name="ce18" table:formula="of:=[.$O60]+[.$M$3]*MAX([.S55:.S59])" office:value-type="float" office:value="0.001" calcext:value-type="float">
            <text:p>0.001</text:p>
          </table:table-cell>
          <table:table-cell table:style-name="ce18" table:formula="of:=[.$O60]+[.$M$3]*MAX([.T55:.T59])" office:value-type="float" office:value="0.001" calcext:value-type="float">
            <text:p>0.001</text:p>
          </table:table-cell>
          <table:table-cell table:style-name="ce18" table:formula="of:=[.$O60]+[.$M$3]*MAX([.U55:.U59])" office:value-type="float" office:value="0.001" calcext:value-type="float">
            <text:p>0.001</text:p>
          </table:table-cell>
          <table:table-cell table:style-name="ce18" table:formula="of:=[.$O60]+[.$M$3]*MAX([.V55:.V59])" office:value-type="float" office:value="0.001" calcext:value-type="float">
            <text:p>0.001</text:p>
          </table:table-cell>
          <table:table-cell table:style-name="ce18" table:formula="of:=[.$O60]+[.$M$3]*MAX([.W55:.W59])" office:value-type="float" office:value="0.0010001" calcext:value-type="float">
            <text:p>0.0010001</text:p>
          </table:table-cell>
          <table:table-cell table:style-name="ce18" table:formula="of:=[.$O60]+[.$M$3]*MAX([.X55:.X59])" office:value-type="float" office:value="0.0010001" calcext:value-type="float">
            <text:p>0.0010001</text:p>
          </table:table-cell>
          <table:table-cell table:style-name="ce18" table:formula="of:=[.$O60]+[.$M$3]*MAX([.Y55:.Y59])" office:value-type="float" office:value="0.0010001" calcext:value-type="float">
            <text:p>0.0010001</text:p>
          </table:table-cell>
          <table:table-cell table:style-name="ce18" table:formula="of:=[.$O60]+[.$M$3]*MAX([.Z55:.Z59])" office:value-type="float" office:value="0.0010001" calcext:value-type="float">
            <text:p>0.0010001</text:p>
          </table:table-cell>
          <table:table-cell table:style-name="ce18" table:formula="of:=[.$O60]+[.$M$3]*MAX([.AA55:.AA59])" office:value-type="float" office:value="0.00100010001" calcext:value-type="float">
            <text:p>0.0010001</text:p>
          </table:table-cell>
          <table:table-cell table:style-name="ce18" table:formula="of:=[.$O60]+[.$M$3]*MAX([.AB55:.AB59])" office:value-type="float" office:value="0.00100010001" calcext:value-type="float">
            <text:p>0.0010001</text:p>
          </table:table-cell>
          <table:table-cell table:style-name="ce18" table:formula="of:=[.$O60]+[.$M$3]*MAX([.AC55:.AC59])" office:value-type="float" office:value="0.00100010001" calcext:value-type="float">
            <text:p>0.0010001</text:p>
          </table:table-cell>
          <table:table-cell table:style-name="ce18" table:formula="of:=[.$O60]+[.$M$3]*MAX([.AD55:.AD59])" office:value-type="float" office:value="0.00100010001" calcext:value-type="float">
            <text:p>0.0010001</text:p>
          </table:table-cell>
          <table:table-cell table:style-name="ce18" table:formula="of:=[.$O60]+[.$M$3]*MAX([.AE55:.AE59])" office:value-type="float" office:value="0.001000100010001" calcext:value-type="float">
            <text:p>0.0010001</text:p>
          </table:table-cell>
          <table:table-cell table:style-name="ce18" table:formula="of:=[.$O60]+[.$M$3]*MAX([.AF55:.AF59])" office:value-type="float" office:value="0.001000100010001" calcext:value-type="float">
            <text:p>0.0010001</text:p>
          </table:table-cell>
          <table:table-cell table:style-name="ce18" table:formula="of:=[.$O60]+[.$M$3]*MAX([.AG55:.AG59])" office:value-type="float" office:value="0.001000100010001" calcext:value-type="float">
            <text:p>0.0010001</text:p>
          </table:table-cell>
          <table:table-cell table:style-name="ce18" table:formula="of:=[.$O60]+[.$M$3]*MAX([.AH55:.AH59])" office:value-type="float" office:value="0.001000100010001" calcext:value-type="float">
            <text:p>0.0010001</text:p>
          </table:table-cell>
          <table:table-cell table:style-name="ce18" table:formula="of:=[.$O60]+[.$M$3]*MAX([.AI55:.AI59])" office:value-type="float" office:value="0.001000100010001" calcext:value-type="float">
            <text:p>0.0010001</text:p>
          </table:table-cell>
          <table:table-cell table:style-name="ce18" table:formula="of:=[.$O60]+[.$M$3]*MAX([.AJ55:.AJ59])" office:value-type="float" office:value="0.001000100010001" calcext:value-type="float">
            <text:p>0.0010001</text:p>
          </table:table-cell>
          <table:table-cell table:style-name="ce18" table:formula="of:=[.$O60]+[.$M$3]*MAX([.AK55:.AK59])" office:value-type="float" office:value="0.001000100010001" calcext:value-type="float">
            <text:p>0.0010001</text:p>
          </table:table-cell>
          <table:table-cell table:style-name="ce18" table:formula="of:=[.$O60]+[.$M$3]*MAX([.AL55:.AL59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1,1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RIGHT</text:p>
          </table:table-cell>
          <table:table-cell table:style-name="ce1"/>
          <table:table-cell table:style-name="ce7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(1,1)</text:p>
          </table:table-cell>
          <table:table-cell table:style-name="ce1" office:value-type="string" calcext:value-type="string">
            <text:p>RIGHT</text:p>
          </table:table-cell>
          <table:table-cell/>
          <table:table-cell table:number-columns-repeated="2" office:value-type="string" calcext:value-type="string">
            <text:p>(1,1)</text:p>
          </table:table-cell>
          <table:table-cell office:value-type="string" calcext:value-type="string">
            <text:p>RIGH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61]+[.$M$3]*MAX([.P60:.P64])" office:value-type="float" office:value="0" calcext:value-type="float">
            <text:p>0</text:p>
          </table:table-cell>
          <table:table-cell table:style-name="ce16" table:formula="of:=[.$O61]+[.$M$3]*MAX([.Q60:.Q64])" office:value-type="float" office:value="0" calcext:value-type="float">
            <text:p>0</text:p>
          </table:table-cell>
          <table:table-cell table:style-name="ce18" table:formula="of:=[.$O61]+[.$M$3]*MAX([.R60:.R64])" office:value-type="float" office:value="0" calcext:value-type="float">
            <text:p>0</text:p>
          </table:table-cell>
          <table:table-cell table:style-name="ce18" table:formula="of:=[.$O61]+[.$M$3]*MAX([.S60:.S64])" office:value-type="float" office:value="0" calcext:value-type="float">
            <text:p>0</text:p>
          </table:table-cell>
          <table:table-cell table:style-name="ce18" table:formula="of:=[.$O61]+[.$M$3]*MAX([.T60:.T64])" office:value-type="float" office:value="0.0001" calcext:value-type="float">
            <text:p>0.0001</text:p>
          </table:table-cell>
          <table:table-cell table:style-name="ce18" table:formula="of:=[.$O61]+[.$M$3]*MAX([.U60:.U64])" office:value-type="float" office:value="0.0001" calcext:value-type="float">
            <text:p>0.0001</text:p>
          </table:table-cell>
          <table:table-cell table:style-name="ce18" table:formula="of:=[.$O61]+[.$M$3]*MAX([.V60:.V64])" office:value-type="float" office:value="0.0001" calcext:value-type="float">
            <text:p>0.0001</text:p>
          </table:table-cell>
          <table:table-cell table:style-name="ce18" table:formula="of:=[.$O61]+[.$M$3]*MAX([.W60:.W64])" office:value-type="float" office:value="0.0001" calcext:value-type="float">
            <text:p>0.0001</text:p>
          </table:table-cell>
          <table:table-cell table:style-name="ce18" table:formula="of:=[.$O61]+[.$M$3]*MAX([.X60:.X64])" office:value-type="float" office:value="0.00010001" calcext:value-type="float">
            <text:p>0.00010001</text:p>
          </table:table-cell>
          <table:table-cell table:style-name="ce18" table:formula="of:=[.$O61]+[.$M$3]*MAX([.Y60:.Y64])" office:value-type="float" office:value="0.00010001" calcext:value-type="float">
            <text:p>0.00010001</text:p>
          </table:table-cell>
          <table:table-cell table:style-name="ce18" table:formula="of:=[.$O61]+[.$M$3]*MAX([.Z60:.Z64])" office:value-type="float" office:value="0.00010001" calcext:value-type="float">
            <text:p>0.00010001</text:p>
          </table:table-cell>
          <table:table-cell table:style-name="ce18" table:formula="of:=[.$O61]+[.$M$3]*MAX([.AA60:.AA64])" office:value-type="float" office:value="0.00010001" calcext:value-type="float">
            <text:p>0.00010001</text:p>
          </table:table-cell>
          <table:table-cell table:style-name="ce18" table:formula="of:=[.$O61]+[.$M$3]*MAX([.AB60:.AB64])" office:value-type="float" office:value="0.000100010001" calcext:value-type="float">
            <text:p>0.00010001</text:p>
          </table:table-cell>
          <table:table-cell table:style-name="ce18" table:formula="of:=[.$O61]+[.$M$3]*MAX([.AC60:.AC64])" office:value-type="float" office:value="0.000100010001" calcext:value-type="float">
            <text:p>0.00010001</text:p>
          </table:table-cell>
          <table:table-cell table:style-name="ce18" table:formula="of:=[.$O61]+[.$M$3]*MAX([.AD60:.AD64])" office:value-type="float" office:value="0.000100010001" calcext:value-type="float">
            <text:p>0.00010001</text:p>
          </table:table-cell>
          <table:table-cell table:style-name="ce18" table:formula="of:=[.$O61]+[.$M$3]*MAX([.AE60:.AE64])" office:value-type="float" office:value="0.000100010001" calcext:value-type="float">
            <text:p>0.00010001</text:p>
          </table:table-cell>
          <table:table-cell table:style-name="ce18" table:formula="of:=[.$O61]+[.$M$3]*MAX([.AF60:.AF64])" office:value-type="float" office:value="0.0001000100010001" calcext:value-type="float">
            <text:p>0.00010001</text:p>
          </table:table-cell>
          <table:table-cell table:style-name="ce18" table:formula="of:=[.$O61]+[.$M$3]*MAX([.AG60:.AG64])" office:value-type="float" office:value="0.0001000100010001" calcext:value-type="float">
            <text:p>0.00010001</text:p>
          </table:table-cell>
          <table:table-cell table:style-name="ce18" table:formula="of:=[.$O61]+[.$M$3]*MAX([.AH60:.AH64])" office:value-type="float" office:value="0.0001000100010001" calcext:value-type="float">
            <text:p>0.00010001</text:p>
          </table:table-cell>
          <table:table-cell table:style-name="ce18" table:formula="of:=[.$O61]+[.$M$3]*MAX([.AI60:.AI64])" office:value-type="float" office:value="0.0001000100010001" calcext:value-type="float">
            <text:p>0.00010001</text:p>
          </table:table-cell>
          <table:table-cell table:style-name="ce18" table:formula="of:=[.$O61]+[.$M$3]*MAX([.AJ60:.AJ64])" office:value-type="float" office:value="0.0001000100010001" calcext:value-type="float">
            <text:p>0.00010001</text:p>
          </table:table-cell>
          <table:table-cell table:style-name="ce18" table:formula="of:=[.$O61]+[.$M$3]*MAX([.AK60:.AK64])" office:value-type="float" office:value="0.0001000100010001" calcext:value-type="float">
            <text:p>0.00010001</text:p>
          </table:table-cell>
          <table:table-cell table:style-name="ce18" table:formula="of:=[.$O61]+[.$M$3]*MAX([.AL60:.AL64])" office:value-type="float" office:value="0.0001000100010001" calcext:value-type="float">
            <text:p>0.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1,1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DOWN</text:p>
          </table:table-cell>
          <table:table-cell table:style-name="ce1"/>
          <table:table-cell table:style-name="ce8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(1,1)</text:p>
          </table:table-cell>
          <table:table-cell table:style-name="ce1" office:value-type="string" calcext:value-type="string">
            <text:p>DOWN</text:p>
          </table:table-cell>
          <table:table-cell/>
          <table:table-cell table:number-columns-repeated="2" office:value-type="string" calcext:value-type="string">
            <text:p>(1,1)</text:p>
          </table:table-cell>
          <table:table-cell office:value-type="string" calcext:value-type="string">
            <text:p>DOW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62]+[.$M$3]*MAX([.P60:.P64])" office:value-type="float" office:value="0" calcext:value-type="float">
            <text:p>0</text:p>
          </table:table-cell>
          <table:table-cell table:style-name="ce16" table:formula="of:=[.$O62]+[.$M$3]*MAX([.Q60:.Q64])" office:value-type="float" office:value="0" calcext:value-type="float">
            <text:p>0</text:p>
          </table:table-cell>
          <table:table-cell table:style-name="ce18" table:formula="of:=[.$O62]+[.$M$3]*MAX([.R60:.R64])" office:value-type="float" office:value="0" calcext:value-type="float">
            <text:p>0</text:p>
          </table:table-cell>
          <table:table-cell table:style-name="ce18" table:formula="of:=[.$O62]+[.$M$3]*MAX([.S60:.S64])" office:value-type="float" office:value="0" calcext:value-type="float">
            <text:p>0</text:p>
          </table:table-cell>
          <table:table-cell table:style-name="ce18" table:formula="of:=[.$O62]+[.$M$3]*MAX([.T60:.T64])" office:value-type="float" office:value="0.0001" calcext:value-type="float">
            <text:p>0.0001</text:p>
          </table:table-cell>
          <table:table-cell table:style-name="ce18" table:formula="of:=[.$O62]+[.$M$3]*MAX([.U60:.U64])" office:value-type="float" office:value="0.0001" calcext:value-type="float">
            <text:p>0.0001</text:p>
          </table:table-cell>
          <table:table-cell table:style-name="ce18" table:formula="of:=[.$O62]+[.$M$3]*MAX([.V60:.V64])" office:value-type="float" office:value="0.0001" calcext:value-type="float">
            <text:p>0.0001</text:p>
          </table:table-cell>
          <table:table-cell table:style-name="ce18" table:formula="of:=[.$O62]+[.$M$3]*MAX([.W60:.W64])" office:value-type="float" office:value="0.0001" calcext:value-type="float">
            <text:p>0.0001</text:p>
          </table:table-cell>
          <table:table-cell table:style-name="ce18" table:formula="of:=[.$O62]+[.$M$3]*MAX([.X60:.X64])" office:value-type="float" office:value="0.00010001" calcext:value-type="float">
            <text:p>0.00010001</text:p>
          </table:table-cell>
          <table:table-cell table:style-name="ce18" table:formula="of:=[.$O62]+[.$M$3]*MAX([.Y60:.Y64])" office:value-type="float" office:value="0.00010001" calcext:value-type="float">
            <text:p>0.00010001</text:p>
          </table:table-cell>
          <table:table-cell table:style-name="ce18" table:formula="of:=[.$O62]+[.$M$3]*MAX([.Z60:.Z64])" office:value-type="float" office:value="0.00010001" calcext:value-type="float">
            <text:p>0.00010001</text:p>
          </table:table-cell>
          <table:table-cell table:style-name="ce18" table:formula="of:=[.$O62]+[.$M$3]*MAX([.AA60:.AA64])" office:value-type="float" office:value="0.00010001" calcext:value-type="float">
            <text:p>0.00010001</text:p>
          </table:table-cell>
          <table:table-cell table:style-name="ce18" table:formula="of:=[.$O62]+[.$M$3]*MAX([.AB60:.AB64])" office:value-type="float" office:value="0.000100010001" calcext:value-type="float">
            <text:p>0.00010001</text:p>
          </table:table-cell>
          <table:table-cell table:style-name="ce18" table:formula="of:=[.$O62]+[.$M$3]*MAX([.AC60:.AC64])" office:value-type="float" office:value="0.000100010001" calcext:value-type="float">
            <text:p>0.00010001</text:p>
          </table:table-cell>
          <table:table-cell table:style-name="ce18" table:formula="of:=[.$O62]+[.$M$3]*MAX([.AD60:.AD64])" office:value-type="float" office:value="0.000100010001" calcext:value-type="float">
            <text:p>0.00010001</text:p>
          </table:table-cell>
          <table:table-cell table:style-name="ce18" table:formula="of:=[.$O62]+[.$M$3]*MAX([.AE60:.AE64])" office:value-type="float" office:value="0.000100010001" calcext:value-type="float">
            <text:p>0.00010001</text:p>
          </table:table-cell>
          <table:table-cell table:style-name="ce18" table:formula="of:=[.$O62]+[.$M$3]*MAX([.AF60:.AF64])" office:value-type="float" office:value="0.0001000100010001" calcext:value-type="float">
            <text:p>0.00010001</text:p>
          </table:table-cell>
          <table:table-cell table:style-name="ce18" table:formula="of:=[.$O62]+[.$M$3]*MAX([.AG60:.AG64])" office:value-type="float" office:value="0.0001000100010001" calcext:value-type="float">
            <text:p>0.00010001</text:p>
          </table:table-cell>
          <table:table-cell table:style-name="ce18" table:formula="of:=[.$O62]+[.$M$3]*MAX([.AH60:.AH64])" office:value-type="float" office:value="0.0001000100010001" calcext:value-type="float">
            <text:p>0.00010001</text:p>
          </table:table-cell>
          <table:table-cell table:style-name="ce18" table:formula="of:=[.$O62]+[.$M$3]*MAX([.AI60:.AI64])" office:value-type="float" office:value="0.0001000100010001" calcext:value-type="float">
            <text:p>0.00010001</text:p>
          </table:table-cell>
          <table:table-cell table:style-name="ce18" table:formula="of:=[.$O62]+[.$M$3]*MAX([.AJ60:.AJ64])" office:value-type="float" office:value="0.0001000100010001" calcext:value-type="float">
            <text:p>0.00010001</text:p>
          </table:table-cell>
          <table:table-cell table:style-name="ce18" table:formula="of:=[.$O62]+[.$M$3]*MAX([.AK60:.AK64])" office:value-type="float" office:value="0.0001000100010001" calcext:value-type="float">
            <text:p>0.00010001</text:p>
          </table:table-cell>
          <table:table-cell table:style-name="ce18" table:formula="of:=[.$O62]+[.$M$3]*MAX([.AL60:.AL64])" office:value-type="float" office:value="0.0001000100010001" calcext:value-type="float">
            <text:p>0.00010001</text:p>
          </table:table-cell>
          <table:table-cell table:number-columns-repeated="963"/>
        </table:table-row>
        <table:table-row table:style-name="ro2">
          <table:table-cell table:style-name="Default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1,1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LEFT</text:p>
          </table:table-cell>
          <table:table-cell table:style-name="ce1"/>
          <table:table-cell table:style-name="ce7" office:value-type="float" office:value="0.001" calcext:value-type="float">
            <text:p>0.001</text:p>
          </table:table-cell>
          <table:table-cell table:number-columns-repeated="2" table:style-name="ce1" office:value-type="string" calcext:value-type="string">
            <text:p>(1,1)</text:p>
          </table:table-cell>
          <table:table-cell table:style-name="ce1" office:value-type="string" calcext:value-type="string">
            <text:p>LEFT</text:p>
          </table:table-cell>
          <table:table-cell/>
          <table:table-cell table:number-columns-repeated="2" office:value-type="string" calcext:value-type="string">
            <text:p>(1,1)</text:p>
          </table:table-cell>
          <table:table-cell office:value-type="string" calcext:value-type="string">
            <text:p>LEFT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$O63]+[.$M$3]*MAX([.P50:.P54])" office:value-type="float" office:value="0" calcext:value-type="float">
            <text:p>0</text:p>
          </table:table-cell>
          <table:table-cell table:style-name="ce16" table:formula="of:=[.$O63]+[.$M$3]*MAX([.Q50:.Q54])" office:value-type="float" office:value="0" calcext:value-type="float">
            <text:p>0</text:p>
          </table:table-cell>
          <table:table-cell table:style-name="ce18" table:formula="of:=[.$O63]+[.$M$3]*MAX([.R50:.R54])" office:value-type="float" office:value="0" calcext:value-type="float">
            <text:p>0</text:p>
          </table:table-cell>
          <table:table-cell table:style-name="ce18" table:formula="of:=[.$O63]+[.$M$3]*MAX([.S50:.S54])" office:value-type="float" office:value="0.001" calcext:value-type="float">
            <text:p>0.001</text:p>
          </table:table-cell>
          <table:table-cell table:style-name="ce18" table:formula="of:=[.$O63]+[.$M$3]*MAX([.T50:.T54])" office:value-type="float" office:value="0.001" calcext:value-type="float">
            <text:p>0.001</text:p>
          </table:table-cell>
          <table:table-cell table:style-name="ce18" table:formula="of:=[.$O63]+[.$M$3]*MAX([.U50:.U54])" office:value-type="float" office:value="0.001" calcext:value-type="float">
            <text:p>0.001</text:p>
          </table:table-cell>
          <table:table-cell table:style-name="ce18" table:formula="of:=[.$O63]+[.$M$3]*MAX([.V50:.V54])" office:value-type="float" office:value="0.001" calcext:value-type="float">
            <text:p>0.001</text:p>
          </table:table-cell>
          <table:table-cell table:style-name="ce18" table:formula="of:=[.$O63]+[.$M$3]*MAX([.W50:.W54])" office:value-type="float" office:value="0.0010001" calcext:value-type="float">
            <text:p>0.0010001</text:p>
          </table:table-cell>
          <table:table-cell table:style-name="ce18" table:formula="of:=[.$O63]+[.$M$3]*MAX([.X50:.X54])" office:value-type="float" office:value="0.0010001" calcext:value-type="float">
            <text:p>0.0010001</text:p>
          </table:table-cell>
          <table:table-cell table:style-name="ce18" table:formula="of:=[.$O63]+[.$M$3]*MAX([.Y50:.Y54])" office:value-type="float" office:value="0.0010001" calcext:value-type="float">
            <text:p>0.0010001</text:p>
          </table:table-cell>
          <table:table-cell table:style-name="ce18" table:formula="of:=[.$O63]+[.$M$3]*MAX([.Z50:.Z54])" office:value-type="float" office:value="0.0010001" calcext:value-type="float">
            <text:p>0.0010001</text:p>
          </table:table-cell>
          <table:table-cell table:style-name="ce18" table:formula="of:=[.$O63]+[.$M$3]*MAX([.AA50:.AA54])" office:value-type="float" office:value="0.00100010001" calcext:value-type="float">
            <text:p>0.0010001</text:p>
          </table:table-cell>
          <table:table-cell table:style-name="ce18" table:formula="of:=[.$O63]+[.$M$3]*MAX([.AB50:.AB54])" office:value-type="float" office:value="0.00100010001" calcext:value-type="float">
            <text:p>0.0010001</text:p>
          </table:table-cell>
          <table:table-cell table:style-name="ce18" table:formula="of:=[.$O63]+[.$M$3]*MAX([.AC50:.AC54])" office:value-type="float" office:value="0.00100010001" calcext:value-type="float">
            <text:p>0.0010001</text:p>
          </table:table-cell>
          <table:table-cell table:style-name="ce18" table:formula="of:=[.$O63]+[.$M$3]*MAX([.AD50:.AD54])" office:value-type="float" office:value="0.00100010001" calcext:value-type="float">
            <text:p>0.0010001</text:p>
          </table:table-cell>
          <table:table-cell table:style-name="ce18" table:formula="of:=[.$O63]+[.$M$3]*MAX([.AE50:.AE54])" office:value-type="float" office:value="0.001000100010001" calcext:value-type="float">
            <text:p>0.0010001</text:p>
          </table:table-cell>
          <table:table-cell table:style-name="ce18" table:formula="of:=[.$O63]+[.$M$3]*MAX([.AF50:.AF54])" office:value-type="float" office:value="0.001000100010001" calcext:value-type="float">
            <text:p>0.0010001</text:p>
          </table:table-cell>
          <table:table-cell table:style-name="ce18" table:formula="of:=[.$O63]+[.$M$3]*MAX([.AG50:.AG54])" office:value-type="float" office:value="0.001000100010001" calcext:value-type="float">
            <text:p>0.0010001</text:p>
          </table:table-cell>
          <table:table-cell table:style-name="ce18" table:formula="of:=[.$O63]+[.$M$3]*MAX([.AH50:.AH54])" office:value-type="float" office:value="0.001000100010001" calcext:value-type="float">
            <text:p>0.0010001</text:p>
          </table:table-cell>
          <table:table-cell table:style-name="ce18" table:formula="of:=[.$O63]+[.$M$3]*MAX([.AI50:.AI54])" office:value-type="float" office:value="0.001000100010001" calcext:value-type="float">
            <text:p>0.0010001</text:p>
          </table:table-cell>
          <table:table-cell table:style-name="ce18" table:formula="of:=[.$O63]+[.$M$3]*MAX([.AJ50:.AJ54])" office:value-type="float" office:value="0.001000100010001" calcext:value-type="float">
            <text:p>0.0010001</text:p>
          </table:table-cell>
          <table:table-cell table:style-name="ce18" table:formula="of:=[.$O63]+[.$M$3]*MAX([.AK50:.AK54])" office:value-type="float" office:value="0.001000100010001" calcext:value-type="float">
            <text:p>0.0010001</text:p>
          </table:table-cell>
          <table:table-cell table:style-name="ce18" table:formula="of:=[.$O63]+[.$M$3]*MAX([.AL50:.AL54])" office:value-type="float" office:value="0.001000100010001" calcext:value-type="float">
            <text:p>0.0010001</text:p>
          </table:table-cell>
          <table:table-cell table:number-columns-repeated="963"/>
        </table:table-row>
        <table:table-row table:style-name="ro2">
          <table:table-cell table:style-name="ce3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(1,1)</text:p>
          </table:table-cell>
          <table:table-cell table:style-name="ce1" office:value-type="string" calcext:value-type="string">
            <text:p>(1,1)</text:p>
          </table:table-cell>
          <table:table-cell table:style-name="ce2" office:value-type="string" calcext:value-type="string">
            <text:p>STAY</text:p>
          </table:table-cell>
          <table:table-cell table:style-name="ce2"/>
          <table:table-cell table:style-name="ce7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(1,1)</text:p>
          </table:table-cell>
          <table:table-cell table:style-name="ce2" office:value-type="string" calcext:value-type="string">
            <text:p>STAY</text:p>
          </table:table-cell>
          <table:table-cell table:style-name="ce3"/>
          <table:table-cell table:number-columns-repeated="2" table:style-name="ce3" office:value-type="string" calcext:value-type="string">
            <text:p>(1,1)</text:p>
          </table:table-cell>
          <table:table-cell table:style-name="ce3" office:value-type="string" calcext:value-type="string">
            <text:p>STAY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table:formula="of:=[.$O64]+[.$M$3]*MAX([.P60:.P64])" office:value-type="float" office:value="0" calcext:value-type="float">
            <text:p>0</text:p>
          </table:table-cell>
          <table:table-cell table:style-name="ce17" table:formula="of:=[.$O64]+[.$M$3]*MAX([.Q60:.Q64])" office:value-type="float" office:value="0" calcext:value-type="float">
            <text:p>0</text:p>
          </table:table-cell>
          <table:table-cell table:style-name="ce19" table:formula="of:=[.$O64]+[.$M$3]*MAX([.R60:.R64])" office:value-type="float" office:value="0" calcext:value-type="float">
            <text:p>0</text:p>
          </table:table-cell>
          <table:table-cell table:style-name="ce19" table:formula="of:=[.$O64]+[.$M$3]*MAX([.S60:.S64])" office:value-type="float" office:value="0" calcext:value-type="float">
            <text:p>0</text:p>
          </table:table-cell>
          <table:table-cell table:style-name="ce19" table:formula="of:=[.$O64]+[.$M$3]*MAX([.T60:.T64])" office:value-type="float" office:value="0.0001" calcext:value-type="float">
            <text:p>0.0001</text:p>
          </table:table-cell>
          <table:table-cell table:style-name="ce19" table:formula="of:=[.$O64]+[.$M$3]*MAX([.U60:.U64])" office:value-type="float" office:value="0.0001" calcext:value-type="float">
            <text:p>0.0001</text:p>
          </table:table-cell>
          <table:table-cell table:style-name="ce19" table:formula="of:=[.$O64]+[.$M$3]*MAX([.V60:.V64])" office:value-type="float" office:value="0.0001" calcext:value-type="float">
            <text:p>0.0001</text:p>
          </table:table-cell>
          <table:table-cell table:style-name="ce19" table:formula="of:=[.$O64]+[.$M$3]*MAX([.W60:.W64])" office:value-type="float" office:value="0.0001" calcext:value-type="float">
            <text:p>0.0001</text:p>
          </table:table-cell>
          <table:table-cell table:style-name="ce19" table:formula="of:=[.$O64]+[.$M$3]*MAX([.X60:.X64])" office:value-type="float" office:value="0.00010001" calcext:value-type="float">
            <text:p>0.00010001</text:p>
          </table:table-cell>
          <table:table-cell table:style-name="ce19" table:formula="of:=[.$O64]+[.$M$3]*MAX([.Y60:.Y64])" office:value-type="float" office:value="0.00010001" calcext:value-type="float">
            <text:p>0.00010001</text:p>
          </table:table-cell>
          <table:table-cell table:style-name="ce19" table:formula="of:=[.$O64]+[.$M$3]*MAX([.Z60:.Z64])" office:value-type="float" office:value="0.00010001" calcext:value-type="float">
            <text:p>0.00010001</text:p>
          </table:table-cell>
          <table:table-cell table:style-name="ce19" table:formula="of:=[.$O64]+[.$M$3]*MAX([.AA60:.AA64])" office:value-type="float" office:value="0.00010001" calcext:value-type="float">
            <text:p>0.00010001</text:p>
          </table:table-cell>
          <table:table-cell table:style-name="ce19" table:formula="of:=[.$O64]+[.$M$3]*MAX([.AB60:.AB64])" office:value-type="float" office:value="0.000100010001" calcext:value-type="float">
            <text:p>0.00010001</text:p>
          </table:table-cell>
          <table:table-cell table:style-name="ce19" table:formula="of:=[.$O64]+[.$M$3]*MAX([.AC60:.AC64])" office:value-type="float" office:value="0.000100010001" calcext:value-type="float">
            <text:p>0.00010001</text:p>
          </table:table-cell>
          <table:table-cell table:style-name="ce19" table:formula="of:=[.$O64]+[.$M$3]*MAX([.AD60:.AD64])" office:value-type="float" office:value="0.000100010001" calcext:value-type="float">
            <text:p>0.00010001</text:p>
          </table:table-cell>
          <table:table-cell table:style-name="ce19" table:formula="of:=[.$O64]+[.$M$3]*MAX([.AE60:.AE64])" office:value-type="float" office:value="0.000100010001" calcext:value-type="float">
            <text:p>0.00010001</text:p>
          </table:table-cell>
          <table:table-cell table:style-name="ce19" table:formula="of:=[.$O64]+[.$M$3]*MAX([.AF60:.AF64])" office:value-type="float" office:value="0.0001000100010001" calcext:value-type="float">
            <text:p>0.00010001</text:p>
          </table:table-cell>
          <table:table-cell table:style-name="ce19" table:formula="of:=[.$O64]+[.$M$3]*MAX([.AG60:.AG64])" office:value-type="float" office:value="0.0001000100010001" calcext:value-type="float">
            <text:p>0.00010001</text:p>
          </table:table-cell>
          <table:table-cell table:style-name="ce19" table:formula="of:=[.$O64]+[.$M$3]*MAX([.AH60:.AH64])" office:value-type="float" office:value="0.0001000100010001" calcext:value-type="float">
            <text:p>0.00010001</text:p>
          </table:table-cell>
          <table:table-cell table:style-name="ce19" table:formula="of:=[.$O64]+[.$M$3]*MAX([.AI60:.AI64])" office:value-type="float" office:value="0.0001000100010001" calcext:value-type="float">
            <text:p>0.00010001</text:p>
          </table:table-cell>
          <table:table-cell table:style-name="ce19" table:formula="of:=[.$O64]+[.$M$3]*MAX([.AJ60:.AJ64])" office:value-type="float" office:value="0.0001000100010001" calcext:value-type="float">
            <text:p>0.00010001</text:p>
          </table:table-cell>
          <table:table-cell table:style-name="ce19" table:formula="of:=[.$O64]+[.$M$3]*MAX([.AK60:.AK64])" office:value-type="float" office:value="0.0001000100010001" calcext:value-type="float">
            <text:p>0.00010001</text:p>
          </table:table-cell>
          <table:table-cell table:style-name="ce19" table:formula="of:=[.$O64]+[.$M$3]*MAX([.AL60:.AL64])" office:value-type="float" office:value="0.0001000100010001" calcext:value-type="float">
            <text:p>0.00010001</text:p>
          </table:table-cell>
          <table:table-cell table:style-name="ce3" table:number-columns-repeated="960"/>
          <table:table-cell table:number-columns-repeated="3"/>
        </table:table-row>
        <table:table-row table:style-name="ro1" table:number-rows-repeated="3">
          <table:table-cell table:number-columns-repeated="1002"/>
        </table:table-row>
        <table:table-row table:style-name="ro1" table:number-rows-repeated="24">
          <table:table-cell table:number-columns-repeated="11"/>
          <table:table-cell table:style-name="ce9"/>
          <table:table-cell table:number-columns-repeated="2"/>
          <table:table-cell table:style-name="Default" table:number-columns-repeated="2"/>
          <table:table-cell table:number-columns-repeated="12"/>
          <table:table-cell table:style-name="ce15"/>
          <table:table-cell table:number-columns-repeated="973"/>
        </table:table-row>
        <table:table-row table:style-name="ro1" table:number-rows-repeated="36">
          <table:table-cell table:number-columns-repeated="11"/>
          <table:table-cell table:style-name="ce10"/>
          <table:table-cell table:number-columns-repeated="2"/>
          <table:table-cell table:style-name="Default" table:number-columns-repeated="2"/>
          <table:table-cell table:number-columns-repeated="12"/>
          <table:table-cell table:style-name="ce15"/>
          <table:table-cell table:number-columns-repeated="973"/>
        </table:table-row>
        <table:table-row table:style-name="ro1" table:number-rows-repeated="1048448">
          <table:table-cell table:number-columns-repeated="1002"/>
        </table:table-row>
        <table:table-row table:style-name="ro1">
          <table:table-cell table:number-columns-repeated="1002"/>
        </table:table-row>
        <calcext:conditional-formats>
          <calcext:conditional-format calcext:target-range-address="Sheet1.S5:Sheet1.AM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D5:Sheet1.D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B5:Sheet1.B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O5:Sheet1.R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G5:Sheet1.G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G5:Sheet1.J64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12:40:20.733634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00:57:35.875910162</meta:creation-date>
    <dc:date>2014-06-27T15:08:18.470395790</dc:date>
    <meta:editing-duration>P1DT13H47M53S</meta:editing-duration>
    <meta:editing-cycles>38</meta:editing-cycles>
    <meta:generator>LibreOffice/4.2.5.2$Linux_X86_64 LibreOffice_project/420m0$Build-2</meta:generator>
    <meta:document-statistic meta:table-count="1" meta:cell-count="2176" meta:object-count="0"/>
  </office:meta>
</office:document-meta>
</file>